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drawing-page" style:name="a1285">
      <style:drawing-page-properties draw:fill="gradient" draw:fill-gradient-name="a1284"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parent-style-name="Graphics">
      <style:graphic-properties draw:fill="none" fo:clip="rect(0in, 0in, 0in, 0in)" draw:stroke="non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89">
      <style:graphic-properties draw:fill="none" draw:stroke="non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entury"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595959" style:text-line-through-type="none" style:text-line-through-style="none" style:text-line-through-width="auto" style:text-line-through-color="font-color" style:text-position="0% 100%" fo:font-family="Century"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405">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595959" style:text-line-through-type="none" style:text-line-through-style="none" style:text-line-through-width="auto" style:text-line-through-color="font-color" style:text-position="0% 100%" fo:font-family="Century"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parent-style-name="Graphics">
      <style:graphic-properties draw:fill="none" draw:stroke="solid" svg:stroke-width="0.08333in" svg:stroke-color="#c00000" svg:stroke-opacity="100%" draw:stroke-linejoin="miter" svg:stroke-linecap="butt"/>
    </style:style>
    <style:style style:family="paragraph" style:name="a1137">
      <style:paragraph-properties fo:line-height="80%" fo:text-align="left" style:tab-stop-distance="0.5in" fo:margin-left="0.81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293" style:parent-style-name="Graphics">
      <style:graphic-properties draw:fill="none" fo:clip="rect(0in, 0in, 0in, 0in)" draw:stroke="non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1">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cc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drawing-page" style:name="a1411">
      <style:drawing-page-properties draw:fill="gradient" draw:fill-gradient-name="a141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cc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80%" fo:text-align="left" style:tab-stop-distance="0.5in" fo:margin-left="1.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15" style:parent-style-name="Graphics">
      <style:graphic-properties draw:fill="none" fo:clip="rect(0in, 0in, 0in, 0in)" draw:stroke="none"/>
    </style:style>
    <style:style style:family="graphic" style:name="a1143" style:parent-style-name="Graphics">
      <style:graphic-properties draw:fill="none" fo:clip="rect(0in, 0in, 0in, 0in)" draw:stroke="non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drawing-page" style:name="a1206">
      <style:drawing-page-properties draw:fill="gradient" draw:fill-gradient-name="a1205"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60">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361">
      <style:text-properties fo:font-variant="normal" fo:text-transform="none" fo:color="#cc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364">
      <style:text-properties fo:font-variant="normal" fo:text-transform="none" fo:color="#cc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parent-style-name="Graphics">
      <style:graphic-properties draw:fill="none" draw:stroke="none"/>
    </style:style>
    <style:style style:family="graphic" style:name="a1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0">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1369">
      <style:drawing-page-properties draw:fill="gradient" draw:fill-gradient-name="a1368"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5">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153">
      <style:paragraph-properties fo:line-height="100%" fo:text-align="left" style:tab-stop-distance="0.5in" fo:margin-left="1.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Corp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0.5in" fo:margin-left="0.81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parent-style-name="Graphics">
      <style:graphic-properties draw:fill="none" draw:stroke="none"/>
    </style:style>
    <style:style style:family="graphic" style:name="a1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Corp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entury (Corp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Corp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1">
      <style:graphic-properties draw:fill="none" draw:stroke="non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375" style:parent-style-name="Graphics">
      <style:graphic-properties draw:fill="none" fo:clip="rect(0in, 0in, 0in, 0in)" draw:stroke="non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3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4">
      <style:drawing-page-properties draw:fill="gradient" draw:fill-gradient-name="a1433"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5">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5">
      <style:drawing-page-properties draw:fill="gradient" draw:fill-gradient-name="a1164"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0">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Corp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23">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385">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entury"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9">
      <style:drawing-page-properties draw:fill="gradient" draw:fill-gradient-name="a1388"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72">
      <style:paragraph-properties fo:line-height="2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2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8">
      <style:paragraph-properties fo:line-height="2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235" style:parent-style-name="Graphics">
      <style:graphic-properties draw:fill="none" fo:clip="rect(0in, 0in, 0in, 0in)" draw:stroke="non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91">
      <style:graphic-properties draw:fill="none" draw:stroke="non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395" style:parent-style-name="Graphics">
      <style:graphic-properties draw:fill="none" fo:clip="rect(0in, 0in, 0in, 0in)" draw:stroke="non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2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2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5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2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404040" style:text-line-through-type="none" style:text-line-through-style="none" style:text-line-through-width="auto" style:text-line-through-color="font-color" style:text-position="0% 100%" fo:font-family="Century"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resentation" style:name="a1246">
      <style:graphic-properties draw:fill="none" draw:stroke="solid" svg:stroke-width="0.01389in" svg:stroke-color="#000000" svg:stroke-opacity="100%"/>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4">
      <style:drawing-page-properties draw:fill="gradient" draw:fill-gradient-name="a1303"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05">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8">
      <style:graphic-properties draw:fill="none" draw:stroke="non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404040" style:text-line-through-type="none" style:text-line-through-style="none" style:text-line-through-width="auto" style:text-line-through-color="font-color" style:text-position="0% 100%" fo:font-family="Century"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466">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195" style:parent-style-name="Graphics">
      <style:graphic-properties draw:fill="none" fo:clip="rect(0in, 0in, 0in, 0in)" draw:stroke="none"/>
    </style:style>
    <style:style style:family="graphic" style:name="a1467" style:parent-style-name="Graphics">
      <style:graphic-properties draw:fill="none" fo:clip="rect(0in, 0in, 0in, 0in)" draw:stroke="non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53">
      <style:drawing-page-properties draw:fill="gradient" draw:fill-gradient-name="a1252"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1">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258">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parent-style-name="Graphics">
      <style:graphic-properties draw:fill="none" fo:clip="rect(0in, 0in, 0in, 0in)" draw:stroke="non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8">
      <style:drawing-page-properties draw:fill="gradient" draw:fill-gradient-name="a1477"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261">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entury"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05in" fo:padding-bottom="0.05in" fo:padding-left="0.1in" fo:padding-right="0.1in" draw:textarea-vertical-align="middle" draw:textarea-horizontal-align="center" draw:fill="solid" draw:fill-color="#ff33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267">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262626" style:text-line-through-type="none" style:text-line-through-style="none" style:text-line-through-width="auto" style:text-line-through-color="font-color" style:text-position="0% 100%" fo:font-family="Lucida Console"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cc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327">
      <style:text-properties fo:font-variant="normal" fo:text-transform="none" fo:color="#cc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mbria" fo:font-size="0.61111in" style:font-size-asian="0.61111in" style:font-size-complex="0.61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273" style:parent-style-name="Graphics">
      <style:graphic-properties draw:fill="none" fo:clip="rect(0in, 0in, 0in, 0in)" draw:stroke="non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cc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Franklin Gothic Medium"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32">
      <style:graphic-properties fo:wrap-option="wrap" fo:padding-top="0.05in" fo:padding-bottom="0.05in" fo:padding-left="0.1in" fo:padding-right="0.1in" draw:textarea-vertical-align="middle" draw:textarea-horizontal-align="center" draw:fill="solid" draw:fill-color="#cc0000"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parent-style-name="Graphics">
      <style:graphic-properties draw:fill="none" draw:stroke="none"/>
    </style:style>
    <style:style style:family="graphic" style:name="a1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gradient" draw:fill-gradient-name="a1334"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7">
      <style:graphic-properties draw:fill="none" draw:stroke="non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7">
      <style:drawing-page-properties draw:fill="gradient" draw:fill-gradient-name="a1126"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6">
      <text:list-level-style-bullet text:level="1" text:bullet-char="q">
        <style:list-level-properties text:space-before="0in" text:min-label-width="0.3125in"/>
        <style:text-properties fo:color="#cc0000" fo:font-family="Wingdings" style:font-pitch="variable" fo:font-size="100%"/>
      </text:list-level-style-bullet>
      <text:list-level-style-bullet text:level="2" text:bullet-char="q">
        <style:list-level-properties text:space-before="0.5in" text:min-label-width="0.3125in"/>
        <style:text-properties fo:color="#cc0000" fo:font-family="Wingdings" style:font-pitch="variable" fo:font-size="100%"/>
      </text:list-level-style-bullet>
      <text:list-level-style-bullet text:level="3" text:bullet-char="q">
        <style:list-level-properties text:space-before="1in" text:min-label-width="0.3125in"/>
        <style:text-properties fo:color="#cc0000" fo:font-family="Wingdings" style:font-pitch="variable" fo:font-size="100%"/>
      </text:list-level-style-bullet>
      <text:list-level-style-bullet text:level="4" text:bullet-char="q">
        <style:list-level-properties text:space-before="1.5in" text:min-label-width="0.3125in"/>
        <style:text-properties fo:color="#cc0000" fo:font-family="Wingdings" style:font-pitch="variable" fo:font-size="100%"/>
      </text:list-level-style-bullet>
      <text:list-level-style-bullet text:level="5" text:bullet-char="q">
        <style:list-level-properties text:space-before="2in" text:min-label-width="0.3125in"/>
        <style:text-properties fo:color="#cc0000" fo:font-family="Wingdings" style:font-pitch="variable" fo:font-size="100%"/>
      </text:list-level-style-bullet>
      <text:list-level-style-bullet text:level="6" text:bullet-char="q">
        <style:list-level-properties text:space-before="2.5in" text:min-label-width="0.3125in"/>
        <style:text-properties fo:color="#cc0000" fo:font-family="Wingdings" style:font-pitch="variable" fo:font-size="100%"/>
      </text:list-level-style-bullet>
      <text:list-level-style-bullet text:level="7" text:bullet-char="q">
        <style:list-level-properties text:space-before="3in" text:min-label-width="0.3125in"/>
        <style:text-properties fo:color="#cc0000" fo:font-family="Wingdings" style:font-pitch="variable" fo:font-size="100%"/>
      </text:list-level-style-bullet>
      <text:list-level-style-bullet text:level="8" text:bullet-char="q">
        <style:list-level-properties text:space-before="3.5in" text:min-label-width="0.3125in"/>
        <style:text-properties fo:color="#cc0000" fo:font-family="Wingdings" style:font-pitch="variable" fo:font-size="100%"/>
      </text:list-level-style-bullet>
      <text:list-level-style-bullet text:level="9" text:bullet-char="q">
        <style:list-level-properties text:space-before="4in" text:min-label-width="0.3125in"/>
        <style:text-properties fo:color="#cc0000" fo:font-family="Wingdings" style:font-pitch="variable" fo:font-size="100%"/>
      </text:list-level-style-bullet>
    </text:list-style>
    <text:list-style style:name="a1179">
      <text:list-level-style-bullet text:level="1" text:bullet-char="q">
        <style:list-level-properties text:space-before="0in" text:min-label-width="0.3125in"/>
        <style:text-properties fo:color="#cc0000" fo:font-family="Wingdings" style:font-pitch="variable" fo:font-size="100%"/>
      </text:list-level-style-bullet>
      <text:list-level-style-bullet text:level="2" text:bullet-char="q">
        <style:list-level-properties text:space-before="0.5in" text:min-label-width="0.3125in"/>
        <style:text-properties fo:color="#cc0000" fo:font-family="Wingdings" style:font-pitch="variable" fo:font-size="100%"/>
      </text:list-level-style-bullet>
      <text:list-level-style-bullet text:level="3" text:bullet-char="q">
        <style:list-level-properties text:space-before="1in" text:min-label-width="0.3125in"/>
        <style:text-properties fo:color="#cc0000" fo:font-family="Wingdings" style:font-pitch="variable" fo:font-size="100%"/>
      </text:list-level-style-bullet>
      <text:list-level-style-bullet text:level="4" text:bullet-char="q">
        <style:list-level-properties text:space-before="1.5in" text:min-label-width="0.3125in"/>
        <style:text-properties fo:color="#cc0000" fo:font-family="Wingdings" style:font-pitch="variable" fo:font-size="100%"/>
      </text:list-level-style-bullet>
      <text:list-level-style-bullet text:level="5" text:bullet-char="q">
        <style:list-level-properties text:space-before="2in" text:min-label-width="0.3125in"/>
        <style:text-properties fo:color="#cc0000" fo:font-family="Wingdings" style:font-pitch="variable" fo:font-size="100%"/>
      </text:list-level-style-bullet>
      <text:list-level-style-bullet text:level="6" text:bullet-char="q">
        <style:list-level-properties text:space-before="2.5in" text:min-label-width="0.3125in"/>
        <style:text-properties fo:color="#cc0000" fo:font-family="Wingdings" style:font-pitch="variable" fo:font-size="100%"/>
      </text:list-level-style-bullet>
      <text:list-level-style-bullet text:level="7" text:bullet-char="q">
        <style:list-level-properties text:space-before="3in" text:min-label-width="0.3125in"/>
        <style:text-properties fo:color="#cc0000" fo:font-family="Wingdings" style:font-pitch="variable" fo:font-size="100%"/>
      </text:list-level-style-bullet>
      <text:list-level-style-bullet text:level="8" text:bullet-char="q">
        <style:list-level-properties text:space-before="3.5in" text:min-label-width="0.3125in"/>
        <style:text-properties fo:color="#cc0000" fo:font-family="Wingdings" style:font-pitch="variable" fo:font-size="100%"/>
      </text:list-level-style-bullet>
      <text:list-level-style-bullet text:level="9" text:bullet-char="q">
        <style:list-level-properties text:space-before="4in" text:min-label-width="0.3125in"/>
        <style:text-properties fo:color="#cc0000" fo:font-family="Wingdings" style:font-pitch="variable" fo:font-size="100%"/>
      </text:list-level-style-bullet>
    </text:list-style>
    <text:list-style style:name="a123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2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54">
      <text:list-level-style-bullet text:level="1" text:bullet-char="v">
        <style:list-level-properties text:space-before="0.3125in" text:min-label-width="0.3125in"/>
        <style:text-properties fo:color="#a53010" fo:font-family="Wingdings" style:font-pitch="variable" fo:font-size="109%"/>
      </text:list-level-style-bullet>
      <text:list-level-style-bullet text:level="2" text:bullet-char="v">
        <style:list-level-properties text:space-before="0.8125in" text:min-label-width="0.3125in"/>
        <style:text-properties fo:color="#a53010" fo:font-family="Wingdings" style:font-pitch="variable" fo:font-size="109%"/>
      </text:list-level-style-bullet>
      <text:list-level-style-bullet text:level="3" text:bullet-char="v">
        <style:list-level-properties text:space-before="1.3125in" text:min-label-width="0.3125in"/>
        <style:text-properties fo:color="#a53010" fo:font-family="Wingdings" style:font-pitch="variable" fo:font-size="109%"/>
      </text:list-level-style-bullet>
      <text:list-level-style-bullet text:level="4" text:bullet-char="v">
        <style:list-level-properties text:space-before="1.8125in" text:min-label-width="0.3125in"/>
        <style:text-properties fo:color="#a53010" fo:font-family="Wingdings" style:font-pitch="variable" fo:font-size="109%"/>
      </text:list-level-style-bullet>
      <text:list-level-style-bullet text:level="5" text:bullet-char="v">
        <style:list-level-properties text:space-before="2.3125in" text:min-label-width="0.3125in"/>
        <style:text-properties fo:color="#a53010" fo:font-family="Wingdings" style:font-pitch="variable" fo:font-size="109%"/>
      </text:list-level-style-bullet>
      <text:list-level-style-bullet text:level="6" text:bullet-char="v">
        <style:list-level-properties text:space-before="2.8125in" text:min-label-width="0.3125in"/>
        <style:text-properties fo:color="#a53010" fo:font-family="Wingdings" style:font-pitch="variable" fo:font-size="109%"/>
      </text:list-level-style-bullet>
      <text:list-level-style-bullet text:level="7" text:bullet-char="v">
        <style:list-level-properties text:space-before="3.3125in" text:min-label-width="0.3125in"/>
        <style:text-properties fo:color="#a53010" fo:font-family="Wingdings" style:font-pitch="variable" fo:font-size="109%"/>
      </text:list-level-style-bullet>
      <text:list-level-style-bullet text:level="8" text:bullet-char="v">
        <style:list-level-properties text:space-before="3.8125in" text:min-label-width="0.3125in"/>
        <style:text-properties fo:color="#a53010" fo:font-family="Wingdings" style:font-pitch="variable" fo:font-size="109%"/>
      </text:list-level-style-bullet>
      <text:list-level-style-bullet text:level="9" text:bullet-char="v">
        <style:list-level-properties text:space-before="4.3125in" text:min-label-width="0.3125in"/>
        <style:text-properties fo:color="#a53010" fo:font-family="Wingdings" style:font-pitch="variable" fo:font-size="109%"/>
      </text:list-level-style-bullet>
    </text:list-style>
    <text:list-style style:name="a122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57">
      <text:list-level-style-number text:level="1" style:num-format="">
        <style:list-level-properties text:space-before="0.3125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8125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12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4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41">
      <text:list-level-style-bullet text:level="1" text:bullet-char="v">
        <style:list-level-properties text:space-before="0in" text:min-label-width="0.3125in"/>
        <style:text-properties fo:color="#a53010" fo:font-family="Wingdings" style:font-pitch="variable" fo:font-size="109%"/>
      </text:list-level-style-bullet>
      <text:list-level-style-bullet text:level="2" text:bullet-char="v">
        <style:list-level-properties text:space-before="0.8125in" text:min-label-width="0.3125in"/>
        <style:text-properties fo:color="#a53010" fo:font-family="Wingdings" style:font-pitch="variable" fo:font-size="109%"/>
      </text:list-level-style-bullet>
      <text:list-level-style-bullet text:level="3" text:bullet-char="v">
        <style:list-level-properties text:space-before="1.25in" text:min-label-width="0.3125in"/>
        <style:text-properties fo:color="#a53010" fo:font-family="Wingdings" style:font-pitch="variable" fo:font-size="109%"/>
      </text:list-level-style-bullet>
      <text:list-level-style-bullet text:level="4" text:bullet-char="v">
        <style:list-level-properties text:space-before="1.75in" text:min-label-width="0.3125in"/>
        <style:text-properties fo:color="#a53010" fo:font-family="Wingdings" style:font-pitch="variable" fo:font-size="109%"/>
      </text:list-level-style-bullet>
      <text:list-level-style-bullet text:level="5" text:bullet-char="v">
        <style:list-level-properties text:space-before="2.25in" text:min-label-width="0.3125in"/>
        <style:text-properties fo:color="#a53010" fo:font-family="Wingdings" style:font-pitch="variable" fo:font-size="109%"/>
      </text:list-level-style-bullet>
      <text:list-level-style-bullet text:level="6" text:bullet-char="v">
        <style:list-level-properties text:space-before="2.75in" text:min-label-width="0.3125in"/>
        <style:text-properties fo:color="#a53010" fo:font-family="Wingdings" style:font-pitch="variable" fo:font-size="109%"/>
      </text:list-level-style-bullet>
      <text:list-level-style-bullet text:level="7" text:bullet-char="v">
        <style:list-level-properties text:space-before="3.25in" text:min-label-width="0.3125in"/>
        <style:text-properties fo:color="#a53010" fo:font-family="Wingdings" style:font-pitch="variable" fo:font-size="109%"/>
      </text:list-level-style-bullet>
      <text:list-level-style-bullet text:level="8" text:bullet-char="v">
        <style:list-level-properties text:space-before="3.75in" text:min-label-width="0.3125in"/>
        <style:text-properties fo:color="#a53010" fo:font-family="Wingdings" style:font-pitch="variable" fo:font-size="109%"/>
      </text:list-level-style-bullet>
      <text:list-level-style-bullet text:level="9" text:bullet-char="v">
        <style:list-level-properties text:space-before="4.25in" text:min-label-width="0.3125in"/>
        <style:text-properties fo:color="#a53010" fo:font-family="Wingdings" style:font-pitch="variable" fo:font-size="109%"/>
      </text:list-level-style-bullet>
    </text:list-style>
    <text:list-style style:name="a12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1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4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1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83">
      <text:list-level-style-bullet text:level="1" text:bullet-char="q">
        <style:list-level-properties text:space-before="0in" text:min-label-width="0.3125in"/>
        <style:text-properties fo:color="#cc0000" fo:font-family="Wingdings" style:font-pitch="variable" fo:font-size="100%"/>
      </text:list-level-style-bullet>
      <text:list-level-style-bullet text:level="2" text:bullet-char="q">
        <style:list-level-properties text:space-before="0.5in" text:min-label-width="0.3125in"/>
        <style:text-properties fo:color="#cc0000" fo:font-family="Wingdings" style:font-pitch="variable" fo:font-size="100%"/>
      </text:list-level-style-bullet>
      <text:list-level-style-bullet text:level="3" text:bullet-char="q">
        <style:list-level-properties text:space-before="1in" text:min-label-width="0.3125in"/>
        <style:text-properties fo:color="#cc0000" fo:font-family="Wingdings" style:font-pitch="variable" fo:font-size="100%"/>
      </text:list-level-style-bullet>
      <text:list-level-style-bullet text:level="4" text:bullet-char="q">
        <style:list-level-properties text:space-before="1.5in" text:min-label-width="0.3125in"/>
        <style:text-properties fo:color="#cc0000" fo:font-family="Wingdings" style:font-pitch="variable" fo:font-size="100%"/>
      </text:list-level-style-bullet>
      <text:list-level-style-bullet text:level="5" text:bullet-char="q">
        <style:list-level-properties text:space-before="2in" text:min-label-width="0.3125in"/>
        <style:text-properties fo:color="#cc0000" fo:font-family="Wingdings" style:font-pitch="variable" fo:font-size="100%"/>
      </text:list-level-style-bullet>
      <text:list-level-style-bullet text:level="6" text:bullet-char="q">
        <style:list-level-properties text:space-before="2.5in" text:min-label-width="0.3125in"/>
        <style:text-properties fo:color="#cc0000" fo:font-family="Wingdings" style:font-pitch="variable" fo:font-size="100%"/>
      </text:list-level-style-bullet>
      <text:list-level-style-bullet text:level="7" text:bullet-char="q">
        <style:list-level-properties text:space-before="3in" text:min-label-width="0.3125in"/>
        <style:text-properties fo:color="#cc0000" fo:font-family="Wingdings" style:font-pitch="variable" fo:font-size="100%"/>
      </text:list-level-style-bullet>
      <text:list-level-style-bullet text:level="8" text:bullet-char="q">
        <style:list-level-properties text:space-before="3.5in" text:min-label-width="0.3125in"/>
        <style:text-properties fo:color="#cc0000" fo:font-family="Wingdings" style:font-pitch="variable" fo:font-size="100%"/>
      </text:list-level-style-bullet>
      <text:list-level-style-bullet text:level="9" text:bullet-char="q">
        <style:list-level-properties text:space-before="4in" text:min-label-width="0.3125in"/>
        <style:text-properties fo:color="#cc0000" fo:font-family="Wingdings" style:font-pitch="variable" fo:font-size="100%"/>
      </text:list-level-style-bullet>
    </text:list-style>
    <text:list-style style:name="a144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86">
      <text:list-level-style-bullet text:level="1" text:bullet-char="q">
        <style:list-level-properties text:space-before="0in" text:min-label-width="0.3125in"/>
        <style:text-properties fo:color="#cc0000" fo:font-family="Wingdings" style:font-pitch="variable" fo:font-size="100%"/>
      </text:list-level-style-bullet>
      <text:list-level-style-bullet text:level="2" text:bullet-char="q">
        <style:list-level-properties text:space-before="0.5in" text:min-label-width="0.3125in"/>
        <style:text-properties fo:color="#cc0000" fo:font-family="Wingdings" style:font-pitch="variable" fo:font-size="100%"/>
      </text:list-level-style-bullet>
      <text:list-level-style-bullet text:level="3" text:bullet-char="q">
        <style:list-level-properties text:space-before="1in" text:min-label-width="0.3125in"/>
        <style:text-properties fo:color="#cc0000" fo:font-family="Wingdings" style:font-pitch="variable" fo:font-size="100%"/>
      </text:list-level-style-bullet>
      <text:list-level-style-bullet text:level="4" text:bullet-char="q">
        <style:list-level-properties text:space-before="1.5in" text:min-label-width="0.3125in"/>
        <style:text-properties fo:color="#cc0000" fo:font-family="Wingdings" style:font-pitch="variable" fo:font-size="100%"/>
      </text:list-level-style-bullet>
      <text:list-level-style-bullet text:level="5" text:bullet-char="q">
        <style:list-level-properties text:space-before="2in" text:min-label-width="0.3125in"/>
        <style:text-properties fo:color="#cc0000" fo:font-family="Wingdings" style:font-pitch="variable" fo:font-size="100%"/>
      </text:list-level-style-bullet>
      <text:list-level-style-bullet text:level="6" text:bullet-char="q">
        <style:list-level-properties text:space-before="2.5in" text:min-label-width="0.3125in"/>
        <style:text-properties fo:color="#cc0000" fo:font-family="Wingdings" style:font-pitch="variable" fo:font-size="100%"/>
      </text:list-level-style-bullet>
      <text:list-level-style-bullet text:level="7" text:bullet-char="q">
        <style:list-level-properties text:space-before="3in" text:min-label-width="0.3125in"/>
        <style:text-properties fo:color="#cc0000" fo:font-family="Wingdings" style:font-pitch="variable" fo:font-size="100%"/>
      </text:list-level-style-bullet>
      <text:list-level-style-bullet text:level="8" text:bullet-char="q">
        <style:list-level-properties text:space-before="3.5in" text:min-label-width="0.3125in"/>
        <style:text-properties fo:color="#cc0000" fo:font-family="Wingdings" style:font-pitch="variable" fo:font-size="100%"/>
      </text:list-level-style-bullet>
      <text:list-level-style-bullet text:level="9" text:bullet-char="q">
        <style:list-level-properties text:space-before="4in" text:min-label-width="0.3125in"/>
        <style:text-properties fo:color="#cc0000" fo:font-family="Wingdings" style:font-pitch="variable" fo:font-size="100%"/>
      </text:list-level-style-bullet>
    </text:list-style>
    <text:list-style style:name="a12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73">
      <text:list-level-style-bullet text:level="1" text:bullet-char="q">
        <style:list-level-properties text:space-before="0in" text:min-label-width="0.3125in"/>
        <style:text-properties fo:color="#cc0000" fo:font-family="Wingdings" style:font-pitch="variable" fo:font-size="100%"/>
      </text:list-level-style-bullet>
      <text:list-level-style-bullet text:level="2" text:bullet-char="q">
        <style:list-level-properties text:space-before="0.5in" text:min-label-width="0.3125in"/>
        <style:text-properties fo:color="#cc0000" fo:font-family="Wingdings" style:font-pitch="variable" fo:font-size="100%"/>
      </text:list-level-style-bullet>
      <text:list-level-style-bullet text:level="3" text:bullet-char="q">
        <style:list-level-properties text:space-before="1in" text:min-label-width="0.3125in"/>
        <style:text-properties fo:color="#cc0000" fo:font-family="Wingdings" style:font-pitch="variable" fo:font-size="100%"/>
      </text:list-level-style-bullet>
      <text:list-level-style-bullet text:level="4" text:bullet-char="q">
        <style:list-level-properties text:space-before="1.5in" text:min-label-width="0.3125in"/>
        <style:text-properties fo:color="#cc0000" fo:font-family="Wingdings" style:font-pitch="variable" fo:font-size="100%"/>
      </text:list-level-style-bullet>
      <text:list-level-style-bullet text:level="5" text:bullet-char="q">
        <style:list-level-properties text:space-before="2in" text:min-label-width="0.3125in"/>
        <style:text-properties fo:color="#cc0000" fo:font-family="Wingdings" style:font-pitch="variable" fo:font-size="100%"/>
      </text:list-level-style-bullet>
      <text:list-level-style-bullet text:level="6" text:bullet-char="q">
        <style:list-level-properties text:space-before="2.5in" text:min-label-width="0.3125in"/>
        <style:text-properties fo:color="#cc0000" fo:font-family="Wingdings" style:font-pitch="variable" fo:font-size="100%"/>
      </text:list-level-style-bullet>
      <text:list-level-style-bullet text:level="7" text:bullet-char="q">
        <style:list-level-properties text:space-before="3in" text:min-label-width="0.3125in"/>
        <style:text-properties fo:color="#cc0000" fo:font-family="Wingdings" style:font-pitch="variable" fo:font-size="100%"/>
      </text:list-level-style-bullet>
      <text:list-level-style-bullet text:level="8" text:bullet-char="q">
        <style:list-level-properties text:space-before="3.5in" text:min-label-width="0.3125in"/>
        <style:text-properties fo:color="#cc0000" fo:font-family="Wingdings" style:font-pitch="variable" fo:font-size="100%"/>
      </text:list-level-style-bullet>
      <text:list-level-style-bullet text:level="9" text:bullet-char="q">
        <style:list-level-properties text:space-before="4in" text:min-label-width="0.3125in"/>
        <style:text-properties fo:color="#cc0000" fo:font-family="Wingdings" style:font-pitch="variable" fo:font-size="100%"/>
      </text:list-level-style-bullet>
    </text:list-style>
  </office:automatic-styles>
  <office:body>
    <office:presentation>
      <draw:page draw:name="Slide1" draw:style-name="a1127" draw:master-page-name="Master1-Layout1-title-Diapositive-de-titre" presentation:presentation-page-layout-name="Master1-PPL1" draw:id="Slide-256">
        <draw:frame draw:id="id144" presentation:style-name="a1130" draw:name="Titre 1" svg:x="1.93269in" svg:y="4.00506in" svg:width="9.75in" svg:height="0.68462in" presentation:class="title" presentation:placeholder="false">
          <draw:text-box>
            <text:p text:style-name="a1129" text:class-names="" text:cond-style-name=""><text:span text:style-name="a1128" text:class-names="">Étude des tendances de touristes en Thaïlande<text:s text:c="1"/></text:span></text:p>
          </draw:text-box>
          <svg:title/>
          <svg:desc/>
        </draw:frame>
        <draw:frame draw:id="id145" presentation:style-name="a1142" draw:name="Sous-titre 2" svg:x="0.26154in" svg:y="4.98731in" svg:width="4.67692in" svg:height="1.82808in" presentation:class="subtitle" presentation:placeholder="false">
          <draw:text-box>
            <text:p text:style-name="a1135" text:class-names="" text:cond-style-name=""><text:span text:style-name="a1131" text:class-names="">Réalisé</text:span><text:span text:style-name="a1132" text:class-names=""><text:s text:c="1"/></text:span><text:span text:style-name="a1133" text:class-names="">par</text:span><text:span text:style-name="a1134" text:class-names=""><text:s text:c="1"/>: <text:s text:c="112"/></text:span></text:p>
            <text:list text:style-name="a1138">
              <text:list-item>
                <text:list text:style-name="a1138">
                  <text:list-item>
                    <text:p text:style-name="a1137" text:class-names="" text:cond-style-name=""><text:span text:style-name="a1136" text:class-names=""/></text:p>
                  </text:list-item>
                </text:list>
              </text:list-item>
            </text:list>
            <text:list text:style-name="a1141">
              <text:list-item>
                <text:list text:style-name="a1141">
                  <text:list-item>
                    <text:p text:style-name="a1140" text:class-names="" text:cond-style-name=""><text:span text:style-name="a1139" text:class-names="">Nassim LAIDI</text:span></text:p>
                  </text:list-item>
                </text:list>
              </text:list-item>
            </text:list>
          </draw:text-box>
          <svg:title/>
          <svg:desc/>
        </draw:frame>
        <draw:frame draw:id="id146" draw:style-name="a1143" draw:name="Picture 4" svg:x="4.46154in" svg:y="0.2604in" svg:width="4in" svg:height="1.3077in" style:rel-width="scale" style:rel-height="scale">
          <draw:image xlink:href="media/image1.png" xlink:type="simple" xlink:show="embed" xlink:actuate="onLoad"/>
          <svg:title/>
          <svg:desc>RÃ©sultat de recherche d'images pour "paris 8"</svg:desc>
        </draw:frame>
        <draw:custom-shape svg:x="4.64615in" svg:y="6.81538in" svg:width="4.32308in" svg:height="0.68462in" draw:id="id147" draw:style-name="a1146" draw:name="Rectangle 4">
          <svg:title/>
          <svg:desc/>
          <text:p text:style-name="a1145" text:class-names="" text:cond-style-name=""><text:span text:style-name="a1144" text:class-names="">Paris, le 23 mai 2019</text:span></text:p>
          <draw:enhanced-geometry xmlns:dr3d="urn:oasis:names:tc:opendocument:xmlns:dr3d:1.0" draw:type="non-primitive" svg:viewBox="0 0 21600 21600" draw:enhanced-path="M 0 0 L 21600 0 21600 21600 0 21600 Z N"/>
        </draw:custom-shape>
        <draw:frame draw:id="id148" draw:style-name="a1158" draw:name="Sous-titre 2" svg:x="7.92051in" svg:y="4.98731in" svg:width="4.67692in" svg:height="1.82808in">
          <draw:text-box>
            <text:p text:style-name="a1149" text:class-names="" text:cond-style-name=""><text:span text:style-name="a1147" text:class-names="">Enseignante</text:span><text:span text:style-name="a1148" text:class-names="">: <text:s text:c="112"/></text:span></text:p>
            <text:p text:style-name="a1151" text:class-names="" text:cond-style-name=""><text:span text:style-name="a1150" text:class-names=""/></text:p>
            <text:list text:style-name="a1154">
              <text:list-item>
                <text:list text:style-name="a1154">
                  <text:list-item>
                    <text:p text:style-name="a1153" text:class-names="" text:cond-style-name=""><text:span text:style-name="a1152" text:class-names="">Mme Rakia JAZIRI<text:s text:c="1"/></text:span></text:p>
                  </text:list-item>
                </text:list>
              </text:list-item>
            </text:list>
            <text:list text:style-name="a1157">
              <text:list-item>
                <text:list text:style-name="a1157">
                  <text:list-item>
                    <text:p text:style-name="a1156" text:class-names="" text:cond-style-name=""><text:span text:style-name="a1155" text:class-names=""/></text:p>
                  </text:list-item>
                </text:list>
              </text:list-item>
            </text:list>
          </draw:text-box>
          <svg:title/>
          <svg:desc/>
        </draw:frame>
        <draw:frame draw:id="id149" draw:style-name="a1163" draw:name="ZoneTexte 6" svg:x="3.58852in" svg:y="2.48213in" svg:width="5.74603in" svg:height="0.80781in">
          <draw:text-box>
            <text:p text:style-name="a1160" text:class-names="" text:cond-style-name=""><text:span text:style-name="a1159" text:class-names="">Visualisation de masses de données</text:span></text:p>
            <text:p text:style-name="a1162" text:class-names="" text:cond-style-name=""><text:span text:style-name="a1161" text:class-names=""/></text:p>
          </draw:text-box>
          <svg:title/>
          <svg:desc/>
        </draw:frame>
      </draw:page>
      <draw:page draw:name="Slide2" draw:style-name="a1165" draw:master-page-name="Master1-Layout6-titleOnly-Titre-seul" presentation:presentation-page-layout-name="Master1-PPL6" draw:id="Slide-257">
        <draw:frame draw:id="id150" presentation:style-name="a1168" draw:name="Titre 1" svg:x="-3.69098in" svg:y="0.50708in" svg:width="11in" svg:height="1.76in" presentation:class="title" presentation:placeholder="false">
          <draw:text-box>
            <text:p text:style-name="a1167" text:class-names="" text:cond-style-name=""><text:span text:style-name="a1166" text:class-names="">Plan<text:s text:c="1"/></text:span></text:p>
          </draw:text-box>
          <svg:title/>
          <svg:desc/>
        </draw:frame>
        <draw:frame draw:id="id151" draw:style-name="a1191" draw:name="ZoneTexte 2" svg:x="1.98855in" svg:y="1.72289in" svg:width="10.30829in" svg:height="4.54395in">
          <draw:text-box>
            <text:list text:style-name="a1173">
              <text:list-item>
                <text:p text:style-name="a1172" text:class-names="" text:cond-style-name=""><text:span text:style-name="a1169" text:class-names="">Intr</text:span><text:span text:style-name="a1170" text:class-names="">od</text:span><text:span text:style-name="a1171" text:class-names="">uction.</text:span></text:p>
              </text:list-item>
            </text:list>
            <text:list text:style-name="a1176">
              <text:list-item>
                <text:p text:style-name="a1175" text:class-names="" text:cond-style-name=""><text:span text:style-name="a1174" text:class-names="">Technologies utilisées.</text:span></text:p>
              </text:list-item>
            </text:list>
            <text:list text:style-name="a1179">
              <text:list-item>
                <text:p text:style-name="a1178" text:class-names="" text:cond-style-name=""><text:span text:style-name="a1177" text:class-names="">Visualisation.</text:span></text:p>
              </text:list-item>
            </text:list>
            <text:list text:style-name="a1183">
              <text:list-item>
                <text:p text:style-name="a1182" text:class-names="" text:cond-style-name=""><text:span text:style-name="a1180" text:class-names="">Prédiction.<text:s text:c="1"/></text:span><text:span text:style-name="a1181" text:class-names=""/></text:p>
              </text:list-item>
            </text:list>
            <text:list text:style-name="a1186">
              <text:list-item>
                <text:p text:style-name="a1185" text:class-names="" text:cond-style-name=""><text:span text:style-name="a1184" text:class-names="">Conclusion.</text:span></text:p>
              </text:list-item>
            </text:list>
            <text:p text:style-name="a1188" text:class-names="" text:cond-style-name=""><text:span text:style-name="a1187" text:class-names=""/></text:p>
            <text:p text:style-name="a1190" text:class-names="" text:cond-style-name=""><text:span text:style-name="a1189" text:class-names=""/></text:p>
          </draw:text-box>
          <svg:title/>
          <svg:desc/>
        </draw:frame>
        <draw:custom-shape svg:x="0in" svg:y="6.93846in" svg:width="13.33333in" svg:height="0.56154in" draw:id="id152" draw:style-name="a1194" draw:name="Organigramme : Procédé 3">
          <svg:title/>
          <svg:desc/>
          <text:p text:style-name="a1193" text:class-names="" text:cond-style-name=""><text:span text:style-name="a119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153" draw:style-name="a1195"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154" draw:style-name="a1201" draw:name="Rectangle 4">
          <svg:title/>
          <svg:desc/>
          <text:p text:style-name="a1200" text:class-names="" text:cond-style-name=""><text:span text:style-name="a1196" text:class-names=""><text:tab/>Nassim</text:span><text:span text:style-name="a1197" text:class-names="">.<text:s text:c="1"/></text:span><text:span text:style-name="a1198" text:class-names="">L</text:span><text:span text:style-name="a1199" text:class-names=""/></text:p>
          <draw:enhanced-geometry xmlns:dr3d="urn:oasis:names:tc:opendocument:xmlns:dr3d:1.0" draw:type="non-primitive" svg:viewBox="0 0 21600 21600" draw:enhanced-path="M 0 0 L 21600 0 21600 21600 0 21600 Z N"/>
        </draw:custom-shape>
        <draw:custom-shape svg:x="6.36667in" svg:y="6.98554in" svg:width="0.6in" svg:height="0.45769in" draw:id="id155" draw:style-name="a1204" draw:name="Ellipse 6">
          <svg:title/>
          <svg:desc/>
          <text:p text:style-name="a1203" text:class-names="" text:cond-style-name=""><text:span text:style-name="a1202" text:class-names="">2</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3" draw:style-name="a1206" draw:master-page-name="Master1-Layout2-obj-Titre-et-contenu" presentation:presentation-page-layout-name="Master1-PPL2" draw:id="Slide-258">
        <draw:frame draw:id="id156" presentation:style-name="a1209" draw:name="Titre 1" svg:x="0.99427in" svg:y="0.6in" svg:width="4.72519in" svg:height="1.07692in" presentation:class="title" presentation:placeholder="false">
          <draw:text-box>
            <text:p text:style-name="a1208" text:class-names="" text:cond-style-name=""><text:span text:style-name="a1207" text:class-names="">Introduction</text:span></text:p>
          </draw:text-box>
          <svg:title/>
          <svg:desc/>
        </draw:frame>
        <draw:frame draw:id="id157" presentation:style-name="a1231" draw:name="Espace réservé du contenu 2" svg:x="2.13846in" svg:y="1.67692in" svg:width="10.44314in" svg:height="5.52308in" presentation:class="outline" presentation:placeholder="false">
          <draw:text-box>
            <text:list text:style-name="a1212">
              <text:list-item>
                <text:p text:style-name="a1211" text:class-names="" text:cond-style-name=""><text:span text:style-name="a1210" text:class-names="">Thaïlande.</text:span></text:p>
              </text:list-item>
            </text:list>
            <text:list text:style-name="a1215">
              <text:list-item>
                <text:p text:style-name="a1214" text:class-names="" text:cond-style-name=""><text:span text:style-name="a1213" text:class-names="">40 K touristes par an.</text:span></text:p>
              </text:list-item>
            </text:list>
            <text:list text:style-name="a1218">
              <text:list-item>
                <text:p text:style-name="a1217" text:class-names="" text:cond-style-name=""><text:span text:style-name="a1216" text:class-names="">Étude de la tendance des touristes.</text:span></text:p>
              </text:list-item>
            </text:list>
            <text:list text:style-name="a1221">
              <text:list-item>
                <text:p text:style-name="a1220" text:class-names="" text:cond-style-name=""><text:span text:style-name="a1219" text:class-names="">Période 2010 _ 2016.</text:span></text:p>
              </text:list-item>
            </text:list>
            <text:list text:style-name="a1224">
              <text:list-item>
                <text:p text:style-name="a1223" text:class-names="" text:cond-style-name=""><text:span text:style-name="a1222" text:class-names="">BDD Open Data.</text:span></text:p>
              </text:list-item>
            </text:list>
            <text:list text:style-name="a1227">
              <text:list-item>
                <text:p text:style-name="a1226" text:class-names="" text:cond-style-name=""><text:span text:style-name="a1225" text:class-names=""/></text:p>
              </text:list-item>
            </text:list>
            <text:list text:style-name="a1230">
              <text:list-item>
                <text:p text:style-name="a1229" text:class-names="" text:cond-style-name=""><text:span text:style-name="a1228" text:class-names=""/></text:p>
              </text:list-item>
            </text:list>
          </draw:text-box>
          <svg:title/>
          <svg:desc/>
        </draw:frame>
        <draw:custom-shape svg:x="0in" svg:y="6.93846in" svg:width="13.33333in" svg:height="0.56154in" draw:id="id158" draw:style-name="a1234" draw:name="Organigramme : Procédé 3">
          <svg:title/>
          <svg:desc/>
          <text:p text:style-name="a1233" text:class-names="" text:cond-style-name=""><text:span text:style-name="a123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159" draw:style-name="a1235"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160" draw:style-name="a1241" draw:name="Rectangle 5">
          <svg:title/>
          <svg:desc/>
          <text:p text:style-name="a1240" text:class-names="" text:cond-style-name=""><text:span text:style-name="a1236" text:class-names=""><text:tab/>Nassim</text:span><text:span text:style-name="a1237" text:class-names="">.<text:s text:c="1"/></text:span><text:span text:style-name="a1238" text:class-names="">L</text:span><text:span text:style-name="a1239" text:class-names=""/></text:p>
          <draw:enhanced-geometry xmlns:dr3d="urn:oasis:names:tc:opendocument:xmlns:dr3d:1.0" draw:type="non-primitive" svg:viewBox="0 0 21600 21600" draw:enhanced-path="M 0 0 L 21600 0 21600 21600 0 21600 Z N"/>
        </draw:custom-shape>
        <draw:custom-shape svg:x="6.36667in" svg:y="6.98554in" svg:width="0.6in" svg:height="0.45769in" draw:id="id161" draw:style-name="a1245" draw:name="Ellipse 6">
          <svg:title/>
          <svg:desc/>
          <text:p text:style-name="a1244" text:class-names="" text:cond-style-name=""><text:span text:style-name="a1242" text:class-names="">3</text:span><text:span text:style-name="a12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presentation:notes draw:style-name="a1251">
          <draw:page-thumbnail draw:page-number="3" svg:x="0.75in" svg:y="1.25in" svg:width="6in" svg:height="3.375in" presentation:class="page" draw:id="id162" presentation:style-name="a1246" draw:name="Espace réservé de l'image des diapositives 1">
            <svg:title/>
            <svg:desc/>
          </draw:page-thumbnail>
          <draw:frame draw:id="id163" presentation:style-name="a1247" draw:name="Espace réservé des notes 2" svg:x="0.75in" svg:y="4.8125in" svg:width="6in" svg:height="3.9375in" presentation:class="notes" presentation:placeholder="true">
            <draw:text-box/>
            <svg:title/>
            <svg:desc/>
          </draw:frame>
          <draw:frame draw:id="id164" draw:style-name="a1250" draw:name="Espace réservé du numéro de diapositive 3" svg:x="4.24826in" svg:y="9.49826in" svg:width="3.25in" svg:height="0.50174in">
            <draw:text-box>
              <text:p text:style-name="a1249" text:class-names="" text:cond-style-name=""><text:span text:style-name="a1248" text:class-names=""><text:page-number style:num-format="1" text:fixed="false"/></text:span></text:p>
            </draw:text-box>
            <svg:title/>
            <svg:desc/>
          </draw:frame>
        </presentation:notes>
      </draw:page>
      <draw:page draw:name="Slide5" draw:style-name="a1253" draw:master-page-name="Master1-Layout2-obj-Titre-et-contenu" presentation:presentation-page-layout-name="Master1-PPL2" draw:id="Slide-260">
        <draw:frame draw:id="id165" presentation:style-name="a1256" draw:name="Titre 1" svg:x="0.99427in" svg:y="1.01099in" svg:width="9.74594in" svg:height="1.4008in" presentation:class="title" presentation:placeholder="false">
          <draw:text-box>
            <text:p text:style-name="a1255" text:class-names="" text:cond-style-name=""><text:span text:style-name="a1254" text:class-names=""><text:s text:c="1"/>Technologies utilisées</text:span></text:p>
          </draw:text-box>
          <svg:title/>
          <svg:desc/>
        </draw:frame>
        <draw:frame draw:id="id166" presentation:style-name="a1269" draw:name="Espace réservé du contenu 2" svg:x="2.01502in" svg:y="2.26337in" svg:width="11.48755in" svg:height="4.01025in" presentation:class="outline" presentation:placeholder="false">
          <draw:text-box>
            <text:list text:style-name="a1259">
              <text:list-item>
                <text:p text:style-name="a1258" text:class-names="" text:cond-style-name=""><text:span text:style-name="a1257" text:class-names="">Power BI.</text:span></text:p>
              </text:list-item>
            </text:list>
            <text:list text:style-name="a1262">
              <text:list-item>
                <text:p text:style-name="a1261" text:class-names="" text:cond-style-name=""><text:span text:style-name="a1260" text:class-names="">RStudio.</text:span></text:p>
              </text:list-item>
            </text:list>
            <text:list text:style-name="a1265">
              <text:list-item>
                <text:p text:style-name="a1264" text:class-names="" text:cond-style-name=""><text:span text:style-name="a1263" text:class-names="">Langage R.</text:span></text:p>
              </text:list-item>
            </text:list>
            <text:list text:style-name="a1268">
              <text:list-item>
                <text:p text:style-name="a1267" text:class-names="" text:cond-style-name=""><text:span text:style-name="a1266" text:class-names="">Fichier CSV.</text:span></text:p>
              </text:list-item>
            </text:list>
          </draw:text-box>
          <svg:title/>
          <svg:desc/>
        </draw:frame>
        <draw:custom-shape svg:x="0in" svg:y="6.93846in" svg:width="13.33333in" svg:height="0.56154in" draw:id="id167" draw:style-name="a1272" draw:name="Organigramme : Procédé 3">
          <svg:title/>
          <svg:desc/>
          <text:p text:style-name="a1271" text:class-names="" text:cond-style-name=""><text:span text:style-name="a1270"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168" draw:style-name="a1273"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169" draw:style-name="a1279" draw:name="Rectangle 5">
          <svg:title/>
          <svg:desc/>
          <text:p text:style-name="a1278" text:class-names="" text:cond-style-name=""><text:span text:style-name="a1274" text:class-names=""><text:tab/>Nassim</text:span><text:span text:style-name="a1275" text:class-names="">.<text:s text:c="1"/></text:span><text:span text:style-name="a1276" text:class-names="">L</text:span><text:span text:style-name="a1277" text:class-names=""/></text:p>
          <draw:enhanced-geometry xmlns:dr3d="urn:oasis:names:tc:opendocument:xmlns:dr3d:1.0" draw:type="non-primitive" svg:viewBox="0 0 21600 21600" draw:enhanced-path="M 0 0 L 21600 0 21600 21600 0 21600 Z N"/>
        </draw:custom-shape>
        <draw:custom-shape svg:x="6.36667in" svg:y="6.98554in" svg:width="0.6in" svg:height="0.45769in" draw:id="id170" draw:style-name="a1283" draw:name="Ellipse 6">
          <svg:title/>
          <svg:desc/>
          <text:p text:style-name="a1282" text:class-names="" text:cond-style-name=""><text:span text:style-name="a1280" text:class-names="">4</text:span><text:span text:style-name="a12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6" draw:style-name="a1285" draw:master-page-name="Master1-Layout2-obj-Titre-et-contenu" presentation:presentation-page-layout-name="Master1-PPL2" draw:id="Slide-261">
        <draw:frame draw:id="id171" presentation:style-name="a1288" draw:name="Titre 1" svg:x="0.44043in" svg:y="0.21801in" svg:width="9.74594in" svg:height="0.55073in" presentation:class="title" presentation:placeholder="false">
          <draw:text-box>
            <text:p text:style-name="a1287" text:class-names="" text:cond-style-name=""><text:span text:style-name="a1286" text:class-names="">Visualisation</text:span></text:p>
          </draw:text-box>
          <svg:title/>
          <svg:desc/>
        </draw:frame>
        <draw:frame draw:id="id172" presentation:style-name="a1289" draw:name="Espace réservé du contenu 4" svg:x="1.29231in" svg:y="1.06956in" svg:width="11.74812in" svg:height="5.60703in" style:rel-width="scale" style:rel-height="scale" presentation:class="graphic" presentation:placeholder="false">
          <draw:image xlink:href="media/image2.PNG" xlink:type="simple" xlink:show="embed" xlink:actuate="onLoad"/>
          <svg:title/>
          <svg:desc/>
        </draw:frame>
        <draw:custom-shape svg:x="0in" svg:y="6.93846in" svg:width="13.33333in" svg:height="0.56154in" draw:id="id173" draw:style-name="a1292" draw:name="Organigramme : Procédé 3">
          <svg:title/>
          <svg:desc/>
          <text:p text:style-name="a1291" text:class-names="" text:cond-style-name=""><text:span text:style-name="a1290"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174" draw:style-name="a1293"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175" draw:style-name="a1299" draw:name="Rectangle 5">
          <svg:title/>
          <svg:desc/>
          <text:p text:style-name="a1298" text:class-names="" text:cond-style-name=""><text:span text:style-name="a1294" text:class-names=""><text:tab/>Nassim</text:span><text:span text:style-name="a1295" text:class-names="">.<text:s text:c="1"/></text:span><text:span text:style-name="a1296" text:class-names="">L</text:span><text:span text:style-name="a1297" text:class-names=""/></text:p>
          <draw:enhanced-geometry xmlns:dr3d="urn:oasis:names:tc:opendocument:xmlns:dr3d:1.0" draw:type="non-primitive" svg:viewBox="0 0 21600 21600" draw:enhanced-path="M 0 0 L 21600 0 21600 21600 0 21600 Z N"/>
        </draw:custom-shape>
        <draw:custom-shape svg:x="6.36667in" svg:y="6.98554in" svg:width="0.6in" svg:height="0.45769in" draw:id="id176" draw:style-name="a1302" draw:name="Ellipse 6">
          <svg:title/>
          <svg:desc/>
          <text:p text:style-name="a1301" text:class-names="" text:cond-style-name=""><text:span text:style-name="a1300" text:class-names="">5</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7" draw:style-name="a1304" draw:master-page-name="Master1-Layout2-obj-Titre-et-contenu" presentation:presentation-page-layout-name="Master1-PPL2" draw:id="Slide-262">
        <draw:frame draw:id="id177" presentation:style-name="a1307" draw:name="Titre 1" svg:x="2.83566in" svg:y="0.68253in" svg:width="9.74594in" svg:height="1.4008in" presentation:class="title" presentation:placeholder="false">
          <draw:text-box>
            <text:p text:style-name="a1306" text:class-names="" text:cond-style-name=""><text:span text:style-name="a1305" text:class-names=""><text:s text:c="1"/></text:span></text:p>
          </draw:text-box>
          <svg:title/>
          <svg:desc/>
        </draw:frame>
        <draw:frame draw:id="id178" presentation:style-name="a1308" draw:name="Espace réservé du contenu 4" svg:x="1.67692in" svg:y="0.89274in" svg:width="11.27692in" svg:height="5.86203in" style:rel-width="scale" style:rel-height="scale" presentation:class="graphic" presentation:placeholder="false">
          <draw:image xlink:href="media/image3.PNG" xlink:type="simple" xlink:show="embed" xlink:actuate="onLoad"/>
          <svg:title/>
          <svg:desc/>
        </draw:frame>
        <draw:custom-shape svg:x="0in" svg:y="6.93846in" svg:width="13.33333in" svg:height="0.56154in" draw:id="id179" draw:style-name="a1311" draw:name="Organigramme : Procédé 4">
          <svg:title/>
          <svg:desc/>
          <text:p text:style-name="a1310" text:class-names="" text:cond-style-name=""><text:span text:style-name="a1309"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180" draw:style-name="a1312"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181" draw:style-name="a1316" draw:name="Rectangle 6">
          <svg:title/>
          <svg:desc/>
          <text:p text:style-name="a1315" text:class-names="" text:cond-style-name=""><text:span text:style-name="a1313" text:class-names=""><text:tab/>Nassim</text:span><text:span text:style-name="a1314" text:class-names="">. L<text:s text:c="1"/></text:span></text:p>
          <draw:enhanced-geometry xmlns:dr3d="urn:oasis:names:tc:opendocument:xmlns:dr3d:1.0" draw:type="non-primitive" svg:viewBox="0 0 21600 21600" draw:enhanced-path="M 0 0 L 21600 0 21600 21600 0 21600 Z N"/>
        </draw:custom-shape>
        <draw:custom-shape svg:x="6.36667in" svg:y="6.98554in" svg:width="0.6in" svg:height="0.45769in" draw:id="id182" draw:style-name="a1320" draw:name="Ellipse 7">
          <svg:title/>
          <svg:desc/>
          <text:p text:style-name="a1319" text:class-names="" text:cond-style-name=""><text:span text:style-name="a1317" text:class-names="">6</text:span><text:span text:style-name="a13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3" draw:style-name="a1323" draw:name="Titre 1" svg:x="0.44043in" svg:y="0.21801in" svg:width="9.74594in" svg:height="0.55073in">
          <draw:text-box>
            <text:p text:style-name="a1322" text:class-names="" text:cond-style-name=""><text:span text:style-name="a1321" text:class-names="">Visualisation</text:span></text:p>
          </draw:text-box>
          <svg:title/>
          <svg:desc/>
        </draw:frame>
        <draw:custom-shape svg:x="1.33846in" svg:y="1.4in" svg:width="0.47056in" svg:height="0.26154in" draw:id="id185" draw:style-name="a1326" draw:name="Flèche : droite 12">
          <svg:title/>
          <svg:desc/>
          <text:p text:style-name="a1325" text:class-names="" text:cond-style-name="" text:id="id184"><text:span text:style-name="a132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59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47056in" svg:height="0.34052in" draw:id="id187" draw:style-name="a1329" draw:transform="translate(-0.23528in -0.17026in) rotate(-2.81718) translate(4.46628in 2.42436in)" draw:name="Flèche : droite 13">
          <svg:title/>
          <svg:desc/>
          <text:p text:style-name="a1328" text:class-names="" text:cond-style-name="" text:id="id186"><text:span text:style-name="a132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78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56837in" svg:height="0.45004in" draw:id="id189" draw:style-name="a1332" draw:transform="translate(-0.28418in -0.22502in) rotate(-3.74298) translate(8.37702in 1.68725in)" draw:name="Flèche : droite 14">
          <svg:title/>
          <svg:desc/>
          <text:p text:style-name="a1331" text:class-names="" text:cond-style-name="" text:id="id188"><text:span text:style-name="a133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4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90" draw:style-name="a1333" draw:name="Image 15" svg:x="2.10133in" svg:y="2.66074in" svg:width="0.34483in" svg:height="3.98582in" style:rel-width="scale" style:rel-height="scal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8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90" smil:attributeName="visibility" smil:to="visible" smil:begin="0.0s" smil:dur="0.00100000004749745s" smil:fill="hold"/>
                </anim:par>
              </anim:par>
            </anim:par>
          </anim:seq>
        </anim:par>
      </draw:page>
      <draw:page draw:name="Slide8" draw:style-name="a1335" draw:master-page-name="Master1-Layout2-obj-Titre-et-contenu" presentation:presentation-page-layout-name="Master1-PPL2" draw:id="Slide-263">
        <draw:frame draw:id="id191" presentation:style-name="a1336" draw:name="Titre 1" svg:x="2.83566in" svg:y="0.68253in" svg:width="9.74594in" svg:height="1.4008in" presentation:class="title" presentation:placeholder="true">
          <draw:text-box/>
          <svg:title/>
          <svg:desc/>
        </draw:frame>
        <draw:frame draw:id="id192" presentation:style-name="a1337" draw:name="Espace réservé du contenu 4" svg:x="1.33158in" svg:y="1.01538in" svg:width="11.61598in" svg:height="5.67354in" style:rel-width="scale" style:rel-height="scale" presentation:class="graphic" presentation:placeholder="false">
          <draw:image xlink:href="media/image5.PNG" xlink:type="simple" xlink:show="embed" xlink:actuate="onLoad"/>
          <svg:title/>
          <svg:desc/>
        </draw:frame>
        <draw:custom-shape svg:x="0in" svg:y="6.93846in" svg:width="13.33333in" svg:height="0.56154in" draw:id="id193" draw:style-name="a1340" draw:name="Organigramme : Procédé 3">
          <svg:title/>
          <svg:desc/>
          <text:p text:style-name="a1339" text:class-names="" text:cond-style-name=""><text:span text:style-name="a1338"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194" draw:style-name="a1341"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195" draw:style-name="a1347" draw:name="Rectangle 5">
          <svg:title/>
          <svg:desc/>
          <text:p text:style-name="a1346" text:class-names="" text:cond-style-name=""><text:span text:style-name="a1342" text:class-names=""><text:tab/>Nassim</text:span><text:span text:style-name="a1343" text:class-names="">.<text:s text:c="1"/></text:span><text:span text:style-name="a1344" text:class-names="">L</text:span><text:span text:style-name="a1345" text:class-names=""/></text:p>
          <draw:enhanced-geometry xmlns:dr3d="urn:oasis:names:tc:opendocument:xmlns:dr3d:1.0" draw:type="non-primitive" svg:viewBox="0 0 21600 21600" draw:enhanced-path="M 0 0 L 21600 0 21600 21600 0 21600 Z N"/>
        </draw:custom-shape>
        <draw:custom-shape svg:x="6.36667in" svg:y="6.98554in" svg:width="0.6in" svg:height="0.45769in" draw:id="id196" draw:style-name="a1351" draw:name="Ellipse 6">
          <svg:title/>
          <svg:desc/>
          <text:p text:style-name="a1350" text:class-names="" text:cond-style-name=""><text:span text:style-name="a1348" text:class-names="">7</text:span><text:span text:style-name="a13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97" draw:style-name="a1354" draw:name="Titre 1" svg:x="0.44043in" svg:y="0.21801in" svg:width="9.74594in" svg:height="0.55073in">
          <draw:text-box>
            <text:p text:style-name="a1353" text:class-names="" text:cond-style-name=""><text:span text:style-name="a1352" text:class-names="">Visualisation</text:span></text:p>
          </draw:text-box>
          <svg:title/>
          <svg:desc/>
        </draw:frame>
        <draw:custom-shape svg:x="1.0963in" svg:y="2.36923in" svg:width="0.47056in" svg:height="0.30769in" draw:id="id199" draw:style-name="a1357" draw:name="Flèche : droite 9">
          <svg:title/>
          <svg:desc/>
          <text:p text:style-name="a1356" text:class-names="" text:cond-style-name="" text:id="id198"><text:span text:style-name="a135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453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47056in" svg:height="0.36194in" draw:id="id201" draw:style-name="a1360" draw:transform="translate(-0.23528in -0.18097in) rotate(-2.88147) translate(4.40194in 2.91232in)" draw:name="Flèche : droite 10">
          <svg:title/>
          <svg:desc/>
          <text:p text:style-name="a1359" text:class-names="" text:cond-style-name="" text:id="id200"><text:span text:style-name="a135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29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47056in" svg:height="0.51961in" draw:id="id203" draw:style-name="a1363" draw:transform="translate(-0.23528in -0.2598in) rotate(-4.56898) translate(7.41787in 2.41618in)" draw:name="Flèche : droite 12">
          <svg:title/>
          <svg:desc/>
          <text:p text:style-name="a1362" text:class-names="" text:cond-style-name="" text:id="id202"><text:span text:style-name="a136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47056in" svg:height="0.51961in" draw:id="id205" draw:style-name="a1366" draw:transform="translate(-0.23528in -0.2598in) rotate(-5.35416) translate(10.42636in 2.26089in)" draw:name="Flèche : droite 13">
          <svg:title/>
          <svg:desc/>
          <text:p text:style-name="a1365" text:class-names="" text:cond-style-name="" text:id="id204"><text:span text:style-name="a136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06" draw:style-name="a1367" draw:name="Image 14" svg:x="1.80902in" svg:y="2.89087in" svg:width="0.32292in" svg:height="3.59375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9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0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0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0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06" smil:attributeName="visibility" smil:to="visible" smil:begin="0.0s" smil:dur="0.00100000004749745s" smil:fill="hold"/>
                </anim:par>
              </anim:par>
            </anim:par>
          </anim:seq>
        </anim:par>
      </draw:page>
      <draw:page draw:name="Slide9" draw:style-name="a1369" draw:master-page-name="Master1-Layout2-obj-Titre-et-contenu" presentation:presentation-page-layout-name="Master1-PPL2" draw:id="Slide-264">
        <draw:frame draw:id="id207" presentation:style-name="a1370" draw:name="Titre 1" svg:x="2.83566in" svg:y="0.68253in" svg:width="9.74594in" svg:height="1.4008in" presentation:class="title" presentation:placeholder="true">
          <draw:text-box/>
          <svg:title/>
          <svg:desc/>
        </draw:frame>
        <draw:frame draw:id="id208" presentation:style-name="a1371" draw:name="Espace réservé du contenu 4" svg:x="0.75173in" svg:y="0.80944in" svg:width="11.92308in" svg:height="5.92133in" style:rel-width="scale" style:rel-height="scale" presentation:class="graphic" presentation:placeholder="false">
          <draw:image xlink:href="media/image7.PNG" xlink:type="simple" xlink:show="embed" xlink:actuate="onLoad"/>
          <svg:title/>
          <svg:desc/>
        </draw:frame>
        <draw:custom-shape svg:x="0in" svg:y="6.93846in" svg:width="13.33333in" svg:height="0.56154in" draw:id="id209" draw:style-name="a1374" draw:name="Organigramme : Procédé 3">
          <svg:title/>
          <svg:desc/>
          <text:p text:style-name="a1373" text:class-names="" text:cond-style-name=""><text:span text:style-name="a137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210" draw:style-name="a1375"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211" draw:style-name="a1381" draw:name="Rectangle 5">
          <svg:title/>
          <svg:desc/>
          <text:p text:style-name="a1380" text:class-names="" text:cond-style-name=""><text:span text:style-name="a1376" text:class-names=""><text:tab/>Nassim</text:span><text:span text:style-name="a1377" text:class-names="">.<text:s text:c="1"/></text:span><text:span text:style-name="a1378" text:class-names="">L</text:span><text:span text:style-name="a1379" text:class-names=""/></text:p>
          <draw:enhanced-geometry xmlns:dr3d="urn:oasis:names:tc:opendocument:xmlns:dr3d:1.0" draw:type="non-primitive" svg:viewBox="0 0 21600 21600" draw:enhanced-path="M 0 0 L 21600 0 21600 21600 0 21600 Z N"/>
        </draw:custom-shape>
        <draw:custom-shape svg:x="6.36667in" svg:y="6.98554in" svg:width="0.6in" svg:height="0.45769in" draw:id="id212" draw:style-name="a1384" draw:name="Ellipse 6">
          <svg:title/>
          <svg:desc/>
          <text:p text:style-name="a1383" text:class-names="" text:cond-style-name=""><text:span text:style-name="a1382" text:class-names="">8</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3" draw:style-name="a1387" draw:name="Titre 1" svg:x="0.44043in" svg:y="0.21801in" svg:width="9.74594in" svg:height="0.44528in">
          <draw:text-box>
            <text:p text:style-name="a1386" text:class-names="" text:cond-style-name=""><text:span text:style-name="a1385" text:class-names="">Visualisation</text:span></text:p>
          </draw:text-box>
          <svg:title/>
          <svg:desc/>
        </draw:frame>
      </draw:page>
      <draw:page draw:name="Slide10" draw:style-name="a1389" draw:master-page-name="Master1-Layout2-obj-Titre-et-contenu" presentation:presentation-page-layout-name="Master1-PPL2" draw:id="Slide-265">
        <draw:frame draw:id="id214" presentation:style-name="a1390" draw:name="Titre 1" svg:x="2.83566in" svg:y="0.68253in" svg:width="9.74594in" svg:height="1.4008in" presentation:class="title" presentation:placeholder="true">
          <draw:text-box/>
          <svg:title/>
          <svg:desc/>
        </draw:frame>
        <draw:frame draw:id="id215" presentation:style-name="a1391" draw:name="Espace réservé du contenu 4" svg:x="1.38462in" svg:y="0.68253in" svg:width="10.08505in" svg:height="6.07416in" style:rel-width="scale" style:rel-height="scale" presentation:class="graphic" presentation:placeholder="false">
          <draw:image xlink:href="media/image8.PNG" xlink:type="simple" xlink:show="embed" xlink:actuate="onLoad"/>
          <svg:title/>
          <svg:desc/>
        </draw:frame>
        <draw:custom-shape svg:x="0in" svg:y="6.93846in" svg:width="13.33333in" svg:height="0.56154in" draw:id="id216" draw:style-name="a1394" draw:name="Organigramme : Procédé 3">
          <svg:title/>
          <svg:desc/>
          <text:p text:style-name="a1393" text:class-names="" text:cond-style-name=""><text:span text:style-name="a139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217" draw:style-name="a1395"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218" draw:style-name="a1401" draw:name="Rectangle 6">
          <svg:title/>
          <svg:desc/>
          <text:p text:style-name="a1400" text:class-names="" text:cond-style-name=""><text:span text:style-name="a1396" text:class-names=""><text:tab/>Nassim</text:span><text:span text:style-name="a1397" text:class-names="">.<text:s text:c="1"/></text:span><text:span text:style-name="a1398" text:class-names="">L</text:span><text:span text:style-name="a1399" text:class-names=""/></text:p>
          <draw:enhanced-geometry xmlns:dr3d="urn:oasis:names:tc:opendocument:xmlns:dr3d:1.0" draw:type="non-primitive" svg:viewBox="0 0 21600 21600" draw:enhanced-path="M 0 0 L 21600 0 21600 21600 0 21600 Z N"/>
        </draw:custom-shape>
        <draw:custom-shape svg:x="6.36667in" svg:y="6.98554in" svg:width="0.6in" svg:height="0.45769in" draw:id="id219" draw:style-name="a1405" draw:name="Ellipse 7">
          <svg:title/>
          <svg:desc/>
          <text:p text:style-name="a1404" text:class-names="" text:cond-style-name=""><text:span text:style-name="a1402" text:class-names="">9</text:span><text:span text:style-name="a14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20" draw:style-name="a1408" draw:name="Titre 1" svg:x="0.44043in" svg:y="0.21801in" svg:width="9.74594in" svg:height="0.55073in">
          <draw:text-box>
            <text:p text:style-name="a1407" text:class-names="" text:cond-style-name=""><text:span text:style-name="a1406" text:class-names="">Visualisation</text:span></text:p>
          </draw:text-box>
          <svg:title/>
          <svg:desc/>
        </draw:frame>
        <draw:frame draw:id="id221" draw:style-name="a1409" draw:name="Image 8" svg:x="1.67692in" svg:y="3.22945in" svg:width="8.33229in" svg:height="1.06653in" style:rel-width="scale" style:rel-height="scale">
          <draw:image xlink:href="media/image9.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21" smil:attributeName="visibility" smil:to="visible" smil:begin="0.0s" smil:dur="0.00100000004749745s" smil:fill="hold"/>
                </anim:par>
              </anim:par>
            </anim:par>
          </anim:seq>
        </anim:par>
      </draw:page>
      <draw:page draw:name="Slide17" draw:style-name="a1411" draw:master-page-name="Master1-Layout2-obj-Titre-et-contenu" presentation:presentation-page-layout-name="Master1-PPL2" draw:id="Slide-272">
        <draw:custom-shape svg:x="0in" svg:y="6.93846in" svg:width="13.33333in" svg:height="0.56154in" draw:id="id222" draw:style-name="a1414" draw:name="Organigramme : Procédé 3">
          <svg:title/>
          <svg:desc/>
          <text:p text:style-name="a1413" text:class-names="" text:cond-style-name=""><text:span text:style-name="a141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223" draw:style-name="a1415"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224" draw:style-name="a1421" draw:name="Rectangle 6">
          <svg:title/>
          <svg:desc/>
          <text:p text:style-name="a1420" text:class-names="" text:cond-style-name=""><text:span text:style-name="a1416" text:class-names=""><text:tab/>Nassim</text:span><text:span text:style-name="a1417" text:class-names="">.<text:s text:c="1"/></text:span><text:span text:style-name="a1418" text:class-names="">L</text:span><text:span text:style-name="a1419" text:class-names=""/></text:p>
          <draw:enhanced-geometry xmlns:dr3d="urn:oasis:names:tc:opendocument:xmlns:dr3d:1.0" draw:type="non-primitive" svg:viewBox="0 0 21600 21600" draw:enhanced-path="M 0 0 L 21600 0 21600 21600 0 21600 Z N"/>
        </draw:custom-shape>
        <draw:custom-shape svg:x="6.36667in" svg:y="7.00092in" svg:width="0.64872in" svg:height="0.45769in" draw:id="id225" draw:style-name="a1425" draw:name="Ellipse 7">
          <svg:title/>
          <svg:desc/>
          <text:p text:style-name="a1424" text:class-names="" text:cond-style-name=""><text:span text:style-name="a1422" text:class-names="">10</text:span><text:span text:style-name="a14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26" draw:style-name="a1428" draw:name="Titre 1" svg:x="0.44043in" svg:y="0.21801in" svg:width="9.74594in" svg:height="0.55073in">
          <draw:text-box>
            <text:p text:style-name="a1427" text:class-names="" text:cond-style-name=""><text:span text:style-name="a1426" text:class-names="">Prédiction <text:s text:c="1"/></text:span></text:p>
          </draw:text-box>
          <svg:title/>
          <svg:desc/>
        </draw:frame>
        <draw:frame draw:id="id227" draw:style-name="a1429" draw:name="Image 12" svg:x="1.1483in" svg:y="1.31574in" svg:width="11.03673in" svg:height="4.86851in" style:rel-width="scale" style:rel-height="scale">
          <draw:image xlink:href="media/image10.jpg" xlink:type="simple" xlink:show="embed" xlink:actuate="onLoad"/>
          <svg:title/>
          <svg:desc/>
        </draw:frame>
        <draw:custom-shape svg:x="4.24487in" svg:y="1.52295in" svg:width="4.89231in" svg:height="0.21538in" draw:id="id228" draw:style-name="a1432" draw:name="Rectangle 7">
          <svg:title/>
          <svg:desc/>
          <text:p text:style-name="a1431" text:class-names="" text:cond-style-name=""><text:span text:style-name="a1430" text:class-names=""/></text:p>
          <draw:enhanced-geometry xmlns:dr3d="urn:oasis:names:tc:opendocument:xmlns:dr3d:1.0" draw:type="non-primitive" svg:viewBox="0 0 21600 21600" draw:enhanced-path="M 0 0 L 21600 0 21600 21600 0 21600 Z N"/>
        </draw:custom-shape>
      </draw:page>
      <draw:page draw:name="Slide14" draw:style-name="a1434" draw:master-page-name="Master1-Layout2-obj-Titre-et-contenu" presentation:presentation-page-layout-name="Master1-PPL2" draw:id="Slide-269">
        <draw:frame draw:id="id229" presentation:style-name="a1437" draw:name="Titre 1" svg:x="0.42027in" svg:y="0.69559in" svg:width="9.74594in" svg:height="1.4008in" presentation:class="title" presentation:placeholder="false">
          <draw:text-box>
            <text:p text:style-name="a1436" text:class-names="" text:cond-style-name=""><text:span text:style-name="a1435" text:class-names="">Conclusion<text:s text:c="1"/></text:span></text:p>
          </draw:text-box>
          <svg:title/>
          <svg:desc/>
        </draw:frame>
        <draw:frame draw:id="id230" presentation:style-name="a1463" draw:name="Espace réservé du contenu 7" svg:x="2.21538in" svg:y="1.79487in" svg:width="10.24314in" svg:height="4.69744in" presentation:class="outline" presentation:placeholder="false">
          <draw:text-box>
            <text:list text:style-name="a1440">
              <text:list-item>
                <text:p text:style-name="a1439" text:class-names="" text:cond-style-name=""><text:span text:style-name="a1438" text:class-names="">Familiarisation avec les outils de BI.</text:span></text:p>
              </text:list-item>
            </text:list>
            <text:list text:style-name="a1443">
              <text:list-item>
                <text:p text:style-name="a1442" text:class-names="" text:cond-style-name=""><text:span text:style-name="a1441" text:class-names="">Exploitation de données.</text:span></text:p>
              </text:list-item>
            </text:list>
            <text:list text:style-name="a1446">
              <text:list-item>
                <text:p text:style-name="a1445" text:class-names="" text:cond-style-name=""><text:span text:style-name="a1444" text:class-names="">Rendre les données intelligentes.<text:s text:c="1"/></text:span></text:p>
              </text:list-item>
            </text:list>
            <text:list text:style-name="a1449">
              <text:list-item>
                <text:p text:style-name="a1448" text:class-names="" text:cond-style-name=""><text:span text:style-name="a1447" text:class-names="">Montée en compétence dans le langage R.</text:span></text:p>
              </text:list-item>
            </text:list>
            <text:list text:style-name="a1453">
              <text:list-item>
                <text:p text:style-name="a1452" text:class-names="" text:cond-style-name=""><text:span text:style-name="a1450" text:class-names=""><text:s text:c="1"/></text:span><text:span text:style-name="a1451" text:class-names=""/></text:p>
              </text:list-item>
            </text:list>
            <text:list text:style-name="a1456">
              <text:list-item>
                <text:p text:style-name="a1455" text:class-names="" text:cond-style-name=""><text:span text:style-name="a1454" text:class-names=""/></text:p>
              </text:list-item>
            </text:list>
            <text:list text:style-name="a1459">
              <text:list-item>
                <text:p text:style-name="a1458" text:class-names="" text:cond-style-name=""><text:span text:style-name="a1457" text:class-names=""/></text:p>
              </text:list-item>
            </text:list>
            <text:list text:style-name="a1462">
              <text:list-item>
                <text:p text:style-name="a1461" text:class-names="" text:cond-style-name=""><text:span text:style-name="a1460" text:class-names=""/></text:p>
              </text:list-item>
            </text:list>
          </draw:text-box>
          <svg:title/>
          <svg:desc/>
        </draw:frame>
        <draw:custom-shape svg:x="0in" svg:y="6.93846in" svg:width="13.33333in" svg:height="0.56154in" draw:id="id231" draw:style-name="a1466" draw:name="Organigramme : Procédé 3">
          <svg:title/>
          <svg:desc/>
          <text:p text:style-name="a1465" text:class-names="" text:cond-style-name=""><text:span text:style-name="a1464"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232" draw:style-name="a1467" draw:name="Picture 4" svg:x="0.17953in" svg:y="6.98938in" svg:width="1.62949in" svg:height="0.45385in" style:rel-width="scale" style:rel-height="scale">
          <draw:image xlink:href="media/image1.png" xlink:type="simple" xlink:show="embed" xlink:actuate="onLoad"/>
          <svg:title/>
          <svg:desc>RÃ©sultat de recherche d'images pour "paris 8"</svg:desc>
        </draw:frame>
        <draw:custom-shape svg:x="10.47179in" svg:y="6.8959in" svg:width="2.86154in" svg:height="0.56154in" draw:id="id233" draw:style-name="a1473" draw:name="Rectangle 5">
          <svg:title/>
          <svg:desc/>
          <text:p text:style-name="a1472" text:class-names="" text:cond-style-name=""><text:span text:style-name="a1468" text:class-names=""><text:tab/>Nassim</text:span><text:span text:style-name="a1469" text:class-names="">.<text:s text:c="1"/></text:span><text:span text:style-name="a1470" text:class-names="">L</text:span><text:span text:style-name="a1471" text:class-names=""/></text:p>
          <draw:enhanced-geometry xmlns:dr3d="urn:oasis:names:tc:opendocument:xmlns:dr3d:1.0" draw:type="non-primitive" svg:viewBox="0 0 21600 21600" draw:enhanced-path="M 0 0 L 21600 0 21600 21600 0 21600 Z N"/>
        </draw:custom-shape>
        <draw:custom-shape svg:x="6.36667in" svg:y="6.98554in" svg:width="0.6641in" svg:height="0.45769in" draw:id="id234" draw:style-name="a1476" draw:name="Ellipse 6">
          <svg:title/>
          <svg:desc/>
          <text:p text:style-name="a1475" text:class-names="" text:cond-style-name=""><text:span text:style-name="a1474" text:class-names="">11</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15" draw:style-name="a1478" draw:master-page-name="Master1-Layout2-obj-Titre-et-contenu" presentation:presentation-page-layout-name="Master1-PPL2" draw:id="Slide-270">
        <draw:frame draw:id="id235" presentation:style-name="a1481" draw:name="Titre 1" svg:x="2.40489in" svg:y="3.3879in" svg:width="9.74594in" svg:height="1.4008in" presentation:class="title" presentation:placeholder="false">
          <draw:text-box>
            <text:p text:style-name="a1480" text:class-names="" text:cond-style-name=""><text:span text:style-name="a1479" text:class-names=""><text:s text:c="1"/></text:span></text:p>
          </draw:text-box>
          <svg:title/>
          <svg:desc/>
        </draw:frame>
        <draw:frame draw:id="id236" draw:style-name="a1484" draw:name="Titre 1" svg:x="1.79167in" svg:y="3.5514in" svg:width="9.75in" svg:height="2.47461in">
          <draw:text-box>
            <text:p text:style-name="a1483" text:class-names="" text:cond-style-name=""><text:span text:style-name="a1482" text:class-names="">Merci pour votre attention<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91" draw:style="radial" draw:cx="50%" draw:cy="50%" draw:start-color="#dfe8c4" draw:end-color="#ffffff" draw:start-intensity="100%" draw:end-intensity="100%"/>
    <draw:gradient draw:name="a1477" draw:style="radial" draw:cx="50%" draw:cy="50%" draw:start-color="#dfe8c4" draw:end-color="#ffffff" draw:start-intensity="100%" draw:end-intensity="100%"/>
    <draw:gradient draw:name="a758" draw:style="radial" draw:cx="50%" draw:cy="50%" draw:start-color="#dfe8c4" draw:end-color="#ffffff" draw:start-intensity="100%" draw:end-intensity="100%"/>
    <draw:gradient draw:name="a1284" draw:style="radial" draw:cx="50%" draw:cy="50%" draw:start-color="#dfe8c4" draw:end-color="#ffffff" draw:start-intensity="100%" draw:end-intensity="100%"/>
    <draw:gradient draw:name="a937" draw:style="radial" draw:cx="50%" draw:cy="50%" draw:start-color="#dfe8c4" draw:end-color="#ffffff" draw:start-intensity="100%" draw:end-intensity="100%"/>
    <draw:gradient draw:name="a705" draw:style="radial" draw:cx="50%" draw:cy="50%" draw:start-color="#dfe8c4" draw:end-color="#ffffff" draw:start-intensity="100%" draw:end-intensity="100%"/>
    <draw:gradient draw:name="a1126" draw:style="radial" draw:cx="50%" draw:cy="50%" draw:start-color="#dfe8c4" draw:end-color="#ffffff" draw:start-intensity="100%" draw:end-intensity="100%"/>
    <draw:gradient draw:name="a1164" draw:style="radial" draw:cx="50%" draw:cy="50%" draw:start-color="#dfe8c4" draw:end-color="#ffffff" draw:start-intensity="100%" draw:end-intensity="100%"/>
    <draw:gradient draw:name="a1303" draw:style="radial" draw:cx="50%" draw:cy="50%" draw:start-color="#dfe8c4" draw:end-color="#ffffff" draw:start-intensity="100%" draw:end-intensity="100%"/>
    <draw:gradient draw:name="a1410" draw:style="radial" draw:cx="50%" draw:cy="50%" draw:start-color="#dfe8c4" draw:end-color="#ffffff" draw:start-intensity="100%" draw:end-intensity="100%"/>
    <draw:gradient draw:name="a484" draw:style="radial" draw:cx="50%" draw:cy="50%" draw:start-color="#dfe8c4" draw:end-color="#ffffff" draw:start-intensity="100%" draw:end-intensity="100%"/>
    <draw:gradient draw:name="a257" draw:style="radial" draw:cx="50%" draw:cy="50%" draw:start-color="#dfe8c4" draw:end-color="#ffffff" draw:start-intensity="100%" draw:end-intensity="100%"/>
    <draw:gradient draw:name="a1388" draw:style="radial" draw:cx="50%" draw:cy="50%" draw:start-color="#dfe8c4" draw:end-color="#ffffff" draw:start-intensity="100%" draw:end-intensity="100%"/>
    <draw:gradient draw:name="a310"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334" draw:style="radial" draw:cx="50%" draw:cy="50%" draw:start-color="#dfe8c4" draw:end-color="#ffffff" draw:start-intensity="100%" draw:end-intensity="100%"/>
    <draw:gradient draw:name="a138" draw:style="radial" draw:cx="50%" draw:cy="50%" draw:start-color="#dfe8c4" draw:end-color="#ffffff" draw:start-intensity="100%" draw:end-intensity="100%"/>
    <draw:gradient draw:name="a994" draw:style="radial" draw:cx="50%" draw:cy="50%" draw:start-color="#dfe8c4" draw:end-color="#ffffff" draw:start-intensity="100%" draw:end-intensity="100%"/>
    <draw:gradient draw:name="a393" draw:style="radial" draw:cx="50%" draw:cy="50%" draw:start-color="#dfe8c4" draw:end-color="#ffffff" draw:start-intensity="100%" draw:end-intensity="100%"/>
    <draw:gradient draw:name="a1252" draw:style="radial" draw:cx="50%" draw:cy="50%" draw:start-color="#dfe8c4" draw:end-color="#ffffff" draw:start-intensity="100%" draw:end-intensity="100%"/>
    <draw:gradient draw:name="a533" draw:style="radial" draw:cx="50%" draw:cy="50%" draw:start-color="#dfe8c4" draw:end-color="#ffffff" draw:start-intensity="100%" draw:end-intensity="100%"/>
    <draw:gradient draw:name="a1060" draw:style="radial" draw:cx="50%" draw:cy="50%" draw:start-color="#dfe8c4" draw:end-color="#ffffff" draw:start-intensity="100%" draw:end-intensity="100%"/>
    <draw:gradient draw:name="a874" draw:style="radial" draw:cx="50%" draw:cy="50%" draw:start-color="#dfe8c4" draw:end-color="#ffffff" draw:start-intensity="100%" draw:end-intensity="100%"/>
    <draw:gradient draw:name="a1433" draw:style="radial" draw:cx="50%" draw:cy="50%" draw:start-color="#dfe8c4" draw:end-color="#ffffff" draw:start-intensity="100%" draw:end-intensity="100%"/>
    <draw:gradient draw:name="a821" draw:style="radial" draw:cx="50%" draw:cy="50%" draw:start-color="#dfe8c4" draw:end-color="#ffffff" draw:start-intensity="100%" draw:end-intensity="100%"/>
    <draw:gradient draw:name="a578" draw:style="radial" draw:cx="50%" draw:cy="50%" draw:start-color="#dfe8c4" draw:end-color="#ffffff" draw:start-intensity="100%" draw:end-intensity="100%"/>
    <draw:gradient draw:name="a1368" draw:style="radial" draw:cx="50%" draw:cy="50%" draw:start-color="#dfe8c4" draw:end-color="#ffffff" draw:start-intensity="100%" draw:end-intensity="100%"/>
    <draw:gradient draw:name="a1205" draw:style="radial" draw:cx="50%" draw:cy="50%" draw:start-color="#dfe8c4" draw:end-color="#ffffff" draw:start-intensity="100%" draw:end-intensity="100%"/>
    <draw:gradient draw:name="a648"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resentation" style:name="a234">
      <style:graphic-properties draw:fill="none" draw:stroke="solid" svg:stroke-width="0.01389in" svg:stroke-color="#000000" svg:stroke-opacity="100%"/>
    </style:style>
    <style:style style:family="text" style:name="a158">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1">
      <style:drawing-page-properties draw:fill="gradient" draw:fill-gradient-name="a31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draw:fill="none" draw:stroke="solid" svg:stroke-width="0.01389in" svg:stroke-color="#000000" svg:stroke-opacity="100%"/>
    </style:style>
    <style:style style:family="paragraph" style:name="a3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
      <style:drawing-page-properties draw:fill="gradient" draw:fill-gradient-name="a257"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262626" style:text-line-through-type="none" style:text-line-through-style="none" style:text-line-through-width="auto" style:text-line-through-color="font-color" style:text-position="0% 100%" fo:font-family="Cambri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262626" style:text-line-through-type="none" style:text-line-through-style="none" style:text-line-through-width="auto" style:text-line-through-color="font-color" style:text-position="0% 100%" fo:font-family="Cambri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595959" style:text-line-through-type="none" style:text-line-through-style="none" style:text-line-through-width="auto" style:text-line-through-color="font-color" style:text-position="0% 100%" fo:font-family="Century"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404040" style:text-line-through-type="none" style:text-line-through-style="none" style:text-line-through-width="auto" style:text-line-through-color="font-color" style:text-position="0% 100%" fo:font-family="Centur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gradient" draw:fill-gradient-name="a191"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3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draw:fill="none" draw:stroke="solid" svg:stroke-width="0.01389in" svg:stroke-color="#000000" svg:stroke-opacity="100%"/>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draw:fill="none" draw:stroke="solid" svg:stroke-width="0.01389in" svg:stroke-color="#000000" svg:stroke-opacity="100%"/>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gradient" draw:fill-gradient-name="a533"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draw:fill="none" draw:stroke="solid" svg:stroke-width="0.01389in" svg:stroke-color="#000000" svg:stroke-opacity="100%"/>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45">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draw:fill="none" draw:stroke="solid" svg:stroke-width="0.01389in" svg:stroke-color="#000000" svg:stroke-opacity="100%"/>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6">
      <style:drawing-page-properties draw:fill="gradient" draw:fill-gradient-name="a705"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gradient" draw:fill-gradient-name="a393"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404040" style:text-line-through-type="none" style:text-line-through-style="none" style:text-line-through-width="auto" style:text-line-through-color="font-color" style:text-position="0% 100%" fo:font-family="Centur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draw:fill="none" draw:stroke="solid" svg:stroke-width="0.01389in" svg:stroke-color="#000000" svg:stroke-opacity="100%"/>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gradient" draw:fill-gradient-name="a484"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2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9">
      <style:drawing-page-properties draw:fill="gradient" draw:fill-gradient-name="a648"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262626" style:text-line-through-type="none" style:text-line-through-style="none" style:text-line-through-width="auto" style:text-line-through-color="font-color" style:text-position="0% 100%" fo:font-family="Cambr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51">
      <style:text-properties fo:font-variant="normal" fo:text-transform="none" fo:color="#262626"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579">
      <style:drawing-page-properties draw:fill="gradient" draw:fill-gradient-name="a578"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draw:fill="none" draw:stroke="solid" svg:stroke-width="0.01389in" svg:stroke-color="#000000" svg:stroke-opacity="100%"/>
    </style:style>
    <style:style style:family="paragraph" style:name="a6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262626" style:text-line-through-type="none" style:text-line-through-style="none" style:text-line-through-width="auto" style:text-line-through-color="font-color" style:text-position="0% 100%" fo:font-family="Cambr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262626"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2">
      <style:drawing-page-properties draw:fill="gradient" draw:fill-gradient-name="a821"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gradient" draw:fill-gradient-name="a758"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4">
      <style:graphic-properties draw:fill="none" draw:stroke="solid" svg:stroke-width="0.01389in" svg:stroke-color="#000000" svg:stroke-opacity="100%"/>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17">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draw:fill="none" draw:stroke="solid" svg:stroke-width="0.01389in" svg:stroke-color="#000000" svg:stroke-opacity="100%"/>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61">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64">
      <style:text-properties fo:font-variant="normal" fo:text-transform="none" fo:color="#7f7f7f"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draw:fill="none" draw:stroke="solid" svg:stroke-width="0.01389in" svg:stroke-color="#000000" svg:stroke-opacity="100%"/>
    </style:style>
    <style:style style:family="paragraph" style:name="a10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draw:fill="none" draw:stroke="solid" svg:stroke-width="0.01389in" svg:stroke-color="#000000" svg:stroke-opacity="100%"/>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8">
      <style:drawing-page-properties draw:fill="gradient" draw:fill-gradient-name="a937"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7">
      <style:graphic-properties draw:fill="none" draw:stroke="solid" svg:stroke-width="0.01389in" svg:stroke-color="#000000" svg:stroke-opacity="100%"/>
    </style:style>
    <style:style style:family="paragraph" style:name="a1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2">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a53010" style:text-line-through-type="none" style:text-line-through-style="none" style:text-line-through-width="auto" style:text-line-through-color="font-color" style:text-position="0% 100%" fo:font-family="Centur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8">
      <style:graphic-properties draw:fill="none" draw:stroke="solid" svg:stroke-width="0.01389in" svg:stroke-color="#000000" svg:stroke-opacity="100%"/>
    </style:style>
    <style:style style:family="text" style:name="a951">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gradient" draw:fill-gradient-name="a874"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262626" style:text-line-through-type="none" style:text-line-through-style="none" style:text-line-through-width="auto" style:text-line-through-color="font-color" style:text-position="0% 100%" fo:font-family="Cambria"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0">
      <style:text-properties fo:font-variant="normal" fo:text-transform="none" fo:color="#a53010" style:text-line-through-type="none" style:text-line-through-style="none" style:text-line-through-width="auto" style:text-line-through-color="font-color" style:text-position="0% 100%" fo:font-family="Century"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6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84">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1">
      <style:drawing-page-properties draw:fill="gradient" draw:fill-gradient-name="a106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1">
      <style:graphic-properties draw:fill="none" draw:stroke="solid" svg:stroke-width="0.01389in" svg:stroke-color="#000000" svg:stroke-opacity="100%"/>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83">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5">
      <style:drawing-page-properties draw:fill="gradient" draw:fill-gradient-name="a994"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26262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9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
      <style:graphic-properties draw:fill="none" draw:stroke="solid" svg:stroke-width="0.01389in" svg:stroke-color="#000000" svg:stroke-opacity="100%"/>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entur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
      <style:drawing-page-properties draw:fill="gradient" draw:fill-gradient-name="a138"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262626" style:text-line-through-type="none" style:text-line-through-style="none" style:text-line-through-width="auto" style:text-line-through-color="font-color" style:text-position="0% 100%" fo:font-family="Cambria"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ambr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Centur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effff" style:text-line-through-type="none" style:text-line-through-style="none" style:text-line-through-width="auto" style:text-line-through-color="font-color" style:text-position="0% 100%" fo:font-family="Centur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entury"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00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4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07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7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4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4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0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10/4/2019</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presentation:notes style:page-layout-name="pageLayout2" draw:style-name="a137">
        <draw:frame draw:id="id32" presentation:style-name="a110" draw:name="Espace réservé de l'en-tête 1" svg:x="0in" svg:y="0in" svg:width="3.25in" svg:height="0.50174in" presentation:class="header" presentation:placeholder="false">
          <draw:text-box>
            <text:p text:style-name="a109" text:class-names="" text:cond-style-name=""><text:span text:style-name="a108" text:class-names=""/></text:p>
          </draw:text-box>
          <svg:title/>
          <svg:desc/>
        </draw:frame>
        <draw:frame draw:id="id33" presentation:style-name="a114" draw:name="Espace réservé de la date 2" svg:x="4.24826in" svg:y="0in" svg:width="3.25in" svg:height="0.50174in" presentation:class="date-time" presentation:placeholder="false">
          <draw:text-box>
            <text:p text:style-name="a113" text:class-names="" text:cond-style-name=""><text:span text:style-name="a111" text:class-names=""><text:date text:fixed="false" style:data-style-name="a112">04/10/2019</text:date></text:span></text:p>
          </draw:text-box>
          <svg:title/>
          <svg:desc/>
        </draw:frame>
        <draw:page-thumbnail svg:x="0.75in" svg:y="1.25in" svg:width="6in" svg:height="3.375in" presentation:class="page" draw:id="id34" presentation:style-name="a115" draw:name="Espace réservé de l'image des diapositives 3">
          <svg:title/>
          <svg:desc/>
        </draw:page-thumbnail>
        <draw:frame draw:id="id35" presentation:style-name="a130" draw:name="Espace réservé des notes 4" svg:x="0.75in" svg:y="4.8125in" svg:width="6in" svg:height="3.9375in" presentation:class="notes" presentation:placeholder="false">
          <draw:text-box>
            <text:p text:style-name="a117" text:class-names="" text:cond-style-name=""><text:span text:style-name="a116" text:class-names="">Cliquez pour modifier les styles du texte du masque</text:span></text:p>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36" presentation:style-name="a133" draw:name="Espace réservé du pied de page 5" svg:x="0in" svg:y="9.49826in" svg:width="3.25in" svg:height="0.50174in" presentation:class="footer" presentation:placeholder="false">
          <draw:text-box>
            <text:p text:style-name="a132" text:class-names="" text:cond-style-name=""><text:span text:style-name="a131" text:class-names=""/></text:p>
          </draw:text-box>
          <svg:title/>
          <svg:desc/>
        </draw:frame>
        <draw:frame draw:id="id37" presentation:style-name="a136" draw:name="Espace réservé du numéro de diapositive 6" svg:x="4.24826in" svg:y="9.49826in" svg:width="3.25in" svg:height="0.50174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master-page>
    <style:master-page style:name="Master1-Layout1-title-Diapositive-de-titre" style:page-layout-name="pageLayout1" draw:style-name="a139">
      <draw:frame draw:id="id38" presentation:style-name="a143" draw:name="Title 1" svg:x="2.8316in" svg:y="2.75in" svg:width="9.75in" svg:height="2.47461in" presentation:class="title" presentation:placeholder="false">
        <draw:text-box>
          <text:p text:style-name="a142" text:class-names="" text:cond-style-name=""><text:span text:style-name="a140" text:class-names="">Modifiez le style du titre</text:span><text:span text:style-name="a141" text:class-names=""/></text:p>
        </draw:text-box>
        <svg:title/>
        <svg:desc/>
      </draw:frame>
      <draw:frame draw:id="id39" presentation:style-name="a147" draw:name="Subtitle 2" svg:x="2.8316in" svg:y="5.22461in" svg:width="9.75in" svg:height="1.23172in" presentation:class="subtitle" presentation:placeholder="false">
        <draw:text-box>
          <text:p text:style-name="a146" text:class-names="" text:cond-style-name=""><text:span text:style-name="a144" text:class-names="">Modifiez le style des sous-titres du masque</text:span><text:span text:style-name="a145" text:class-names=""/></text:p>
        </draw:text-box>
        <svg:title/>
        <svg:desc/>
      </draw:frame>
      <draw:frame draw:id="id40" presentation:style-name="a151" draw:name="Date Placeholder 3" svg:x="11.3316in" svg:y="6.70433in" svg:width="1.25359in" svg:height="0.40507in" presentation:class="date-time" presentation:placeholder="false">
        <draw:text-box>
          <text:p text:style-name="a150" text:class-names="" text:cond-style-name=""><text:span text:style-name="a148" text:class-names=""><text:date text:fixed="false" style:data-style-name="a149">10/4/2019</text:date></text:span></text:p>
        </draw:text-box>
        <svg:title/>
        <svg:desc/>
      </draw:frame>
      <draw:frame draw:id="id41" presentation:style-name="a154" draw:name="Footer Placeholder 4" svg:x="2.8316in" svg:y="6.7102in" svg:width="8.33333in" svg:height="0.39931in" presentation:class="footer" presentation:placeholder="false">
        <draw:text-box>
          <text:p text:style-name="a153" text:class-names="" text:cond-style-name=""><text:span text:style-name="a152" text:class-names=""/></text:p>
        </draw:text-box>
        <svg:title/>
        <svg:desc/>
      </draw:frame>
      <draw:custom-shape svg:x="0in" svg:y="4.72858in" svg:width="1.90797in" svg:height="0.85148in" draw:id="id42" draw:style-name="a157" draw:name="Freeform 6">
        <svg:title/>
        <svg:desc/>
        <text:p text:style-name="a156" text:class-names="" text:cond-style-name=""><text:span text:style-name="a155"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3" presentation:style-name="a160" draw:name="Slide Number Placeholder 5" svg:x="0.5816in" svg:y="4.95357in" svg:width="0.85276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presentation:notes style:page-layout-name="pageLayout2" draw:style-name="a190">
        <draw:frame draw:id="id32" presentation:style-name="a163" draw:name="Espace réservé de l'en-tête 1" svg:x="0in" svg:y="0in" svg:width="3.25in" svg:height="0.50174in" presentation:class="header" presentation:placeholder="false">
          <draw:text-box>
            <text:p text:style-name="a162" text:class-names="" text:cond-style-name=""><text:span text:style-name="a161" text:class-names=""/></text:p>
          </draw:text-box>
          <svg:title/>
          <svg:desc/>
        </draw:frame>
        <draw:frame draw:id="id33" presentation:style-name="a167" draw:name="Espace réservé de la date 2" svg:x="4.24826in" svg:y="0in" svg:width="3.25in" svg:height="0.50174in" presentation:class="date-time" presentation:placeholder="false">
          <draw:text-box>
            <text:p text:style-name="a166" text:class-names="" text:cond-style-name=""><text:span text:style-name="a164" text:class-names=""><text:date text:fixed="false" style:data-style-name="a165">04/10/2019</text:date></text:span></text:p>
          </draw:text-box>
          <svg:title/>
          <svg:desc/>
        </draw:frame>
        <draw:page-thumbnail svg:x="0.75in" svg:y="1.25in" svg:width="6in" svg:height="3.375in" presentation:class="page" draw:id="id34" presentation:style-name="a168" draw:name="Espace réservé de l'image des diapositives 3">
          <svg:title/>
          <svg:desc/>
        </draw:page-thumbnail>
        <draw:frame draw:id="id35" presentation:style-name="a183" draw:name="Espace réservé des notes 4" svg:x="0.75in" svg:y="4.8125in" svg:width="6in" svg:height="3.9375in" presentation:class="notes" presentation:placeholder="false">
          <draw:text-box>
            <text:p text:style-name="a170" text:class-names="" text:cond-style-name=""><text:span text:style-name="a169" text:class-names="">Cliquez pour modifier les styles du texte du masque</text:span></text:p>
            <text:list text:style-name="a173">
              <text:list-item>
                <text:list text:style-name="a173">
                  <text:list-item>
                    <text:p text:style-name="a172" text:class-names="" text:cond-style-name=""><text:span text:style-name="a171" text:class-names="">Deuxième niveau</text:span></text:p>
                  </text:list-item>
                </text:list>
              </text:list-item>
            </text:list>
            <text:list text:style-name="a176">
              <text:list-item>
                <text:list text:style-name="a176">
                  <text:list-item>
                    <text:list text:style-name="a176">
                      <text:list-item>
                        <text:p text:style-name="a175" text:class-names="" text:cond-style-name=""><text:span text:style-name="a174" text:class-names="">Troisième niveau</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trième niveau</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80" text:class-names="">Cinquième niveau</text:span></text:p>
                              </text:list-item>
                            </text:list>
                          </text:list-item>
                        </text:list>
                      </text:list-item>
                    </text:list>
                  </text:list-item>
                </text:list>
              </text:list-item>
            </text:list>
          </draw:text-box>
          <svg:title/>
          <svg:desc/>
        </draw:frame>
        <draw:frame draw:id="id36" presentation:style-name="a186" draw:name="Espace réservé du pied de page 5" svg:x="0in" svg:y="9.49826in" svg:width="3.25in" svg:height="0.50174in" presentation:class="footer" presentation:placeholder="false">
          <draw:text-box>
            <text:p text:style-name="a185" text:class-names="" text:cond-style-name=""><text:span text:style-name="a184" text:class-names=""/></text:p>
          </draw:text-box>
          <svg:title/>
          <svg:desc/>
        </draw:frame>
        <draw:frame draw:id="id37" presentation:style-name="a189" draw:name="Espace réservé du numéro de diapositive 6" svg:x="4.24826in" svg:y="9.49826in" svg:width="3.25in" svg:height="0.50174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master-page>
    <style:master-page style:name="Master1-Layout2-obj-Titre-et-contenu" style:page-layout-name="pageLayout1" draw:style-name="a192">
      <draw:frame draw:id="id44" presentation:style-name="a196" draw:name="Title 1" svg:x="2.83566in" svg:y="0.68253in" svg:width="9.74594in" svg:height="1.4008in" presentation:class="title" presentation:placeholder="false">
        <draw:text-box>
          <text:p text:style-name="a195" text:class-names="" text:cond-style-name=""><text:span text:style-name="a193" text:class-names="">Modifiez le style du titre</text:span><text:span text:style-name="a194" text:class-names=""/></text:p>
        </draw:text-box>
        <svg:title/>
        <svg:desc/>
      </draw:frame>
      <draw:frame draw:id="id45" presentation:style-name="a213" draw:name="Content Placeholder 2" svg:x="2.8316in" svg:y="2.33333in" svg:width="9.75in" svg:height="4.13126in" presentation:class="object" presentation:placeholder="false">
        <draw:text-box>
          <text:list text:style-name="a199">
            <text:list-item>
              <text:p text:style-name="a198" text:class-names="" text:cond-style-name=""><text:span text:style-name="a197" text:class-names="">Cliquez pour modifier les styles du texte du masque</text:span></text:p>
            </text:list-item>
          </text:list>
          <text:list text:style-name="a202">
            <text:list-item>
              <text:list text:style-name="a202">
                <text:list-item>
                  <text:p text:style-name="a201" text:class-names="" text:cond-style-name=""><text:span text:style-name="a200" text:class-names="">Deuxième niveau</text:span></text:p>
                </text:list-item>
              </text:list>
            </text:list-item>
          </text:list>
          <text:list text:style-name="a205">
            <text:list-item>
              <text:list text:style-name="a205">
                <text:list-item>
                  <text:list text:style-name="a205">
                    <text:list-item>
                      <text:p text:style-name="a204" text:class-names="" text:cond-style-name=""><text:span text:style-name="a203" text:class-names="">Troisième niveau</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Quatrième niveau</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Cinquième niveau</text:span><text:span text:style-name="a210" text:class-names=""/></text:p>
                            </text:list-item>
                          </text:list>
                        </text:list-item>
                      </text:list>
                    </text:list-item>
                  </text:list>
                </text:list-item>
              </text:list>
            </text:list-item>
          </text:list>
        </draw:text-box>
        <svg:title/>
        <svg:desc/>
      </draw:frame>
      <draw:frame draw:id="id46" presentation:style-name="a217" draw:name="Date Placeholder 3" svg:x="11.3316in" svg:y="6.70433in" svg:width="1.25359in" svg:height="0.40507in" presentation:class="date-time" presentation:placeholder="false">
        <draw:text-box>
          <text:p text:style-name="a216" text:class-names="" text:cond-style-name=""><text:span text:style-name="a214" text:class-names=""><text:date text:fixed="false" style:data-style-name="a215">10/4/2019</text:date></text:span></text:p>
        </draw:text-box>
        <svg:title/>
        <svg:desc/>
      </draw:frame>
      <draw:frame draw:id="id47" presentation:style-name="a220" draw:name="Footer Placeholder 4" svg:x="2.8316in" svg:y="6.7102in" svg:width="8.33333in" svg:height="0.39931in" presentation:class="footer" presentation:placeholder="false">
        <draw:text-box>
          <text:p text:style-name="a219" text:class-names="" text:cond-style-name=""><text:span text:style-name="a218" text:class-names=""/></text:p>
        </draw:text-box>
        <svg:title/>
        <svg:desc/>
      </draw:frame>
      <draw:custom-shape svg:x="-0.00458in" svg:y="0.78125in" svg:width="1.73723in" svg:height="0.55479in" draw:id="id48" draw:style-name="a223" draw:name="Freeform 11">
        <svg:title/>
        <svg:desc/>
        <text:p text:style-name="a222" text:class-names="" text:cond-style-name=""><text:span text:style-name="a22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9" presentation:style-name="a226" draw:name="Slide Number Placeholder 5" svg:x="0.5816in" svg:y="0.86153in" svg:width="0.85276in" svg:height="0.39931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page-layout-name="pageLayout2" draw:style-name="a256">
        <draw:frame draw:id="id32" presentation:style-name="a229" draw:name="Espace réservé de l'en-tête 1" svg:x="0in" svg:y="0in" svg:width="3.25in" svg:height="0.50174in" presentation:class="header" presentation:placeholder="false">
          <draw:text-box>
            <text:p text:style-name="a228" text:class-names="" text:cond-style-name=""><text:span text:style-name="a227" text:class-names=""/></text:p>
          </draw:text-box>
          <svg:title/>
          <svg:desc/>
        </draw:frame>
        <draw:frame draw:id="id33" presentation:style-name="a233" draw:name="Espace réservé de la date 2" svg:x="4.24826in" svg:y="0in" svg:width="3.25in" svg:height="0.50174in" presentation:class="date-time" presentation:placeholder="false">
          <draw:text-box>
            <text:p text:style-name="a232" text:class-names="" text:cond-style-name=""><text:span text:style-name="a230" text:class-names=""><text:date text:fixed="false" style:data-style-name="a231">04/10/2019</text:date></text:span></text:p>
          </draw:text-box>
          <svg:title/>
          <svg:desc/>
        </draw:frame>
        <draw:page-thumbnail svg:x="0.75in" svg:y="1.25in" svg:width="6in" svg:height="3.375in" presentation:class="page" draw:id="id34" presentation:style-name="a234" draw:name="Espace réservé de l'image des diapositives 3">
          <svg:title/>
          <svg:desc/>
        </draw:page-thumbnail>
        <draw:frame draw:id="id35" presentation:style-name="a249" draw:name="Espace réservé des notes 4" svg:x="0.75in" svg:y="4.8125in" svg:width="6in" svg:height="3.9375in" presentation:class="notes" presentation:placeholder="false">
          <draw:text-box>
            <text:p text:style-name="a236" text:class-names="" text:cond-style-name=""><text:span text:style-name="a235" text:class-names="">Cliquez pour modifier les styles du texte du masque</text:span></text:p>
            <text:list text:style-name="a239">
              <text:list-item>
                <text:list text:style-name="a239">
                  <text:list-item>
                    <text:p text:style-name="a238" text:class-names="" text:cond-style-name=""><text:span text:style-name="a237" text:class-names="">Deuxième niveau</text:span></text:p>
                  </text:list-item>
                </text:list>
              </text:list-item>
            </text:list>
            <text:list text:style-name="a242">
              <text:list-item>
                <text:list text:style-name="a242">
                  <text:list-item>
                    <text:list text:style-name="a242">
                      <text:list-item>
                        <text:p text:style-name="a241" text:class-names="" text:cond-style-name=""><text:span text:style-name="a240" text:class-names="">Troisième niveau</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Cinquième niveau</text:span></text:p>
                              </text:list-item>
                            </text:list>
                          </text:list-item>
                        </text:list>
                      </text:list-item>
                    </text:list>
                  </text:list-item>
                </text:list>
              </text:list-item>
            </text:list>
          </draw:text-box>
          <svg:title/>
          <svg:desc/>
        </draw:frame>
        <draw:frame draw:id="id36" presentation:style-name="a252" draw:name="Espace réservé du pied de page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37" presentation:style-name="a255" draw:name="Espace réservé du numéro de diapositive 6" svg:x="4.24826in" svg:y="9.49826in" svg:width="3.25in" svg:height="0.50174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master-page>
    <style:master-page style:name="Master1-Layout3-secHead-Titre-de-section" style:page-layout-name="pageLayout1" draw:style-name="a258">
      <draw:frame draw:id="id50" presentation:style-name="a262" draw:name="Title 1" svg:x="2.8316in" svg:y="2.25148in" svg:width="9.75in" svg:height="1.6063in" presentation:class="title" presentation:placeholder="false">
        <draw:text-box>
          <text:p text:style-name="a261" text:class-names="" text:cond-style-name=""><text:span text:style-name="a259" text:class-names="">Modifiez le style du titre</text:span><text:span text:style-name="a260" text:class-names=""/></text:p>
        </draw:text-box>
        <svg:title/>
        <svg:desc/>
      </draw:frame>
      <draw:frame draw:id="id51" presentation:style-name="a266" draw:name="Text Placeholder 2" svg:x="2.8316in" svg:y="3.8606in" svg:width="9.75in" svg:height="0.94094in" presentation:class="outline" presentation:placeholder="false">
        <draw:text-box>
          <text:list text:style-name="a265">
            <text:list-item>
              <text:p text:style-name="a264" text:class-names="" text:cond-style-name=""><text:span text:style-name="a263" text:class-names="">Cliquez pour modifier les styles du texte du masque</text:span></text:p>
            </text:list-item>
          </text:list>
        </draw:text-box>
        <svg:title/>
        <svg:desc/>
      </draw:frame>
      <draw:frame draw:id="id52" presentation:style-name="a270" draw:name="Date Placeholder 3" svg:x="11.3316in" svg:y="6.70433in" svg:width="1.25359in" svg:height="0.40507in" presentation:class="date-time" presentation:placeholder="false">
        <draw:text-box>
          <text:p text:style-name="a269" text:class-names="" text:cond-style-name=""><text:span text:style-name="a267" text:class-names=""><text:date text:fixed="false" style:data-style-name="a268">10/4/2019</text:date></text:span></text:p>
        </draw:text-box>
        <svg:title/>
        <svg:desc/>
      </draw:frame>
      <draw:frame draw:id="id53" presentation:style-name="a273" draw:name="Footer Placeholder 4" svg:x="2.8316in" svg:y="6.7102in" svg:width="8.33333in" svg:height="0.39931in" presentation:class="footer" presentation:placeholder="false">
        <draw:text-box>
          <text:p text:style-name="a272" text:class-names="" text:cond-style-name=""><text:span text:style-name="a271" text:class-names=""/></text:p>
        </draw:text-box>
        <svg:title/>
        <svg:desc/>
      </draw:frame>
      <draw:custom-shape svg:x="-0.00458in" svg:y="3.47569in" svg:width="1.73723in" svg:height="0.55479in" draw:id="id54" draw:style-name="a276" draw:name="Freeform 11">
        <svg:title/>
        <svg:desc/>
        <text:p text:style-name="a275" text:class-names="" text:cond-style-name=""><text:span text:style-name="a27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5" presentation:style-name="a279" draw:name="Slide Number Placeholder 5" svg:x="0.5816in" svg:y="3.54783in" svg:width="0.85276in" svg:height="0.39931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309">
        <draw:frame draw:id="id32" presentation:style-name="a282" draw:name="Espace réservé de l'en-tête 1" svg:x="0in" svg:y="0in" svg:width="3.25in" svg:height="0.50174in" presentation:class="header" presentation:placeholder="false">
          <draw:text-box>
            <text:p text:style-name="a281" text:class-names="" text:cond-style-name=""><text:span text:style-name="a280" text:class-names=""/></text:p>
          </draw:text-box>
          <svg:title/>
          <svg:desc/>
        </draw:frame>
        <draw:frame draw:id="id33" presentation:style-name="a286" draw:name="Espace réservé de la date 2" svg:x="4.24826in" svg:y="0in" svg:width="3.25in" svg:height="0.50174in" presentation:class="date-time" presentation:placeholder="false">
          <draw:text-box>
            <text:p text:style-name="a285" text:class-names="" text:cond-style-name=""><text:span text:style-name="a283" text:class-names=""><text:date text:fixed="false" style:data-style-name="a284">04/10/2019</text:date></text:span></text:p>
          </draw:text-box>
          <svg:title/>
          <svg:desc/>
        </draw:frame>
        <draw:page-thumbnail svg:x="0.75in" svg:y="1.25in" svg:width="6in" svg:height="3.375in" presentation:class="page" draw:id="id34" presentation:style-name="a287" draw:name="Espace réservé de l'image des diapositives 3">
          <svg:title/>
          <svg:desc/>
        </draw:page-thumbnail>
        <draw:frame draw:id="id35" presentation:style-name="a302" draw:name="Espace réservé des notes 4" svg:x="0.75in" svg:y="4.8125in" svg:width="6in" svg:height="3.9375in" presentation:class="notes" presentation:placeholder="false">
          <draw:text-box>
            <text:p text:style-name="a289" text:class-names="" text:cond-style-name=""><text:span text:style-name="a288" text:class-names="">Cliquez pour modifier les styles du texte du masque</text:span></text:p>
            <text:list text:style-name="a292">
              <text:list-item>
                <text:list text:style-name="a292">
                  <text:list-item>
                    <text:p text:style-name="a291" text:class-names="" text:cond-style-name=""><text:span text:style-name="a290" text:class-names="">Deuxième niveau</text:span></text:p>
                  </text:list-item>
                </text:list>
              </text:list-item>
            </text:list>
            <text:list text:style-name="a295">
              <text:list-item>
                <text:list text:style-name="a295">
                  <text:list-item>
                    <text:list text:style-name="a295">
                      <text:list-item>
                        <text:p text:style-name="a294" text:class-names="" text:cond-style-name=""><text:span text:style-name="a293" text:class-names="">Troisième niveau</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Quatrième niveau</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Cinquième niveau</text:span></text:p>
                              </text:list-item>
                            </text:list>
                          </text:list-item>
                        </text:list>
                      </text:list-item>
                    </text:list>
                  </text:list-item>
                </text:list>
              </text:list-item>
            </text:list>
          </draw:text-box>
          <svg:title/>
          <svg:desc/>
        </draw:frame>
        <draw:frame draw:id="id36" presentation:style-name="a305" draw:name="Espace réservé du pied de page 5" svg:x="0in" svg:y="9.49826in" svg:width="3.25in" svg:height="0.50174in" presentation:class="footer" presentation:placeholder="false">
          <draw:text-box>
            <text:p text:style-name="a304" text:class-names="" text:cond-style-name=""><text:span text:style-name="a303" text:class-names=""/></text:p>
          </draw:text-box>
          <svg:title/>
          <svg:desc/>
        </draw:frame>
        <draw:frame draw:id="id37" presentation:style-name="a308" draw:name="Espace réservé du numéro de diapositive 6" svg:x="4.24826in" svg:y="9.49826in" svg:width="3.25in" svg:height="0.50174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master-page>
    <style:master-page style:name="Master1-Layout4-twoObj-Deux-contenus" style:page-layout-name="pageLayout1" draw:style-name="a311">
      <draw:frame draw:id="id56" presentation:style-name="a315" draw:name="Title 7" svg:x="2.83566in" svg:y="0.68253in" svg:width="9.74594in" svg:height="1.4008in" presentation:class="title" presentation:placeholder="false">
        <draw:text-box>
          <text:p text:style-name="a314" text:class-names="" text:cond-style-name=""><text:span text:style-name="a312" text:class-names="">Modifiez le style du titre</text:span><text:span text:style-name="a313" text:class-names=""/></text:p>
        </draw:text-box>
        <svg:title/>
        <svg:desc/>
      </draw:frame>
      <draw:frame draw:id="id57" presentation:style-name="a332" draw:name="Content Placeholder 2" svg:x="2.8316in" svg:y="2.33333in" svg:width="4.7177in" svg:height="4.13126in" presentation:class="object" presentation:placeholder="false">
        <draw:text-box>
          <text:list text:style-name="a318">
            <text:list-item>
              <text:p text:style-name="a317" text:class-names="" text:cond-style-name=""><text:span text:style-name="a316" text:class-names="">Cliquez pour modifier les styles du texte du masque</text:span></text:p>
            </text:list-item>
          </text:list>
          <text:list text:style-name="a321">
            <text:list-item>
              <text:list text:style-name="a321">
                <text:list-item>
                  <text:p text:style-name="a320" text:class-names="" text:cond-style-name=""><text:span text:style-name="a319" text:class-names="">Deuxième niveau</text:span></text:p>
                </text:list-item>
              </text:list>
            </text:list-item>
          </text:list>
          <text:list text:style-name="a324">
            <text:list-item>
              <text:list text:style-name="a324">
                <text:list-item>
                  <text:list text:style-name="a324">
                    <text:list-item>
                      <text:p text:style-name="a323" text:class-names="" text:cond-style-name=""><text:span text:style-name="a322" text:class-names="">Troisième niveau</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Quatrième niveau</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8" text:class-names="">Cinquième niveau</text:span><text:span text:style-name="a329" text:class-names=""/></text:p>
                            </text:list-item>
                          </text:list>
                        </text:list-item>
                      </text:list>
                    </text:list-item>
                  </text:list>
                </text:list-item>
              </text:list>
            </text:list-item>
          </text:list>
        </draw:text-box>
        <svg:title/>
        <svg:desc/>
      </draw:frame>
      <draw:frame draw:id="id58" presentation:style-name="a349" draw:name="Content Placeholder 3" svg:x="7.8639in" svg:y="2.32526in" svg:width="4.7177in" svg:height="4.13126in" presentation:class="object" presentation:placeholder="false">
        <draw:text-box>
          <text:list text:style-name="a335">
            <text:list-item>
              <text:p text:style-name="a334" text:class-names="" text:cond-style-name=""><text:span text:style-name="a333" text:class-names="">Cliquez pour modifier les styles du texte du masque</text:span></text:p>
            </text:list-item>
          </text:list>
          <text:list text:style-name="a338">
            <text:list-item>
              <text:list text:style-name="a338">
                <text:list-item>
                  <text:p text:style-name="a337" text:class-names="" text:cond-style-name=""><text:span text:style-name="a336" text:class-names="">Deuxième niveau</text:span></text:p>
                </text:list-item>
              </text:list>
            </text:list-item>
          </text:list>
          <text:list text:style-name="a341">
            <text:list-item>
              <text:list text:style-name="a341">
                <text:list-item>
                  <text:list text:style-name="a341">
                    <text:list-item>
                      <text:p text:style-name="a340" text:class-names="" text:cond-style-name=""><text:span text:style-name="a339" text:class-names="">Troisième niveau</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Quatrième niveau</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5" text:class-names="">Cinquième niveau</text:span><text:span text:style-name="a346" text:class-names=""/></text:p>
                            </text:list-item>
                          </text:list>
                        </text:list-item>
                      </text:list>
                    </text:list-item>
                  </text:list>
                </text:list-item>
              </text:list>
            </text:list-item>
          </text:list>
        </draw:text-box>
        <svg:title/>
        <svg:desc/>
      </draw:frame>
      <draw:frame draw:id="id59" presentation:style-name="a353" draw:name="Date Placeholder 4" svg:x="11.3316in" svg:y="6.70433in" svg:width="1.25359in" svg:height="0.40507in" presentation:class="date-time" presentation:placeholder="false">
        <draw:text-box>
          <text:p text:style-name="a352" text:class-names="" text:cond-style-name=""><text:span text:style-name="a350" text:class-names=""><text:date text:fixed="false" style:data-style-name="a351">10/4/2019</text:date></text:span></text:p>
        </draw:text-box>
        <svg:title/>
        <svg:desc/>
      </draw:frame>
      <draw:frame draw:id="id60" presentation:style-name="a356" draw:name="Footer Placeholder 5" svg:x="2.8316in" svg:y="6.7102in" svg:width="8.33333in" svg:height="0.39931in" presentation:class="footer" presentation:placeholder="false">
        <draw:text-box>
          <text:p text:style-name="a355" text:class-names="" text:cond-style-name=""><text:span text:style-name="a354" text:class-names=""/></text:p>
        </draw:text-box>
        <svg:title/>
        <svg:desc/>
      </draw:frame>
      <draw:custom-shape svg:x="-0.00458in" svg:y="0.78125in" svg:width="1.73723in" svg:height="0.55479in" draw:id="id61" draw:style-name="a359" draw:name="Freeform 11">
        <svg:title/>
        <svg:desc/>
        <text:p text:style-name="a358" text:class-names="" text:cond-style-name=""><text:span text:style-name="a35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62" presentation:style-name="a362" draw:name="Slide Number Placeholder 5" svg:x="0.5816in" svg:y="0.86153in" svg:width="0.85276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2">
        <draw:frame draw:id="id32" presentation:style-name="a365" draw:name="Espace réservé de l'en-tête 1" svg:x="0in" svg:y="0in" svg:width="3.25in" svg:height="0.50174in" presentation:class="header" presentation:placeholder="false">
          <draw:text-box>
            <text:p text:style-name="a364" text:class-names="" text:cond-style-name=""><text:span text:style-name="a363" text:class-names=""/></text:p>
          </draw:text-box>
          <svg:title/>
          <svg:desc/>
        </draw:frame>
        <draw:frame draw:id="id33" presentation:style-name="a369" draw:name="Espace réservé de la date 2" svg:x="4.24826in" svg:y="0in" svg:width="3.25in" svg:height="0.50174in" presentation:class="date-time" presentation:placeholder="false">
          <draw:text-box>
            <text:p text:style-name="a368" text:class-names="" text:cond-style-name=""><text:span text:style-name="a366" text:class-names=""><text:date text:fixed="false" style:data-style-name="a367">04/10/2019</text:date></text:span></text:p>
          </draw:text-box>
          <svg:title/>
          <svg:desc/>
        </draw:frame>
        <draw:page-thumbnail svg:x="0.75in" svg:y="1.25in" svg:width="6in" svg:height="3.375in" presentation:class="page" draw:id="id34" presentation:style-name="a370" draw:name="Espace réservé de l'image des diapositives 3">
          <svg:title/>
          <svg:desc/>
        </draw:page-thumbnail>
        <draw:frame draw:id="id35" presentation:style-name="a385" draw:name="Espace réservé des notes 4" svg:x="0.75in" svg:y="4.8125in" svg:width="6in" svg:height="3.9375in" presentation:class="notes" presentation:placeholder="false">
          <draw:text-box>
            <text:p text:style-name="a372" text:class-names="" text:cond-style-name=""><text:span text:style-name="a371" text:class-names="">Cliquez pour modifier les styles du texte du masque</text:span></text:p>
            <text:list text:style-name="a375">
              <text:list-item>
                <text:list text:style-name="a375">
                  <text:list-item>
                    <text:p text:style-name="a374" text:class-names="" text:cond-style-name=""><text:span text:style-name="a373" text:class-names="">Deuxième niveau</text:span></text:p>
                  </text:list-item>
                </text:list>
              </text:list-item>
            </text:list>
            <text:list text:style-name="a378">
              <text:list-item>
                <text:list text:style-name="a378">
                  <text:list-item>
                    <text:list text:style-name="a378">
                      <text:list-item>
                        <text:p text:style-name="a377" text:class-names="" text:cond-style-name=""><text:span text:style-name="a376" text:class-names="">Troisième niveau</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Quatrième niveau</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Cinquième niveau</text:span></text:p>
                              </text:list-item>
                            </text:list>
                          </text:list-item>
                        </text:list>
                      </text:list-item>
                    </text:list>
                  </text:list-item>
                </text:list>
              </text:list-item>
            </text:list>
          </draw:text-box>
          <svg:title/>
          <svg:desc/>
        </draw:frame>
        <draw:frame draw:id="id36" presentation:style-name="a388" draw:name="Espace réservé du pied de page 5" svg:x="0in" svg:y="9.49826in" svg:width="3.25in" svg:height="0.50174in" presentation:class="footer" presentation:placeholder="false">
          <draw:text-box>
            <text:p text:style-name="a387" text:class-names="" text:cond-style-name=""><text:span text:style-name="a386" text:class-names=""/></text:p>
          </draw:text-box>
          <svg:title/>
          <svg:desc/>
        </draw:frame>
        <draw:frame draw:id="id37" presentation:style-name="a391" draw:name="Espace réservé du numéro de diapositive 6" svg:x="4.24826in" svg:y="9.49826in" svg:width="3.25in" svg:height="0.50174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5-twoTxTwoObj-Comparaison" style:page-layout-name="pageLayout1" draw:style-name="a394">
      <draw:frame draw:id="id63" presentation:style-name="a398" draw:name="Title 9" svg:x="2.83566in" svg:y="0.68253in" svg:width="9.74594in" svg:height="1.4008in" presentation:class="title" presentation:placeholder="false">
        <draw:text-box>
          <text:p text:style-name="a397" text:class-names="" text:cond-style-name=""><text:span text:style-name="a395" text:class-names="">Modifiez le style du titre</text:span><text:span text:style-name="a396" text:class-names=""/></text:p>
        </draw:text-box>
        <svg:title/>
        <svg:desc/>
      </draw:frame>
      <draw:frame draw:id="id64" presentation:style-name="a402" draw:name="Text Placeholder 2" svg:x="3.21454in" svg:y="2.15737in" svg:width="4.3665in" svg:height="0.63021in" presentation:class="outline" presentation:placeholder="false">
        <draw:text-box>
          <text:list text:style-name="a401">
            <text:list-item>
              <text:p text:style-name="a400" text:class-names="" text:cond-style-name=""><text:span text:style-name="a399" text:class-names="">Cliquez pour modifier les styles du texte du masque</text:span></text:p>
            </text:list-item>
          </text:list>
        </draw:text-box>
        <svg:title/>
        <svg:desc/>
      </draw:frame>
      <draw:frame draw:id="id65" presentation:style-name="a419" draw:name="Content Placeholder 3" svg:x="2.8316in" svg:y="2.78758in" svg:width="4.74945in" svg:height="3.66804in" presentation:class="object" presentation:placeholder="false">
        <draw:text-box>
          <text:list text:style-name="a405">
            <text:list-item>
              <text:p text:style-name="a404" text:class-names="" text:cond-style-name=""><text:span text:style-name="a403" text:class-names="">Cliquez pour modifier les styles du texte du masque</text:span></text:p>
            </text:list-item>
          </text:list>
          <text:list text:style-name="a408">
            <text:list-item>
              <text:list text:style-name="a408">
                <text:list-item>
                  <text:p text:style-name="a407" text:class-names="" text:cond-style-name=""><text:span text:style-name="a406" text:class-names="">Deuxième niveau</text:span></text:p>
                </text:list-item>
              </text:list>
            </text:list-item>
          </text:list>
          <text:list text:style-name="a411">
            <text:list-item>
              <text:list text:style-name="a411">
                <text:list-item>
                  <text:list text:style-name="a411">
                    <text:list-item>
                      <text:p text:style-name="a410" text:class-names="" text:cond-style-name=""><text:span text:style-name="a409" text:class-names="">Troisième niveau</text:span></text:p>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Quatrième niveau</text:span></text:p>
                        </text:list-item>
                      </text:list>
                    </text:list-item>
                  </text:list>
                </text:list-item>
              </text:list>
            </text:list-item>
          </text:list>
          <text:list text:style-name="a418">
            <text:list-item>
              <text:list text:style-name="a418">
                <text:list-item>
                  <text:list text:style-name="a418">
                    <text:list-item>
                      <text:list text:style-name="a418">
                        <text:list-item>
                          <text:list text:style-name="a418">
                            <text:list-item>
                              <text:p text:style-name="a417" text:class-names="" text:cond-style-name=""><text:span text:style-name="a415" text:class-names="">Cinquième niveau</text:span><text:span text:style-name="a416" text:class-names=""/></text:p>
                            </text:list-item>
                          </text:list>
                        </text:list-item>
                      </text:list>
                    </text:list-item>
                  </text:list>
                </text:list-item>
              </text:list>
            </text:list-item>
          </text:list>
        </draw:text-box>
        <svg:title/>
        <svg:desc/>
      </draw:frame>
      <draw:frame draw:id="id66" presentation:style-name="a423" draw:name="Text Placeholder 4" svg:x="8.20935in" svg:y="2.15384in" svg:width="4.37336in" svg:height="0.63021in" presentation:class="outline" presentation:placeholder="false">
        <draw:text-box>
          <text:list text:style-name="a422">
            <text:list-item>
              <text:p text:style-name="a421" text:class-names="" text:cond-style-name=""><text:span text:style-name="a420" text:class-names="">Cliquez pour modifier les styles du texte du masque</text:span></text:p>
            </text:list-item>
          </text:list>
        </draw:text-box>
        <svg:title/>
        <svg:desc/>
      </draw:frame>
      <draw:frame draw:id="id67" presentation:style-name="a440" draw:name="Content Placeholder 5" svg:x="7.83788in" svg:y="2.78405in" svg:width="4.74483in" svg:height="3.66804in" presentation:class="object" presentation:placeholder="false">
        <draw:text-box>
          <text:list text:style-name="a426">
            <text:list-item>
              <text:p text:style-name="a425" text:class-names="" text:cond-style-name=""><text:span text:style-name="a424" text:class-names="">Cliquez pour 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68" presentation:style-name="a444" draw:name="Date Placeholder 6" svg:x="11.3316in" svg:y="6.70433in" svg:width="1.25359in" svg:height="0.40507in" presentation:class="date-time" presentation:placeholder="false">
        <draw:text-box>
          <text:p text:style-name="a443" text:class-names="" text:cond-style-name=""><text:span text:style-name="a441" text:class-names=""><text:date text:fixed="false" style:data-style-name="a442">10/4/2019</text:date></text:span></text:p>
        </draw:text-box>
        <svg:title/>
        <svg:desc/>
      </draw:frame>
      <draw:frame draw:id="id69" presentation:style-name="a447" draw:name="Footer Placeholder 7" svg:x="2.8316in" svg:y="6.7102in" svg:width="8.33333in" svg:height="0.39931in" presentation:class="footer" presentation:placeholder="false">
        <draw:text-box>
          <text:p text:style-name="a446" text:class-names="" text:cond-style-name=""><text:span text:style-name="a445" text:class-names=""/></text:p>
        </draw:text-box>
        <svg:title/>
        <svg:desc/>
      </draw:frame>
      <draw:custom-shape svg:x="-0.00458in" svg:y="0.78125in" svg:width="1.73723in" svg:height="0.55479in" draw:id="id70" draw:style-name="a450" draw:name="Freeform 11">
        <svg:title/>
        <svg:desc/>
        <text:p text:style-name="a449" text:class-names="" text:cond-style-name=""><text:span text:style-name="a44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1" presentation:style-name="a453" draw:name="Slide Number Placeholder 5" svg:x="0.5816in" svg:y="0.86153in" svg:width="0.85276in" svg:height="0.39931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page-layout-name="pageLayout2" draw:style-name="a483">
        <draw:frame draw:id="id32" presentation:style-name="a456" draw:name="Espace réservé de l'en-tête 1" svg:x="0in" svg:y="0in" svg:width="3.25in" svg:height="0.50174in" presentation:class="header" presentation:placeholder="false">
          <draw:text-box>
            <text:p text:style-name="a455" text:class-names="" text:cond-style-name=""><text:span text:style-name="a454" text:class-names=""/></text:p>
          </draw:text-box>
          <svg:title/>
          <svg:desc/>
        </draw:frame>
        <draw:frame draw:id="id33" presentation:style-name="a460" draw:name="Espace réservé de la date 2" svg:x="4.24826in" svg:y="0in" svg:width="3.25in" svg:height="0.50174in" presentation:class="date-time" presentation:placeholder="false">
          <draw:text-box>
            <text:p text:style-name="a459" text:class-names="" text:cond-style-name=""><text:span text:style-name="a457" text:class-names=""><text:date text:fixed="false" style:data-style-name="a458">04/10/2019</text:date></text:span></text:p>
          </draw:text-box>
          <svg:title/>
          <svg:desc/>
        </draw:frame>
        <draw:page-thumbnail svg:x="0.75in" svg:y="1.25in" svg:width="6in" svg:height="3.375in" presentation:class="page" draw:id="id34" presentation:style-name="a461" draw:name="Espace réservé de l'image des diapositives 3">
          <svg:title/>
          <svg:desc/>
        </draw:page-thumbnail>
        <draw:frame draw:id="id35" presentation:style-name="a476" draw:name="Espace réservé des notes 4" svg:x="0.75in" svg:y="4.8125in" svg:width="6in" svg:height="3.9375in" presentation:class="notes" presentation:placeholder="false">
          <draw:text-box>
            <text:p text:style-name="a463" text:class-names="" text:cond-style-name=""><text:span text:style-name="a462" text:class-names="">Cliquez pour modifier les styles du texte du masque</text:span></text:p>
            <text:list text:style-name="a466">
              <text:list-item>
                <text:list text:style-name="a466">
                  <text:list-item>
                    <text:p text:style-name="a465" text:class-names="" text:cond-style-name=""><text:span text:style-name="a464" text:class-names="">Deuxième niveau</text:span></text:p>
                  </text:list-item>
                </text:list>
              </text:list-item>
            </text:list>
            <text:list text:style-name="a469">
              <text:list-item>
                <text:list text:style-name="a469">
                  <text:list-item>
                    <text:list text:style-name="a469">
                      <text:list-item>
                        <text:p text:style-name="a468" text:class-names="" text:cond-style-name=""><text:span text:style-name="a467" text:class-names="">Troisième niveau</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Quatrième niveau</text:span></text:p>
                          </text:list-item>
                        </text:list>
                      </text:list-item>
                    </text:list>
                  </text:list-item>
                </text:list>
              </text:list-item>
            </text:list>
            <text:list text:style-name="a475">
              <text:list-item>
                <text:list text:style-name="a475">
                  <text:list-item>
                    <text:list text:style-name="a475">
                      <text:list-item>
                        <text:list text:style-name="a475">
                          <text:list-item>
                            <text:list text:style-name="a475">
                              <text:list-item>
                                <text:p text:style-name="a474" text:class-names="" text:cond-style-name=""><text:span text:style-name="a473" text:class-names="">Cinquième niveau</text:span></text:p>
                              </text:list-item>
                            </text:list>
                          </text:list-item>
                        </text:list>
                      </text:list-item>
                    </text:list>
                  </text:list-item>
                </text:list>
              </text:list-item>
            </text:list>
          </draw:text-box>
          <svg:title/>
          <svg:desc/>
        </draw:frame>
        <draw:frame draw:id="id36" presentation:style-name="a479" draw:name="Espace réservé du pied de page 5" svg:x="0in" svg:y="9.49826in" svg:width="3.25in" svg:height="0.50174in" presentation:class="footer" presentation:placeholder="false">
          <draw:text-box>
            <text:p text:style-name="a478" text:class-names="" text:cond-style-name=""><text:span text:style-name="a477" text:class-names=""/></text:p>
          </draw:text-box>
          <svg:title/>
          <svg:desc/>
        </draw:frame>
        <draw:frame draw:id="id37" presentation:style-name="a482" draw:name="Espace réservé du numéro de diapositive 6" svg:x="4.24826in" svg:y="9.49826in" svg:width="3.25in" svg:height="0.50174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6-titleOnly-Titre-seul" style:page-layout-name="pageLayout1" draw:style-name="a485">
      <draw:frame draw:id="id72" presentation:style-name="a489" draw:name="Title 1" svg:x="2.83566in" svg:y="0.68253in" svg:width="9.74594in" svg:height="1.4008in" presentation:class="title" presentation:placeholder="false">
        <draw:text-box>
          <text:p text:style-name="a488" text:class-names="" text:cond-style-name=""><text:span text:style-name="a486" text:class-names="">Modifiez le style du titre</text:span><text:span text:style-name="a487" text:class-names=""/></text:p>
        </draw:text-box>
        <svg:title/>
        <svg:desc/>
      </draw:frame>
      <draw:frame draw:id="id73" presentation:style-name="a493" draw:name="Date Placeholder 2" svg:x="11.3316in" svg:y="6.70433in" svg:width="1.25359in" svg:height="0.40507in" presentation:class="date-time" presentation:placeholder="false">
        <draw:text-box>
          <text:p text:style-name="a492" text:class-names="" text:cond-style-name=""><text:span text:style-name="a490" text:class-names=""><text:date text:fixed="false" style:data-style-name="a491">10/4/2019</text:date></text:span></text:p>
        </draw:text-box>
        <svg:title/>
        <svg:desc/>
      </draw:frame>
      <draw:frame draw:id="id74" presentation:style-name="a496" draw:name="Footer Placeholder 3" svg:x="2.8316in" svg:y="6.7102in" svg:width="8.33333in" svg:height="0.39931in" presentation:class="footer" presentation:placeholder="false">
        <draw:text-box>
          <text:p text:style-name="a495" text:class-names="" text:cond-style-name=""><text:span text:style-name="a494" text:class-names=""/></text:p>
        </draw:text-box>
        <svg:title/>
        <svg:desc/>
      </draw:frame>
      <draw:custom-shape svg:x="-0.00458in" svg:y="0.78125in" svg:width="1.73723in" svg:height="0.55479in" draw:id="id75" draw:style-name="a499" draw:name="Freeform 11">
        <svg:title/>
        <svg:desc/>
        <text:p text:style-name="a498" text:class-names="" text:cond-style-name=""><text:span text:style-name="a49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6" presentation:style-name="a502" draw:name="Slide Number Placeholder 4" svg:x="0.5816in" svg:y="0.86153in" svg:width="0.85276in" svg:height="0.39931in" presentation:class="page-number" presentation:placeholder="false">
        <draw:text-box>
          <text:p text:style-name="a501" text:class-names="" text:cond-style-name=""><text:span text:style-name="a500" text:class-names=""><text:page-number style:num-format="1" text:fixed="false"/></text:span></text:p>
        </draw:text-box>
        <svg:title/>
        <svg:desc/>
      </draw:frame>
      <presentation:notes style:page-layout-name="pageLayout2" draw:style-name="a532">
        <draw:frame draw:id="id32" presentation:style-name="a505" draw:name="Espace réservé de l'en-tête 1" svg:x="0in" svg:y="0in" svg:width="3.25in" svg:height="0.50174in" presentation:class="header" presentation:placeholder="false">
          <draw:text-box>
            <text:p text:style-name="a504" text:class-names="" text:cond-style-name=""><text:span text:style-name="a503" text:class-names=""/></text:p>
          </draw:text-box>
          <svg:title/>
          <svg:desc/>
        </draw:frame>
        <draw:frame draw:id="id33" presentation:style-name="a509" draw:name="Espace réservé de la date 2" svg:x="4.24826in" svg:y="0in" svg:width="3.25in" svg:height="0.50174in" presentation:class="date-time" presentation:placeholder="false">
          <draw:text-box>
            <text:p text:style-name="a508" text:class-names="" text:cond-style-name=""><text:span text:style-name="a506" text:class-names=""><text:date text:fixed="false" style:data-style-name="a507">04/10/2019</text:date></text:span></text:p>
          </draw:text-box>
          <svg:title/>
          <svg:desc/>
        </draw:frame>
        <draw:page-thumbnail svg:x="0.75in" svg:y="1.25in" svg:width="6in" svg:height="3.375in" presentation:class="page" draw:id="id34" presentation:style-name="a510" draw:name="Espace réservé de l'image des diapositives 3">
          <svg:title/>
          <svg:desc/>
        </draw:page-thumbnail>
        <draw:frame draw:id="id35" presentation:style-name="a525" draw:name="Espace réservé des notes 4" svg:x="0.75in" svg:y="4.8125in" svg:width="6in" svg:height="3.9375in" presentation:class="notes" presentation:placeholder="false">
          <draw:text-box>
            <text:p text:style-name="a512" text:class-names="" text:cond-style-name=""><text:span text:style-name="a511" text:class-names="">Cliquez pour modifier les styles du texte du masque</text:span></text:p>
            <text:list text:style-name="a515">
              <text:list-item>
                <text:list text:style-name="a515">
                  <text:list-item>
                    <text:p text:style-name="a514" text:class-names="" text:cond-style-name=""><text:span text:style-name="a513" text:class-names="">Deuxième niveau</text:span></text:p>
                  </text:list-item>
                </text:list>
              </text:list-item>
            </text:list>
            <text:list text:style-name="a518">
              <text:list-item>
                <text:list text:style-name="a518">
                  <text:list-item>
                    <text:list text:style-name="a518">
                      <text:list-item>
                        <text:p text:style-name="a517" text:class-names="" text:cond-style-name=""><text:span text:style-name="a516" text:class-names="">Troisième niveau</text:span></text:p>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Quatrième niveau</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2" text:class-names="">Cinquième niveau</text:span></text:p>
                              </text:list-item>
                            </text:list>
                          </text:list-item>
                        </text:list>
                      </text:list-item>
                    </text:list>
                  </text:list-item>
                </text:list>
              </text:list-item>
            </text:list>
          </draw:text-box>
          <svg:title/>
          <svg:desc/>
        </draw:frame>
        <draw:frame draw:id="id36" presentation:style-name="a528" draw:name="Espace réservé du pied de page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37" presentation:style-name="a531" draw:name="Espace réservé du numéro de diapositive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7-blank-Vide" style:page-layout-name="pageLayout1" draw:style-name="a534">
      <draw:frame draw:id="id77" presentation:style-name="a538" draw:name="Date Placeholder 1" svg:x="11.3316in" svg:y="6.70433in" svg:width="1.25359in" svg:height="0.40507in" presentation:class="date-time" presentation:placeholder="false">
        <draw:text-box>
          <text:p text:style-name="a537" text:class-names="" text:cond-style-name=""><text:span text:style-name="a535" text:class-names=""><text:date text:fixed="false" style:data-style-name="a536">10/4/2019</text:date></text:span></text:p>
        </draw:text-box>
        <svg:title/>
        <svg:desc/>
      </draw:frame>
      <draw:frame draw:id="id78" presentation:style-name="a541" draw:name="Footer Placeholder 2" svg:x="2.8316in" svg:y="6.7102in" svg:width="8.33333in" svg:height="0.39931in" presentation:class="footer" presentation:placeholder="false">
        <draw:text-box>
          <text:p text:style-name="a540" text:class-names="" text:cond-style-name=""><text:span text:style-name="a539" text:class-names=""/></text:p>
        </draw:text-box>
        <svg:title/>
        <svg:desc/>
      </draw:frame>
      <draw:custom-shape svg:x="-0.00458in" svg:y="0.78125in" svg:width="1.73723in" svg:height="0.55479in" draw:id="id79" draw:style-name="a544" draw:name="Freeform 11">
        <svg:title/>
        <svg:desc/>
        <text:p text:style-name="a543" text:class-names="" text:cond-style-name=""><text:span text:style-name="a54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80" presentation:style-name="a547" draw:name="Slide Number Placeholder 3" svg:x="0.5816in" svg:y="0.86153in" svg:width="0.85276in" svg:height="0.39931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page-layout-name="pageLayout2" draw:style-name="a577">
        <draw:frame draw:id="id32" presentation:style-name="a550" draw:name="Espace réservé de l'en-tête 1" svg:x="0in" svg:y="0in" svg:width="3.25in" svg:height="0.50174in" presentation:class="header" presentation:placeholder="false">
          <draw:text-box>
            <text:p text:style-name="a549" text:class-names="" text:cond-style-name=""><text:span text:style-name="a548" text:class-names=""/></text:p>
          </draw:text-box>
          <svg:title/>
          <svg:desc/>
        </draw:frame>
        <draw:frame draw:id="id33" presentation:style-name="a554" draw:name="Espace réservé de la date 2" svg:x="4.24826in" svg:y="0in" svg:width="3.25in" svg:height="0.50174in" presentation:class="date-time" presentation:placeholder="false">
          <draw:text-box>
            <text:p text:style-name="a553" text:class-names="" text:cond-style-name=""><text:span text:style-name="a551" text:class-names=""><text:date text:fixed="false" style:data-style-name="a552">04/10/2019</text:date></text:span></text:p>
          </draw:text-box>
          <svg:title/>
          <svg:desc/>
        </draw:frame>
        <draw:page-thumbnail svg:x="0.75in" svg:y="1.25in" svg:width="6in" svg:height="3.375in" presentation:class="page" draw:id="id34" presentation:style-name="a555" draw:name="Espace réservé de l'image des diapositives 3">
          <svg:title/>
          <svg:desc/>
        </draw:page-thumbnail>
        <draw:frame draw:id="id35" presentation:style-name="a570" draw:name="Espace réservé des notes 4" svg:x="0.75in" svg:y="4.8125in" svg:width="6in" svg:height="3.9375in" presentation:class="notes" presentation:placeholder="false">
          <draw:text-box>
            <text:p text:style-name="a557" text:class-names="" text:cond-style-name=""><text:span text:style-name="a556" text:class-names="">Cliquez pour modifier les styles du texte du masque</text:span></text:p>
            <text:list text:style-name="a560">
              <text:list-item>
                <text:list text:style-name="a560">
                  <text:list-item>
                    <text:p text:style-name="a559" text:class-names="" text:cond-style-name=""><text:span text:style-name="a558" text:class-names="">Deuxième niveau</text:span></text:p>
                  </text:list-item>
                </text:list>
              </text:list-item>
            </text:list>
            <text:list text:style-name="a563">
              <text:list-item>
                <text:list text:style-name="a563">
                  <text:list-item>
                    <text:list text:style-name="a563">
                      <text:list-item>
                        <text:p text:style-name="a562" text:class-names="" text:cond-style-name=""><text:span text:style-name="a561" text:class-names="">Troisième niveau</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Quatrième niveau</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7" text:class-names="">Cinquième niveau</text:span></text:p>
                              </text:list-item>
                            </text:list>
                          </text:list-item>
                        </text:list>
                      </text:list-item>
                    </text:list>
                  </text:list-item>
                </text:list>
              </text:list-item>
            </text:list>
          </draw:text-box>
          <svg:title/>
          <svg:desc/>
        </draw:frame>
        <draw:frame draw:id="id36" presentation:style-name="a573" draw:name="Espace réservé du pied de page 5" svg:x="0in" svg:y="9.49826in" svg:width="3.25in" svg:height="0.50174in" presentation:class="footer" presentation:placeholder="false">
          <draw:text-box>
            <text:p text:style-name="a572" text:class-names="" text:cond-style-name=""><text:span text:style-name="a571" text:class-names=""/></text:p>
          </draw:text-box>
          <svg:title/>
          <svg:desc/>
        </draw:frame>
        <draw:frame draw:id="id37" presentation:style-name="a576" draw:name="Espace réservé du numéro de diapositive 6" svg:x="4.24826in" svg:y="9.49826in" svg:width="3.25in" svg:height="0.50174in" presentation:class="page-number" presentation:placeholder="false">
          <draw:text-box>
            <text:p text:style-name="a575" text:class-names="" text:cond-style-name=""><text:span text:style-name="a574" text:class-names=""><text:page-number style:num-format="1" text:fixed="false"/></text:span></text:p>
          </draw:text-box>
          <svg:title/>
          <svg:desc/>
        </draw:frame>
      </presentation:notes>
    </style:master-page>
    <style:master-page style:name="Master1-Layout8-objTx-Contenu-avec-légende" style:page-layout-name="pageLayout1" draw:style-name="a579">
      <draw:frame draw:id="id81" presentation:style-name="a583" draw:name="Title 1" svg:x="2.8316in" svg:y="0.48785in" svg:width="3.83333in" svg:height="1.06771in" presentation:class="title" presentation:placeholder="false">
        <draw:text-box>
          <text:p text:style-name="a582" text:class-names="" text:cond-style-name=""><text:span text:style-name="a580" text:class-names="">Modifiez le style du titre</text:span><text:span text:style-name="a581" text:class-names=""/></text:p>
        </draw:text-box>
        <svg:title/>
        <svg:desc/>
      </draw:frame>
      <draw:frame draw:id="id82" presentation:style-name="a600" draw:name="Content Placeholder 2" svg:x="6.91493in" svg:y="0.48785in" svg:width="5.66667in" svg:height="5.92188in" presentation:class="object" presentation:placeholder="false">
        <draw:text-box>
          <text:list text:style-name="a586">
            <text:list-item>
              <text:p text:style-name="a585" text:class-names="" text:cond-style-name=""><text:span text:style-name="a584" text:class-names="">Cliquez pour modifier les styles du texte du masque</text:span></text:p>
            </text:list-item>
          </text:list>
          <text:list text:style-name="a589">
            <text:list-item>
              <text:list text:style-name="a589">
                <text:list-item>
                  <text:p text:style-name="a588" text:class-names="" text:cond-style-name=""><text:span text:style-name="a587" text:class-names="">Deuxième niveau</text:span></text:p>
                </text:list-item>
              </text:list>
            </text:list-item>
          </text:list>
          <text:list text:style-name="a592">
            <text:list-item>
              <text:list text:style-name="a592">
                <text:list-item>
                  <text:list text:style-name="a592">
                    <text:list-item>
                      <text:p text:style-name="a591" text:class-names="" text:cond-style-name=""><text:span text:style-name="a590" text:class-names="">Troisième niveau</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Quatrième niveau</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6" text:class-names="">Cinquième niveau</text:span><text:span text:style-name="a597" text:class-names=""/></text:p>
                            </text:list-item>
                          </text:list>
                        </text:list-item>
                      </text:list>
                    </text:list-item>
                  </text:list>
                </text:list-item>
              </text:list>
            </text:list-item>
          </text:list>
        </draw:text-box>
        <svg:title/>
        <svg:desc/>
      </draw:frame>
      <draw:frame draw:id="id83" presentation:style-name="a604" draw:name="Text Placeholder 3" svg:x="2.8316in" svg:y="1.74826in" svg:width="3.83333in" svg:height="4.66146in" presentation:class="outline" presentation:placeholder="false">
        <draw:text-box>
          <text:list text:style-name="a603">
            <text:list-item>
              <text:p text:style-name="a602" text:class-names="" text:cond-style-name=""><text:span text:style-name="a601" text:class-names="">Cliquez pour modifier les styles du texte du masque</text:span></text:p>
            </text:list-item>
          </text:list>
        </draw:text-box>
        <svg:title/>
        <svg:desc/>
      </draw:frame>
      <draw:frame draw:id="id84" presentation:style-name="a608" draw:name="Date Placeholder 4" svg:x="11.3316in" svg:y="6.70433in" svg:width="1.25359in" svg:height="0.40507in" presentation:class="date-time" presentation:placeholder="false">
        <draw:text-box>
          <text:p text:style-name="a607" text:class-names="" text:cond-style-name=""><text:span text:style-name="a605" text:class-names=""><text:date text:fixed="false" style:data-style-name="a606">10/4/2019</text:date></text:span></text:p>
        </draw:text-box>
        <svg:title/>
        <svg:desc/>
      </draw:frame>
      <draw:frame draw:id="id85" presentation:style-name="a611" draw:name="Footer Placeholder 5" svg:x="2.8316in" svg:y="6.7102in" svg:width="8.33333in" svg:height="0.39931in" presentation:class="footer" presentation:placeholder="false">
        <draw:text-box>
          <text:p text:style-name="a610" text:class-names="" text:cond-style-name=""><text:span text:style-name="a609" text:class-names=""/></text:p>
        </draw:text-box>
        <svg:title/>
        <svg:desc/>
      </draw:frame>
      <draw:custom-shape svg:x="-0.00458in" svg:y="0.78125in" svg:width="1.73723in" svg:height="0.55479in" draw:id="id86" draw:style-name="a614" draw:name="Freeform 11">
        <svg:title/>
        <svg:desc/>
        <text:p text:style-name="a613" text:class-names="" text:cond-style-name=""><text:span text:style-name="a61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87" presentation:style-name="a617" draw:name="Slide Number Placeholder 6" svg:x="0.5816in" svg:y="0.86153in" svg:width="0.85276in" svg:height="0.39931in" presentation:class="page-number" presentation:placeholder="false">
        <draw:text-box>
          <text:p text:style-name="a616" text:class-names="" text:cond-style-name=""><text:span text:style-name="a615" text:class-names=""><text:page-number style:num-format="1" text:fixed="false"/></text:span></text:p>
        </draw:text-box>
        <svg:title/>
        <svg:desc/>
      </draw:frame>
      <presentation:notes style:page-layout-name="pageLayout2" draw:style-name="a647">
        <draw:frame draw:id="id32" presentation:style-name="a620" draw:name="Espace réservé de l'en-tête 1" svg:x="0in" svg:y="0in" svg:width="3.25in" svg:height="0.50174in" presentation:class="header" presentation:placeholder="false">
          <draw:text-box>
            <text:p text:style-name="a619" text:class-names="" text:cond-style-name=""><text:span text:style-name="a618" text:class-names=""/></text:p>
          </draw:text-box>
          <svg:title/>
          <svg:desc/>
        </draw:frame>
        <draw:frame draw:id="id33" presentation:style-name="a624" draw:name="Espace réservé de la date 2" svg:x="4.24826in" svg:y="0in" svg:width="3.25in" svg:height="0.50174in" presentation:class="date-time" presentation:placeholder="false">
          <draw:text-box>
            <text:p text:style-name="a623" text:class-names="" text:cond-style-name=""><text:span text:style-name="a621" text:class-names=""><text:date text:fixed="false" style:data-style-name="a622">04/10/2019</text:date></text:span></text:p>
          </draw:text-box>
          <svg:title/>
          <svg:desc/>
        </draw:frame>
        <draw:page-thumbnail svg:x="0.75in" svg:y="1.25in" svg:width="6in" svg:height="3.375in" presentation:class="page" draw:id="id34" presentation:style-name="a625" draw:name="Espace réservé de l'image des diapositives 3">
          <svg:title/>
          <svg:desc/>
        </draw:page-thumbnail>
        <draw:frame draw:id="id35" presentation:style-name="a640" draw:name="Espace réservé des notes 4" svg:x="0.75in" svg:y="4.8125in" svg:width="6in" svg:height="3.9375in" presentation:class="notes" presentation:placeholder="false">
          <draw:text-box>
            <text:p text:style-name="a627" text:class-names="" text:cond-style-name=""><text:span text:style-name="a626" text:class-names="">Cliquez pour modifier les styles du texte du masque</text:span></text:p>
            <text:list text:style-name="a630">
              <text:list-item>
                <text:list text:style-name="a630">
                  <text:list-item>
                    <text:p text:style-name="a629" text:class-names="" text:cond-style-name=""><text:span text:style-name="a628" text:class-names="">Deuxième niveau</text:span></text:p>
                  </text:list-item>
                </text:list>
              </text:list-item>
            </text:list>
            <text:list text:style-name="a633">
              <text:list-item>
                <text:list text:style-name="a633">
                  <text:list-item>
                    <text:list text:style-name="a633">
                      <text:list-item>
                        <text:p text:style-name="a632" text:class-names="" text:cond-style-name=""><text:span text:style-name="a631" text:class-names="">Troisième niveau</text:span></text:p>
                      </text:list-item>
                    </text:list>
                  </text:list-item>
                </text:list>
              </text:list-item>
            </text:list>
            <text:list text:style-name="a636">
              <text:list-item>
                <text:list text:style-name="a636">
                  <text:list-item>
                    <text:list text:style-name="a636">
                      <text:list-item>
                        <text:list text:style-name="a636">
                          <text:list-item>
                            <text:p text:style-name="a635" text:class-names="" text:cond-style-name=""><text:span text:style-name="a634" text:class-names="">Quatrième niveau</text:span></text:p>
                          </text:list-item>
                        </text:list>
                      </text:list-item>
                    </text:list>
                  </text:list-item>
                </text:list>
              </text:list-item>
            </text:list>
            <text:list text:style-name="a639">
              <text:list-item>
                <text:list text:style-name="a639">
                  <text:list-item>
                    <text:list text:style-name="a639">
                      <text:list-item>
                        <text:list text:style-name="a639">
                          <text:list-item>
                            <text:list text:style-name="a639">
                              <text:list-item>
                                <text:p text:style-name="a638" text:class-names="" text:cond-style-name=""><text:span text:style-name="a637" text:class-names="">Cinquième niveau</text:span></text:p>
                              </text:list-item>
                            </text:list>
                          </text:list-item>
                        </text:list>
                      </text:list-item>
                    </text:list>
                  </text:list-item>
                </text:list>
              </text:list-item>
            </text:list>
          </draw:text-box>
          <svg:title/>
          <svg:desc/>
        </draw:frame>
        <draw:frame draw:id="id36" presentation:style-name="a643" draw:name="Espace réservé du pied de page 5" svg:x="0in" svg:y="9.49826in" svg:width="3.25in" svg:height="0.50174in" presentation:class="footer" presentation:placeholder="false">
          <draw:text-box>
            <text:p text:style-name="a642" text:class-names="" text:cond-style-name=""><text:span text:style-name="a641" text:class-names=""/></text:p>
          </draw:text-box>
          <svg:title/>
          <svg:desc/>
        </draw:frame>
        <draw:frame draw:id="id37" presentation:style-name="a646" draw:name="Espace réservé du numéro de diapositive 6" svg:x="4.24826in" svg:y="9.49826in" svg:width="3.25in" svg:height="0.50174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master-page>
    <style:master-page style:name="Master1-Layout9-picTx-Image-avec-légende" style:page-layout-name="pageLayout1" draw:style-name="a649">
      <draw:frame draw:id="id88" presentation:style-name="a653" draw:name="Title 1" svg:x="2.8316in" svg:y="5.25in" svg:width="9.75in" svg:height="0.61979in" presentation:class="title" presentation:placeholder="false">
        <draw:text-box>
          <text:p text:style-name="a652" text:class-names="" text:cond-style-name=""><text:span text:style-name="a650" text:class-names="">Modifiez le style du titre</text:span><text:span text:style-name="a651" text:class-names=""/></text:p>
        </draw:text-box>
        <svg:title/>
        <svg:desc/>
      </draw:frame>
      <draw:frame draw:id="id89" presentation:style-name="a657" draw:name="Picture Placeholder 2" svg:x="2.8316in" svg:y="0.69441in" svg:width="9.75in" svg:height="4.21585in" presentation:class="graphic" presentation:placeholder="false">
        <draw:text-box>
          <text:p text:style-name="a656" text:class-names="" text:cond-style-name=""><text:span text:style-name="a654" text:class-names="">Cliquez sur l'icône pour ajouter une image</text:span><text:span text:style-name="a655" text:class-names=""/></text:p>
        </draw:text-box>
        <svg:title/>
        <svg:desc/>
      </draw:frame>
      <draw:frame draw:id="id90" presentation:style-name="a661" draw:name="Text Placeholder 3" svg:x="2.8316in" svg:y="5.86979in" svg:width="9.75in" svg:height="0.53993in" presentation:class="outline" presentation:placeholder="false">
        <draw:text-box>
          <text:list text:style-name="a660">
            <text:list-item>
              <text:p text:style-name="a659" text:class-names="" text:cond-style-name=""><text:span text:style-name="a658" text:class-names="">Cliquez pour modifier les styles du texte du masque</text:span></text:p>
            </text:list-item>
          </text:list>
        </draw:text-box>
        <svg:title/>
        <svg:desc/>
      </draw:frame>
      <draw:frame draw:id="id91" presentation:style-name="a665" draw:name="Date Placeholder 4" svg:x="11.3316in" svg:y="6.70433in" svg:width="1.25359in" svg:height="0.40507in" presentation:class="date-time" presentation:placeholder="false">
        <draw:text-box>
          <text:p text:style-name="a664" text:class-names="" text:cond-style-name=""><text:span text:style-name="a662" text:class-names=""><text:date text:fixed="false" style:data-style-name="a663">10/4/2019</text:date></text:span></text:p>
        </draw:text-box>
        <svg:title/>
        <svg:desc/>
      </draw:frame>
      <draw:frame draw:id="id92" presentation:style-name="a668" draw:name="Footer Placeholder 5" svg:x="2.8316in" svg:y="6.7102in" svg:width="8.33333in" svg:height="0.39931in" presentation:class="footer" presentation:placeholder="false">
        <draw:text-box>
          <text:p text:style-name="a667" text:class-names="" text:cond-style-name=""><text:span text:style-name="a666" text:class-names=""/></text:p>
        </draw:text-box>
        <svg:title/>
        <svg:desc/>
      </draw:frame>
      <draw:custom-shape svg:x="-0.00458in" svg:y="5.37153in" svg:width="1.73723in" svg:height="0.55479in" draw:id="id93" draw:style-name="a671" draw:name="Freeform 11">
        <svg:title/>
        <svg:desc/>
        <text:p text:style-name="a670" text:class-names="" text:cond-style-name=""><text:span text:style-name="a66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94" presentation:style-name="a674" draw:name="Slide Number Placeholder 6" svg:x="0.5816in" svg:y="5.44957in" svg:width="0.85276in" svg:height="0.39931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page-layout-name="pageLayout2" draw:style-name="a704">
        <draw:frame draw:id="id32" presentation:style-name="a677" draw:name="Espace réservé de l'en-tête 1" svg:x="0in" svg:y="0in" svg:width="3.25in" svg:height="0.50174in" presentation:class="header" presentation:placeholder="false">
          <draw:text-box>
            <text:p text:style-name="a676" text:class-names="" text:cond-style-name=""><text:span text:style-name="a675" text:class-names=""/></text:p>
          </draw:text-box>
          <svg:title/>
          <svg:desc/>
        </draw:frame>
        <draw:frame draw:id="id33" presentation:style-name="a681" draw:name="Espace réservé de la date 2" svg:x="4.24826in" svg:y="0in" svg:width="3.25in" svg:height="0.50174in" presentation:class="date-time" presentation:placeholder="false">
          <draw:text-box>
            <text:p text:style-name="a680" text:class-names="" text:cond-style-name=""><text:span text:style-name="a678" text:class-names=""><text:date text:fixed="false" style:data-style-name="a679">04/10/2019</text:date></text:span></text:p>
          </draw:text-box>
          <svg:title/>
          <svg:desc/>
        </draw:frame>
        <draw:page-thumbnail svg:x="0.75in" svg:y="1.25in" svg:width="6in" svg:height="3.375in" presentation:class="page" draw:id="id34" presentation:style-name="a682" draw:name="Espace réservé de l'image des diapositives 3">
          <svg:title/>
          <svg:desc/>
        </draw:page-thumbnail>
        <draw:frame draw:id="id35" presentation:style-name="a697" draw:name="Espace réservé des notes 4" svg:x="0.75in" svg:y="4.8125in" svg:width="6in" svg:height="3.9375in" presentation:class="notes" presentation:placeholder="false">
          <draw:text-box>
            <text:p text:style-name="a684" text:class-names="" text:cond-style-name=""><text:span text:style-name="a683" text:class-names="">Cliquez pour modifier les styles du texte du masque</text:span></text:p>
            <text:list text:style-name="a687">
              <text:list-item>
                <text:list text:style-name="a687">
                  <text:list-item>
                    <text:p text:style-name="a686" text:class-names="" text:cond-style-name=""><text:span text:style-name="a685" text:class-names="">Deuxième niveau</text:span></text:p>
                  </text:list-item>
                </text:list>
              </text:list-item>
            </text:list>
            <text:list text:style-name="a690">
              <text:list-item>
                <text:list text:style-name="a690">
                  <text:list-item>
                    <text:list text:style-name="a690">
                      <text:list-item>
                        <text:p text:style-name="a689" text:class-names="" text:cond-style-name=""><text:span text:style-name="a688" text:class-names="">Troisième niveau</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Quatrième niveau</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Cinquième niveau</text:span></text:p>
                              </text:list-item>
                            </text:list>
                          </text:list-item>
                        </text:list>
                      </text:list-item>
                    </text:list>
                  </text:list-item>
                </text:list>
              </text:list-item>
            </text:list>
          </draw:text-box>
          <svg:title/>
          <svg:desc/>
        </draw:frame>
        <draw:frame draw:id="id36" presentation:style-name="a700" draw:name="Espace réservé du pied de page 5" svg:x="0in" svg:y="9.49826in" svg:width="3.25in" svg:height="0.50174in" presentation:class="footer" presentation:placeholder="false">
          <draw:text-box>
            <text:p text:style-name="a699" text:class-names="" text:cond-style-name=""><text:span text:style-name="a698" text:class-names=""/></text:p>
          </draw:text-box>
          <svg:title/>
          <svg:desc/>
        </draw:frame>
        <draw:frame draw:id="id37" presentation:style-name="a703" draw:name="Espace réservé du numéro de diapositive 6" svg:x="4.24826in" svg:y="9.49826in" svg:width="3.25in" svg:height="0.50174in" presentation:class="page-number" presentation:placeholder="false">
          <draw:text-box>
            <text:p text:style-name="a702" text:class-names="" text:cond-style-name=""><text:span text:style-name="a701" text:class-names=""><text:page-number style:num-format="1" text:fixed="false"/></text:span></text:p>
          </draw:text-box>
          <svg:title/>
          <svg:desc/>
        </draw:frame>
      </presentation:notes>
    </style:master-page>
    <style:master-page style:name="Master1-Layout10-cust-Titre-et-légende" style:page-layout-name="pageLayout1" draw:style-name="a706">
      <draw:frame draw:id="id95" presentation:style-name="a710" draw:name="Title 1" svg:x="2.8316in" svg:y="0.66667in" svg:width="9.75in" svg:height="3.40884in" presentation:class="title" presentation:placeholder="false">
        <draw:text-box>
          <text:p text:style-name="a709" text:class-names="" text:cond-style-name=""><text:span text:style-name="a707" text:class-names="">Modifiez le style du titre</text:span><text:span text:style-name="a708" text:class-names=""/></text:p>
        </draw:text-box>
        <svg:title/>
        <svg:desc/>
      </draw:frame>
      <draw:frame draw:id="id96" presentation:style-name="a714" draw:name="Text Placeholder 2" svg:x="2.8316in" svg:y="4.76164in" svg:width="9.75in" svg:height="1.70151in" presentation:class="outline" presentation:placeholder="false">
        <draw:text-box>
          <text:list text:style-name="a713">
            <text:list-item>
              <text:p text:style-name="a712" text:class-names="" text:cond-style-name=""><text:span text:style-name="a711" text:class-names="">Cliquez pour modifier les styles du texte du masque</text:span></text:p>
            </text:list-item>
          </text:list>
        </draw:text-box>
        <svg:title/>
        <svg:desc/>
      </draw:frame>
      <draw:frame draw:id="id97" presentation:style-name="a718" draw:name="Date Placeholder 3" svg:x="11.3316in" svg:y="6.70433in" svg:width="1.25359in" svg:height="0.40507in" presentation:class="date-time" presentation:placeholder="false">
        <draw:text-box>
          <text:p text:style-name="a717" text:class-names="" text:cond-style-name=""><text:span text:style-name="a715" text:class-names=""><text:date text:fixed="false" style:data-style-name="a716">10/4/2019</text:date></text:span></text:p>
        </draw:text-box>
        <svg:title/>
        <svg:desc/>
      </draw:frame>
      <draw:frame draw:id="id98" presentation:style-name="a721" draw:name="Footer Placeholder 4" svg:x="2.8316in" svg:y="6.7102in" svg:width="8.33333in" svg:height="0.39931in" presentation:class="footer" presentation:placeholder="false">
        <draw:text-box>
          <text:p text:style-name="a720" text:class-names="" text:cond-style-name=""><text:span text:style-name="a719" text:class-names=""/></text:p>
        </draw:text-box>
        <svg:title/>
        <svg:desc/>
      </draw:frame>
      <draw:custom-shape svg:x="-0.00458in" svg:y="3.47569in" svg:width="1.73723in" svg:height="0.55479in" draw:id="id99" draw:style-name="a724" draw:name="Freeform 11">
        <svg:title/>
        <svg:desc/>
        <text:p text:style-name="a723" text:class-names="" text:cond-style-name=""><text:span text:style-name="a72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0" presentation:style-name="a727" draw:name="Slide Number Placeholder 5" svg:x="0.5816in" svg:y="3.54783in" svg:width="0.85276in" svg:height="0.39931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page-layout-name="pageLayout2" draw:style-name="a757">
        <draw:frame draw:id="id32" presentation:style-name="a730" draw:name="Espace réservé de l'en-tête 1" svg:x="0in" svg:y="0in" svg:width="3.25in" svg:height="0.50174in" presentation:class="header" presentation:placeholder="false">
          <draw:text-box>
            <text:p text:style-name="a729" text:class-names="" text:cond-style-name=""><text:span text:style-name="a728" text:class-names=""/></text:p>
          </draw:text-box>
          <svg:title/>
          <svg:desc/>
        </draw:frame>
        <draw:frame draw:id="id33" presentation:style-name="a734" draw:name="Espace réservé de la date 2" svg:x="4.24826in" svg:y="0in" svg:width="3.25in" svg:height="0.50174in" presentation:class="date-time" presentation:placeholder="false">
          <draw:text-box>
            <text:p text:style-name="a733" text:class-names="" text:cond-style-name=""><text:span text:style-name="a731" text:class-names=""><text:date text:fixed="false" style:data-style-name="a732">04/10/2019</text:date></text:span></text:p>
          </draw:text-box>
          <svg:title/>
          <svg:desc/>
        </draw:frame>
        <draw:page-thumbnail svg:x="0.75in" svg:y="1.25in" svg:width="6in" svg:height="3.375in" presentation:class="page" draw:id="id34" presentation:style-name="a735" draw:name="Espace réservé de l'image des diapositives 3">
          <svg:title/>
          <svg:desc/>
        </draw:page-thumbnail>
        <draw:frame draw:id="id35" presentation:style-name="a750" draw:name="Espace réservé des notes 4" svg:x="0.75in" svg:y="4.8125in" svg:width="6in" svg:height="3.9375in" presentation:class="notes" presentation:placeholder="false">
          <draw:text-box>
            <text:p text:style-name="a737" text:class-names="" text:cond-style-name=""><text:span text:style-name="a736" text:class-names="">Cliquez pour modifier les styles du texte du masque</text:span></text:p>
            <text:list text:style-name="a740">
              <text:list-item>
                <text:list text:style-name="a740">
                  <text:list-item>
                    <text:p text:style-name="a739" text:class-names="" text:cond-style-name=""><text:span text:style-name="a738" text:class-names="">Deuxième niveau</text:span></text:p>
                  </text:list-item>
                </text:list>
              </text:list-item>
            </text:list>
            <text:list text:style-name="a743">
              <text:list-item>
                <text:list text:style-name="a743">
                  <text:list-item>
                    <text:list text:style-name="a743">
                      <text:list-item>
                        <text:p text:style-name="a742" text:class-names="" text:cond-style-name=""><text:span text:style-name="a741" text:class-names="">Troisième niveau</text:span></text:p>
                      </text:list-item>
                    </text:list>
                  </text:list-item>
                </text:list>
              </text:list-item>
            </text:list>
            <text:list text:style-name="a746">
              <text:list-item>
                <text:list text:style-name="a746">
                  <text:list-item>
                    <text:list text:style-name="a746">
                      <text:list-item>
                        <text:list text:style-name="a746">
                          <text:list-item>
                            <text:p text:style-name="a745" text:class-names="" text:cond-style-name=""><text:span text:style-name="a744" text:class-names="">Quatrième niveau</text:span></text:p>
                          </text:list-item>
                        </text:list>
                      </text:list-item>
                    </text:list>
                  </text:list-item>
                </text:list>
              </text:list-item>
            </text:list>
            <text:list text:style-name="a749">
              <text:list-item>
                <text:list text:style-name="a749">
                  <text:list-item>
                    <text:list text:style-name="a749">
                      <text:list-item>
                        <text:list text:style-name="a749">
                          <text:list-item>
                            <text:list text:style-name="a749">
                              <text:list-item>
                                <text:p text:style-name="a748" text:class-names="" text:cond-style-name=""><text:span text:style-name="a747" text:class-names="">Cinquième niveau</text:span></text:p>
                              </text:list-item>
                            </text:list>
                          </text:list-item>
                        </text:list>
                      </text:list-item>
                    </text:list>
                  </text:list-item>
                </text:list>
              </text:list-item>
            </text:list>
          </draw:text-box>
          <svg:title/>
          <svg:desc/>
        </draw:frame>
        <draw:frame draw:id="id36" presentation:style-name="a753" draw:name="Espace réservé du pied de page 5" svg:x="0in" svg:y="9.49826in" svg:width="3.25in" svg:height="0.50174in" presentation:class="footer" presentation:placeholder="false">
          <draw:text-box>
            <text:p text:style-name="a752" text:class-names="" text:cond-style-name=""><text:span text:style-name="a751" text:class-names=""/></text:p>
          </draw:text-box>
          <svg:title/>
          <svg:desc/>
        </draw:frame>
        <draw:frame draw:id="id37" presentation:style-name="a756" draw:name="Espace réservé du numéro de diapositive 6" svg:x="4.24826in" svg:y="9.49826in" svg:width="3.25in" svg:height="0.50174in" presentation:class="page-number" presentation:placeholder="false">
          <draw:text-box>
            <text:p text:style-name="a755" text:class-names="" text:cond-style-name=""><text:span text:style-name="a754" text:class-names=""><text:page-number style:num-format="1" text:fixed="false"/></text:span></text:p>
          </draw:text-box>
          <svg:title/>
          <svg:desc/>
        </draw:frame>
      </presentation:notes>
    </style:master-page>
    <style:master-page style:name="Master1-Layout11-cust-Citation-avec-légende" style:page-layout-name="pageLayout1" draw:style-name="a759">
      <draw:frame draw:id="id101" presentation:style-name="a763" draw:name="Title 1" svg:x="3.11674in" svg:y="0.66667in" svg:width="9.17971in" svg:height="3.16667in" presentation:class="title" presentation:placeholder="false">
        <draw:text-box>
          <text:p text:style-name="a762" text:class-names="" text:cond-style-name=""><text:span text:style-name="a760" text:class-names="">Modifiez le style du titre</text:span><text:span text:style-name="a761" text:class-names=""/></text:p>
        </draw:text-box>
        <svg:title/>
        <svg:desc/>
      </draw:frame>
      <draw:frame draw:id="id102" presentation:style-name="a767" draw:name="Text Placeholder 9" svg:x="3.5816in" svg:y="3.83333in" svg:width="8.24208in" svg:height="0.41667in" presentation:class="outline" presentation:placeholder="false">
        <draw:text-box>
          <text:list text:style-name="a766">
            <text:list-item>
              <text:p text:style-name="a765" text:class-names="" text:cond-style-name=""><text:span text:style-name="a764" text:class-names="">Cliquez pour modifier les styles du texte du masque</text:span></text:p>
            </text:list-item>
          </text:list>
        </draw:text-box>
        <svg:title/>
        <svg:desc/>
      </draw:frame>
      <draw:frame draw:id="id103" presentation:style-name="a771" draw:name="Text Placeholder 2" svg:x="2.8316in" svg:y="4.76164in" svg:width="9.75in" svg:height="1.70151in" presentation:class="outline" presentation:placeholder="false">
        <draw:text-box>
          <text:list text:style-name="a770">
            <text:list-item>
              <text:p text:style-name="a769" text:class-names="" text:cond-style-name=""><text:span text:style-name="a768" text:class-names="">Cliquez pour modifier les styles du texte du masque</text:span></text:p>
            </text:list-item>
          </text:list>
        </draw:text-box>
        <svg:title/>
        <svg:desc/>
      </draw:frame>
      <draw:frame draw:id="id104" presentation:style-name="a775" draw:name="Date Placeholder 3" svg:x="11.3316in" svg:y="6.70433in" svg:width="1.25359in" svg:height="0.40507in" presentation:class="date-time" presentation:placeholder="false">
        <draw:text-box>
          <text:p text:style-name="a774" text:class-names="" text:cond-style-name=""><text:span text:style-name="a772" text:class-names=""><text:date text:fixed="false" style:data-style-name="a773">10/4/2019</text:date></text:span></text:p>
        </draw:text-box>
        <svg:title/>
        <svg:desc/>
      </draw:frame>
      <draw:frame draw:id="id105" presentation:style-name="a778" draw:name="Footer Placeholder 4" svg:x="2.8316in" svg:y="6.7102in" svg:width="8.33333in" svg:height="0.39931in" presentation:class="footer" presentation:placeholder="false">
        <draw:text-box>
          <text:p text:style-name="a777" text:class-names="" text:cond-style-name=""><text:span text:style-name="a776" text:class-names=""/></text:p>
        </draw:text-box>
        <svg:title/>
        <svg:desc/>
      </draw:frame>
      <draw:custom-shape svg:x="-0.00458in" svg:y="3.47569in" svg:width="1.73723in" svg:height="0.55479in" draw:id="id106" draw:style-name="a781" draw:name="Freeform 11">
        <svg:title/>
        <svg:desc/>
        <text:p text:style-name="a780" text:class-names="" text:cond-style-name=""><text:span text:style-name="a77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7" presentation:style-name="a784" draw:name="Slide Number Placeholder 5" svg:x="0.5816in" svg:y="3.54783in" svg:width="0.85276in" svg:height="0.39931in" presentation:class="page-number" presentation:placeholder="false">
        <draw:text-box>
          <text:p text:style-name="a783" text:class-names="" text:cond-style-name=""><text:span text:style-name="a782" text:class-names=""><text:page-number style:num-format="1" text:fixed="false"/></text:span></text:p>
        </draw:text-box>
        <svg:title/>
        <svg:desc/>
      </draw:frame>
      <draw:frame draw:id="id108" draw:style-name="a787" draw:name="TextBox 13" svg:x="2.69866in" svg:y="0.70867in" svg:width="0.66667in" svg:height="0.63952in">
        <draw:text-box>
          <text:p text:style-name="a786" text:class-names="" text:cond-style-name=""><text:span text:style-name="a785" text:class-names="">“</text:span></text:p>
        </draw:text-box>
        <svg:title/>
        <svg:desc/>
      </draw:frame>
      <draw:frame draw:id="id109" draw:style-name="a790" draw:name="TextBox 14" svg:x="12.15535in" svg:y="3.17728in" svg:width="0.66667in" svg:height="0.63952in">
        <draw:text-box>
          <text:p text:style-name="a789" text:class-names="" text:cond-style-name=""><text:span text:style-name="a788" text:class-names="">”</text:span></text:p>
        </draw:text-box>
        <svg:title/>
        <svg:desc/>
      </draw:frame>
      <presentation:notes style:page-layout-name="pageLayout2" draw:style-name="a820">
        <draw:frame draw:id="id32" presentation:style-name="a793" draw:name="Espace réservé de l'en-tête 1" svg:x="0in" svg:y="0in" svg:width="3.25in" svg:height="0.50174in" presentation:class="header" presentation:placeholder="false">
          <draw:text-box>
            <text:p text:style-name="a792" text:class-names="" text:cond-style-name=""><text:span text:style-name="a791" text:class-names=""/></text:p>
          </draw:text-box>
          <svg:title/>
          <svg:desc/>
        </draw:frame>
        <draw:frame draw:id="id33" presentation:style-name="a797" draw:name="Espace réservé de la date 2" svg:x="4.24826in" svg:y="0in" svg:width="3.25in" svg:height="0.50174in" presentation:class="date-time" presentation:placeholder="false">
          <draw:text-box>
            <text:p text:style-name="a796" text:class-names="" text:cond-style-name=""><text:span text:style-name="a794" text:class-names=""><text:date text:fixed="false" style:data-style-name="a795">04/10/2019</text:date></text:span></text:p>
          </draw:text-box>
          <svg:title/>
          <svg:desc/>
        </draw:frame>
        <draw:page-thumbnail svg:x="0.75in" svg:y="1.25in" svg:width="6in" svg:height="3.375in" presentation:class="page" draw:id="id34" presentation:style-name="a798" draw:name="Espace réservé de l'image des diapositives 3">
          <svg:title/>
          <svg:desc/>
        </draw:page-thumbnail>
        <draw:frame draw:id="id35" presentation:style-name="a813" draw:name="Espace réservé des notes 4" svg:x="0.75in" svg:y="4.8125in" svg:width="6in" svg:height="3.9375in" presentation:class="notes" presentation:placeholder="false">
          <draw:text-box>
            <text:p text:style-name="a800" text:class-names="" text:cond-style-name=""><text:span text:style-name="a799" text:class-names="">Cliquez pour modifier les styles du texte du masque</text:span></text:p>
            <text:list text:style-name="a803">
              <text:list-item>
                <text:list text:style-name="a803">
                  <text:list-item>
                    <text:p text:style-name="a802" text:class-names="" text:cond-style-name=""><text:span text:style-name="a801" text:class-names="">Deuxième niveau</text:span></text:p>
                  </text:list-item>
                </text:list>
              </text:list-item>
            </text:list>
            <text:list text:style-name="a806">
              <text:list-item>
                <text:list text:style-name="a806">
                  <text:list-item>
                    <text:list text:style-name="a806">
                      <text:list-item>
                        <text:p text:style-name="a805" text:class-names="" text:cond-style-name=""><text:span text:style-name="a804" text:class-names="">Troisième niveau</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Quatrième niveau</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Cinquième niveau</text:span></text:p>
                              </text:list-item>
                            </text:list>
                          </text:list-item>
                        </text:list>
                      </text:list-item>
                    </text:list>
                  </text:list-item>
                </text:list>
              </text:list-item>
            </text:list>
          </draw:text-box>
          <svg:title/>
          <svg:desc/>
        </draw:frame>
        <draw:frame draw:id="id36" presentation:style-name="a816" draw:name="Espace réservé du pied de page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37" presentation:style-name="a819" draw:name="Espace réservé du numéro de diapositive 6" svg:x="4.24826in" svg:y="9.49826in" svg:width="3.25in" svg:height="0.50174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2-cust-Carte-nom" style:page-layout-name="pageLayout1" draw:style-name="a822">
      <draw:frame draw:id="id110" presentation:style-name="a826" draw:name="Title 1" svg:x="2.8316in" svg:y="2.66667in" svg:width="9.75in" svg:height="2.97993in" presentation:class="title" presentation:placeholder="false">
        <draw:text-box>
          <text:p text:style-name="a825" text:class-names="" text:cond-style-name=""><text:span text:style-name="a823" text:class-names="">Modifiez le style du titre</text:span><text:span text:style-name="a824" text:class-names=""/></text:p>
        </draw:text-box>
        <svg:title/>
        <svg:desc/>
      </draw:frame>
      <draw:frame draw:id="id111" presentation:style-name="a830" draw:name="Text Placeholder 3" svg:x="2.8316in" svg:y="5.66667in" svg:width="9.75in" svg:height="0.79792in" presentation:class="outline" presentation:placeholder="false">
        <draw:text-box>
          <text:list text:style-name="a829">
            <text:list-item>
              <text:p text:style-name="a828" text:class-names="" text:cond-style-name=""><text:span text:style-name="a827" text:class-names="">Cliquez pour modifier les styles du texte du masque</text:span></text:p>
            </text:list-item>
          </text:list>
        </draw:text-box>
        <svg:title/>
        <svg:desc/>
      </draw:frame>
      <draw:frame draw:id="id112" presentation:style-name="a834" draw:name="Date Placeholder 4" svg:x="11.3316in" svg:y="6.70433in" svg:width="1.25359in" svg:height="0.40507in" presentation:class="date-time" presentation:placeholder="false">
        <draw:text-box>
          <text:p text:style-name="a833" text:class-names="" text:cond-style-name=""><text:span text:style-name="a831" text:class-names=""><text:date text:fixed="false" style:data-style-name="a832">10/4/2019</text:date></text:span></text:p>
        </draw:text-box>
        <svg:title/>
        <svg:desc/>
      </draw:frame>
      <draw:frame draw:id="id113" presentation:style-name="a837" draw:name="Footer Placeholder 5" svg:x="2.8316in" svg:y="6.7102in" svg:width="8.33333in" svg:height="0.39931in" presentation:class="footer" presentation:placeholder="false">
        <draw:text-box>
          <text:p text:style-name="a836" text:class-names="" text:cond-style-name=""><text:span text:style-name="a835" text:class-names=""/></text:p>
        </draw:text-box>
        <svg:title/>
        <svg:desc/>
      </draw:frame>
      <draw:custom-shape svg:x="-0.00458in" svg:y="5.37153in" svg:width="1.73723in" svg:height="0.55479in" draw:id="id114" draw:style-name="a840" draw:name="Freeform 11">
        <svg:title/>
        <svg:desc/>
        <text:p text:style-name="a839" text:class-names="" text:cond-style-name=""><text:span text:style-name="a8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15" presentation:style-name="a843" draw:name="Slide Number Placeholder 6" svg:x="0.5816in" svg:y="5.44957in" svg:width="0.85276in" svg:height="0.39931in" presentation:class="page-number" presentation:placeholder="false">
        <draw:text-box>
          <text:p text:style-name="a842" text:class-names="" text:cond-style-name=""><text:span text:style-name="a841" text:class-names=""><text:page-number style:num-format="1" text:fixed="false"/></text:span></text:p>
        </draw:text-box>
        <svg:title/>
        <svg:desc/>
      </draw:frame>
      <presentation:notes style:page-layout-name="pageLayout2" draw:style-name="a873">
        <draw:frame draw:id="id32" presentation:style-name="a846" draw:name="Espace réservé de l'en-tête 1" svg:x="0in" svg:y="0in" svg:width="3.25in" svg:height="0.50174in" presentation:class="header" presentation:placeholder="false">
          <draw:text-box>
            <text:p text:style-name="a845" text:class-names="" text:cond-style-name=""><text:span text:style-name="a844" text:class-names=""/></text:p>
          </draw:text-box>
          <svg:title/>
          <svg:desc/>
        </draw:frame>
        <draw:frame draw:id="id33" presentation:style-name="a850" draw:name="Espace réservé de la date 2" svg:x="4.24826in" svg:y="0in" svg:width="3.25in" svg:height="0.50174in" presentation:class="date-time" presentation:placeholder="false">
          <draw:text-box>
            <text:p text:style-name="a849" text:class-names="" text:cond-style-name=""><text:span text:style-name="a847" text:class-names=""><text:date text:fixed="false" style:data-style-name="a848">04/10/2019</text:date></text:span></text:p>
          </draw:text-box>
          <svg:title/>
          <svg:desc/>
        </draw:frame>
        <draw:page-thumbnail svg:x="0.75in" svg:y="1.25in" svg:width="6in" svg:height="3.375in" presentation:class="page" draw:id="id34" presentation:style-name="a851" draw:name="Espace réservé de l'image des diapositives 3">
          <svg:title/>
          <svg:desc/>
        </draw:page-thumbnail>
        <draw:frame draw:id="id35" presentation:style-name="a866" draw:name="Espace réservé des notes 4" svg:x="0.75in" svg:y="4.8125in" svg:width="6in" svg:height="3.9375in" presentation:class="notes" presentation:placeholder="false">
          <draw:text-box>
            <text:p text:style-name="a853" text:class-names="" text:cond-style-name=""><text:span text:style-name="a852" text:class-names="">Cliquez pour modifier les styles du texte du masque</text:span></text:p>
            <text:list text:style-name="a856">
              <text:list-item>
                <text:list text:style-name="a856">
                  <text:list-item>
                    <text:p text:style-name="a855" text:class-names="" text:cond-style-name=""><text:span text:style-name="a854" text:class-names="">Deuxième niveau</text:span></text:p>
                  </text:list-item>
                </text:list>
              </text:list-item>
            </text:list>
            <text:list text:style-name="a859">
              <text:list-item>
                <text:list text:style-name="a859">
                  <text:list-item>
                    <text:list text:style-name="a859">
                      <text:list-item>
                        <text:p text:style-name="a858" text:class-names="" text:cond-style-name=""><text:span text:style-name="a857" text:class-names="">Troisième niveau</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Quatrième niveau</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Cinquième niveau</text:span></text:p>
                              </text:list-item>
                            </text:list>
                          </text:list-item>
                        </text:list>
                      </text:list-item>
                    </text:list>
                  </text:list-item>
                </text:list>
              </text:list-item>
            </text:list>
          </draw:text-box>
          <svg:title/>
          <svg:desc/>
        </draw:frame>
        <draw:frame draw:id="id36" presentation:style-name="a869" draw:name="Espace réservé du pied de page 5" svg:x="0in" svg:y="9.49826in" svg:width="3.25in" svg:height="0.50174in" presentation:class="footer" presentation:placeholder="false">
          <draw:text-box>
            <text:p text:style-name="a868" text:class-names="" text:cond-style-name=""><text:span text:style-name="a867" text:class-names=""/></text:p>
          </draw:text-box>
          <svg:title/>
          <svg:desc/>
        </draw:frame>
        <draw:frame draw:id="id37" presentation:style-name="a872" draw:name="Espace réservé du numéro de diapositive 6" svg:x="4.24826in" svg:y="9.49826in" svg:width="3.25in" svg:height="0.50174in" presentation:class="page-number" presentation:placeholder="false">
          <draw:text-box>
            <text:p text:style-name="a871" text:class-names="" text:cond-style-name=""><text:span text:style-name="a870" text:class-names=""><text:page-number style:num-format="1" text:fixed="false"/></text:span></text:p>
          </draw:text-box>
          <svg:title/>
          <svg:desc/>
        </draw:frame>
      </presentation:notes>
    </style:master-page>
    <style:master-page style:name="Master1-Layout13-cust-Carte-nom-citation" style:page-layout-name="pageLayout1" draw:style-name="a875">
      <draw:frame draw:id="id116" presentation:style-name="a879" draw:name="Title 1" svg:x="3.11674in" svg:y="0.66667in" svg:width="9.17971in" svg:height="3.16667in" presentation:class="title" presentation:placeholder="false">
        <draw:text-box>
          <text:p text:style-name="a878" text:class-names="" text:cond-style-name=""><text:span text:style-name="a876" text:class-names="">Modifiez le style du titre</text:span><text:span text:style-name="a877" text:class-names=""/></text:p>
        </draw:text-box>
        <svg:title/>
        <svg:desc/>
      </draw:frame>
      <draw:frame draw:id="id117" presentation:style-name="a883" draw:name="Text Placeholder 9" svg:x="2.8316in" svg:y="4.75in" svg:width="9.75in" svg:height="0.91667in" presentation:class="outline" presentation:placeholder="false">
        <draw:text-box>
          <text:list text:style-name="a882">
            <text:list-item>
              <text:p text:style-name="a881" text:class-names="" text:cond-style-name=""><text:span text:style-name="a880" text:class-names="">Cliquez pour modifier les styles du texte du masque</text:span></text:p>
            </text:list-item>
          </text:list>
        </draw:text-box>
        <svg:title/>
        <svg:desc/>
      </draw:frame>
      <draw:frame draw:id="id118" presentation:style-name="a887" draw:name="Text Placeholder 3" svg:x="2.8316in" svg:y="5.66667in" svg:width="9.75in" svg:height="0.79792in" presentation:class="outline" presentation:placeholder="false">
        <draw:text-box>
          <text:list text:style-name="a886">
            <text:list-item>
              <text:p text:style-name="a885" text:class-names="" text:cond-style-name=""><text:span text:style-name="a884" text:class-names="">Cliquez pour modifier les styles du texte du masque</text:span></text:p>
            </text:list-item>
          </text:list>
        </draw:text-box>
        <svg:title/>
        <svg:desc/>
      </draw:frame>
      <draw:frame draw:id="id119" presentation:style-name="a891" draw:name="Date Placeholder 4" svg:x="11.3316in" svg:y="6.70433in" svg:width="1.25359in" svg:height="0.40507in" presentation:class="date-time" presentation:placeholder="false">
        <draw:text-box>
          <text:p text:style-name="a890" text:class-names="" text:cond-style-name=""><text:span text:style-name="a888" text:class-names=""><text:date text:fixed="false" style:data-style-name="a889">10/4/2019</text:date></text:span></text:p>
        </draw:text-box>
        <svg:title/>
        <svg:desc/>
      </draw:frame>
      <draw:frame draw:id="id120" presentation:style-name="a894" draw:name="Footer Placeholder 5" svg:x="2.8316in" svg:y="6.7102in" svg:width="8.33333in" svg:height="0.39931in" presentation:class="footer" presentation:placeholder="false">
        <draw:text-box>
          <text:p text:style-name="a893" text:class-names="" text:cond-style-name=""><text:span text:style-name="a892" text:class-names=""/></text:p>
        </draw:text-box>
        <svg:title/>
        <svg:desc/>
      </draw:frame>
      <draw:custom-shape svg:x="-0.00458in" svg:y="5.37153in" svg:width="1.73723in" svg:height="0.55479in" draw:id="id121" draw:style-name="a897" draw:name="Freeform 11">
        <svg:title/>
        <svg:desc/>
        <text:p text:style-name="a896" text:class-names="" text:cond-style-name=""><text:span text:style-name="a8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22" presentation:style-name="a900" draw:name="Slide Number Placeholder 6" svg:x="0.5816in" svg:y="5.44957in" svg:width="0.85276in" svg:height="0.39931in" presentation:class="page-number" presentation:placeholder="false">
        <draw:text-box>
          <text:p text:style-name="a899" text:class-names="" text:cond-style-name=""><text:span text:style-name="a898" text:class-names=""><text:page-number style:num-format="1" text:fixed="false"/></text:span></text:p>
        </draw:text-box>
        <svg:title/>
        <svg:desc/>
      </draw:frame>
      <draw:frame draw:id="id123" draw:style-name="a903" draw:name="TextBox 16" svg:x="2.69866in" svg:y="0.70867in" svg:width="0.66667in" svg:height="0.63952in">
        <draw:text-box>
          <text:p text:style-name="a902" text:class-names="" text:cond-style-name=""><text:span text:style-name="a901" text:class-names="">“</text:span></text:p>
        </draw:text-box>
        <svg:title/>
        <svg:desc/>
      </draw:frame>
      <draw:frame draw:id="id124" draw:style-name="a906" draw:name="TextBox 17" svg:x="12.15535in" svg:y="3.17728in" svg:width="0.66667in" svg:height="0.63952in">
        <draw:text-box>
          <text:p text:style-name="a905" text:class-names="" text:cond-style-name=""><text:span text:style-name="a904" text:class-names="">”</text:span></text:p>
        </draw:text-box>
        <svg:title/>
        <svg:desc/>
      </draw:frame>
      <presentation:notes style:page-layout-name="pageLayout2" draw:style-name="a936">
        <draw:frame draw:id="id32" presentation:style-name="a909" draw:name="Espace réservé de l'en-tête 1" svg:x="0in" svg:y="0in" svg:width="3.25in" svg:height="0.50174in" presentation:class="header" presentation:placeholder="false">
          <draw:text-box>
            <text:p text:style-name="a908" text:class-names="" text:cond-style-name=""><text:span text:style-name="a907" text:class-names=""/></text:p>
          </draw:text-box>
          <svg:title/>
          <svg:desc/>
        </draw:frame>
        <draw:frame draw:id="id33" presentation:style-name="a913" draw:name="Espace réservé de la date 2" svg:x="4.24826in" svg:y="0in" svg:width="3.25in" svg:height="0.50174in" presentation:class="date-time" presentation:placeholder="false">
          <draw:text-box>
            <text:p text:style-name="a912" text:class-names="" text:cond-style-name=""><text:span text:style-name="a910" text:class-names=""><text:date text:fixed="false" style:data-style-name="a911">04/10/2019</text:date></text:span></text:p>
          </draw:text-box>
          <svg:title/>
          <svg:desc/>
        </draw:frame>
        <draw:page-thumbnail svg:x="0.75in" svg:y="1.25in" svg:width="6in" svg:height="3.375in" presentation:class="page" draw:id="id34" presentation:style-name="a914" draw:name="Espace réservé de l'image des diapositives 3">
          <svg:title/>
          <svg:desc/>
        </draw:page-thumbnail>
        <draw:frame draw:id="id35" presentation:style-name="a929" draw:name="Espace réservé des notes 4" svg:x="0.75in" svg:y="4.8125in" svg:width="6in" svg:height="3.9375in" presentation:class="notes" presentation:placeholder="false">
          <draw:text-box>
            <text:p text:style-name="a916" text:class-names="" text:cond-style-name=""><text:span text:style-name="a915" text:class-names="">Cliquez pour modifier les styles du texte du masque</text:span></text:p>
            <text:list text:style-name="a919">
              <text:list-item>
                <text:list text:style-name="a919">
                  <text:list-item>
                    <text:p text:style-name="a918" text:class-names="" text:cond-style-name=""><text:span text:style-name="a917" text:class-names="">Deuxième niveau</text:span></text:p>
                  </text:list-item>
                </text:list>
              </text:list-item>
            </text:list>
            <text:list text:style-name="a922">
              <text:list-item>
                <text:list text:style-name="a922">
                  <text:list-item>
                    <text:list text:style-name="a922">
                      <text:list-item>
                        <text:p text:style-name="a921" text:class-names="" text:cond-style-name=""><text:span text:style-name="a920" text:class-names="">Troisième niveau</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Quatrième niveau</text:span></text:p>
                          </text:list-item>
                        </text:list>
                      </text:list-item>
                    </text:list>
                  </text:list-item>
                </text:list>
              </text:list-item>
            </text:list>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Cinquième niveau</text:span></text:p>
                              </text:list-item>
                            </text:list>
                          </text:list-item>
                        </text:list>
                      </text:list-item>
                    </text:list>
                  </text:list-item>
                </text:list>
              </text:list-item>
            </text:list>
          </draw:text-box>
          <svg:title/>
          <svg:desc/>
        </draw:frame>
        <draw:frame draw:id="id36" presentation:style-name="a932" draw:name="Espace réservé du pied de page 5" svg:x="0in" svg:y="9.49826in" svg:width="3.25in" svg:height="0.50174in" presentation:class="footer" presentation:placeholder="false">
          <draw:text-box>
            <text:p text:style-name="a931" text:class-names="" text:cond-style-name=""><text:span text:style-name="a930" text:class-names=""/></text:p>
          </draw:text-box>
          <svg:title/>
          <svg:desc/>
        </draw:frame>
        <draw:frame draw:id="id37" presentation:style-name="a935" draw:name="Espace réservé du numéro de diapositive 6" svg:x="4.24826in" svg:y="9.49826in" svg:width="3.25in" svg:height="0.50174in" presentation:class="page-number" presentation:placeholder="false">
          <draw:text-box>
            <text:p text:style-name="a934" text:class-names="" text:cond-style-name=""><text:span text:style-name="a933" text:class-names=""><text:page-number style:num-format="1" text:fixed="false"/></text:span></text:p>
          </draw:text-box>
          <svg:title/>
          <svg:desc/>
        </draw:frame>
      </presentation:notes>
    </style:master-page>
    <style:master-page style:name="Master1-Layout14-cust-Vrai-ou-faux" style:page-layout-name="pageLayout1" draw:style-name="a938">
      <draw:frame draw:id="id125" presentation:style-name="a942" draw:name="Title 1" svg:x="2.8316in" svg:y="0.68614in" svg:width="9.75in" svg:height="3.14963in" presentation:class="title" presentation:placeholder="false">
        <draw:text-box>
          <text:p text:style-name="a941" text:class-names="" text:cond-style-name=""><text:span text:style-name="a939" text:class-names="">Modifiez le style du titre</text:span><text:span text:style-name="a940" text:class-names=""/></text:p>
        </draw:text-box>
        <svg:title/>
        <svg:desc/>
      </draw:frame>
      <draw:frame draw:id="id126" presentation:style-name="a946" draw:name="Text Placeholder 9" svg:x="2.8316in" svg:y="4.75in" svg:width="9.75in" svg:height="0.91667in" presentation:class="outline" presentation:placeholder="false">
        <draw:text-box>
          <text:list text:style-name="a945">
            <text:list-item>
              <text:p text:style-name="a944" text:class-names="" text:cond-style-name=""><text:span text:style-name="a943" text:class-names="">Cliquez pour modifier les styles du texte du masque</text:span></text:p>
            </text:list-item>
          </text:list>
        </draw:text-box>
        <svg:title/>
        <svg:desc/>
      </draw:frame>
      <draw:frame draw:id="id127" presentation:style-name="a950" draw:name="Text Placeholder 3" svg:x="2.8316in" svg:y="5.66667in" svg:width="9.75in" svg:height="0.79792in" presentation:class="outline" presentation:placeholder="false">
        <draw:text-box>
          <text:list text:style-name="a949">
            <text:list-item>
              <text:p text:style-name="a948" text:class-names="" text:cond-style-name=""><text:span text:style-name="a947" text:class-names="">Cliquez pour modifier les styles du texte du masque</text:span></text:p>
            </text:list-item>
          </text:list>
        </draw:text-box>
        <svg:title/>
        <svg:desc/>
      </draw:frame>
      <draw:frame draw:id="id128" presentation:style-name="a954" draw:name="Date Placeholder 4" svg:x="11.3316in" svg:y="6.70433in" svg:width="1.25359in" svg:height="0.40507in" presentation:class="date-time" presentation:placeholder="false">
        <draw:text-box>
          <text:p text:style-name="a953" text:class-names="" text:cond-style-name=""><text:span text:style-name="a951" text:class-names=""><text:date text:fixed="false" style:data-style-name="a952">10/4/2019</text:date></text:span></text:p>
        </draw:text-box>
        <svg:title/>
        <svg:desc/>
      </draw:frame>
      <draw:frame draw:id="id129" presentation:style-name="a957" draw:name="Footer Placeholder 5" svg:x="2.8316in" svg:y="6.7102in" svg:width="8.33333in" svg:height="0.39931in" presentation:class="footer" presentation:placeholder="false">
        <draw:text-box>
          <text:p text:style-name="a956" text:class-names="" text:cond-style-name=""><text:span text:style-name="a955" text:class-names=""/></text:p>
        </draw:text-box>
        <svg:title/>
        <svg:desc/>
      </draw:frame>
      <draw:custom-shape svg:x="-0.00458in" svg:y="5.37153in" svg:width="1.73723in" svg:height="0.55479in" draw:id="id130" draw:style-name="a960" draw:name="Freeform 11">
        <svg:title/>
        <svg:desc/>
        <text:p text:style-name="a959" text:class-names="" text:cond-style-name=""><text:span text:style-name="a95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31" presentation:style-name="a963" draw:name="Slide Number Placeholder 6" svg:x="0.5816in" svg:y="5.44957in" svg:width="0.85276in" svg:height="0.39931in" presentation:class="page-number" presentation:placeholder="false">
        <draw:text-box>
          <text:p text:style-name="a962" text:class-names="" text:cond-style-name=""><text:span text:style-name="a961" text:class-names=""><text:page-number style:num-format="1" text:fixed="false"/></text:span></text:p>
        </draw:text-box>
        <svg:title/>
        <svg:desc/>
      </draw:frame>
      <presentation:notes style:page-layout-name="pageLayout2" draw:style-name="a993">
        <draw:frame draw:id="id32" presentation:style-name="a966" draw:name="Espace réservé de l'en-tête 1" svg:x="0in" svg:y="0in" svg:width="3.25in" svg:height="0.50174in" presentation:class="header" presentation:placeholder="false">
          <draw:text-box>
            <text:p text:style-name="a965" text:class-names="" text:cond-style-name=""><text:span text:style-name="a964" text:class-names=""/></text:p>
          </draw:text-box>
          <svg:title/>
          <svg:desc/>
        </draw:frame>
        <draw:frame draw:id="id33" presentation:style-name="a970" draw:name="Espace réservé de la date 2" svg:x="4.24826in" svg:y="0in" svg:width="3.25in" svg:height="0.50174in" presentation:class="date-time" presentation:placeholder="false">
          <draw:text-box>
            <text:p text:style-name="a969" text:class-names="" text:cond-style-name=""><text:span text:style-name="a967" text:class-names=""><text:date text:fixed="false" style:data-style-name="a968">04/10/2019</text:date></text:span></text:p>
          </draw:text-box>
          <svg:title/>
          <svg:desc/>
        </draw:frame>
        <draw:page-thumbnail svg:x="0.75in" svg:y="1.25in" svg:width="6in" svg:height="3.375in" presentation:class="page" draw:id="id34" presentation:style-name="a971" draw:name="Espace réservé de l'image des diapositives 3">
          <svg:title/>
          <svg:desc/>
        </draw:page-thumbnail>
        <draw:frame draw:id="id35" presentation:style-name="a986" draw:name="Espace réservé des notes 4" svg:x="0.75in" svg:y="4.8125in" svg:width="6in" svg:height="3.9375in" presentation:class="notes" presentation:placeholder="false">
          <draw:text-box>
            <text:p text:style-name="a973" text:class-names="" text:cond-style-name=""><text:span text:style-name="a972" text:class-names="">Cliquez pour modifier les styles du texte du masque</text:span></text:p>
            <text:list text:style-name="a976">
              <text:list-item>
                <text:list text:style-name="a976">
                  <text:list-item>
                    <text:p text:style-name="a975" text:class-names="" text:cond-style-name=""><text:span text:style-name="a974" text:class-names="">Deuxième niveau</text:span></text:p>
                  </text:list-item>
                </text:list>
              </text:list-item>
            </text:list>
            <text:list text:style-name="a979">
              <text:list-item>
                <text:list text:style-name="a979">
                  <text:list-item>
                    <text:list text:style-name="a979">
                      <text:list-item>
                        <text:p text:style-name="a978" text:class-names="" text:cond-style-name=""><text:span text:style-name="a977" text:class-names="">Troisième niveau</text:span></text:p>
                      </text:list-item>
                    </text:list>
                  </text:list-item>
                </text:list>
              </text:list-item>
            </text:list>
            <text:list text:style-name="a982">
              <text:list-item>
                <text:list text:style-name="a982">
                  <text:list-item>
                    <text:list text:style-name="a982">
                      <text:list-item>
                        <text:list text:style-name="a982">
                          <text:list-item>
                            <text:p text:style-name="a981" text:class-names="" text:cond-style-name=""><text:span text:style-name="a980" text:class-names="">Quatrième niveau</text:span></text:p>
                          </text:list-item>
                        </text:list>
                      </text:list-item>
                    </text:list>
                  </text:list-item>
                </text:list>
              </text:list-item>
            </text:list>
            <text:list text:style-name="a985">
              <text:list-item>
                <text:list text:style-name="a985">
                  <text:list-item>
                    <text:list text:style-name="a985">
                      <text:list-item>
                        <text:list text:style-name="a985">
                          <text:list-item>
                            <text:list text:style-name="a985">
                              <text:list-item>
                                <text:p text:style-name="a984" text:class-names="" text:cond-style-name=""><text:span text:style-name="a983" text:class-names="">Cinquième niveau</text:span></text:p>
                              </text:list-item>
                            </text:list>
                          </text:list-item>
                        </text:list>
                      </text:list-item>
                    </text:list>
                  </text:list-item>
                </text:list>
              </text:list-item>
            </text:list>
          </draw:text-box>
          <svg:title/>
          <svg:desc/>
        </draw:frame>
        <draw:frame draw:id="id36" presentation:style-name="a989" draw:name="Espace réservé du pied de page 5" svg:x="0in" svg:y="9.49826in" svg:width="3.25in" svg:height="0.50174in" presentation:class="footer" presentation:placeholder="false">
          <draw:text-box>
            <text:p text:style-name="a988" text:class-names="" text:cond-style-name=""><text:span text:style-name="a987" text:class-names=""/></text:p>
          </draw:text-box>
          <svg:title/>
          <svg:desc/>
        </draw:frame>
        <draw:frame draw:id="id37" presentation:style-name="a992" draw:name="Espace réservé du numéro de diapositive 6" svg:x="4.24826in" svg:y="9.49826in" svg:width="3.25in" svg:height="0.50174in" presentation:class="page-number" presentation:placeholder="false">
          <draw:text-box>
            <text:p text:style-name="a991" text:class-names="" text:cond-style-name=""><text:span text:style-name="a990" text:class-names=""><text:page-number style:num-format="1" text:fixed="false"/></text:span></text:p>
          </draw:text-box>
          <svg:title/>
          <svg:desc/>
        </draw:frame>
      </presentation:notes>
    </style:master-page>
    <style:master-page style:name="Master1-Layout15-vertTx-Titre-et-texte-vertical" style:page-layout-name="pageLayout1" draw:style-name="a995">
      <draw:frame draw:id="id132" presentation:style-name="a999" draw:name="Title 1" svg:x="2.83566in" svg:y="0.68253in" svg:width="9.74594in" svg:height="1.4008in" presentation:class="title" presentation:placeholder="false">
        <draw:text-box>
          <text:p text:style-name="a998" text:class-names="" text:cond-style-name=""><text:span text:style-name="a996" text:class-names="">Modifiez le style du titre</text:span><text:span text:style-name="a997" text:class-names=""/></text:p>
        </draw:text-box>
        <svg:title/>
        <svg:desc/>
      </draw:frame>
      <draw:frame draw:id="id133" presentation:style-name="a1016" draw:name="Vertical Text Placeholder 2" svg:x="2.8316in" svg:y="2.33333in" svg:width="9.75in" svg:height="4.25in" presentation:class="outline" presentation:placeholder="false">
        <draw:text-box>
          <text:list text:style-name="a1002">
            <text:list-item>
              <text:p text:style-name="a1001" text:class-names="" text:cond-style-name=""><text:span text:style-name="a1000" text:class-names="">Cliquez pour modifier les styles du texte du masque</text:span></text:p>
            </text:list-item>
          </text:list>
          <text:list text:style-name="a1005">
            <text:list-item>
              <text:list text:style-name="a1005">
                <text:list-item>
                  <text:p text:style-name="a1004" text:class-names="" text:cond-style-name=""><text:span text:style-name="a1003" text:class-names="">Deuxième niveau</text:span></text:p>
                </text:list-item>
              </text:list>
            </text:list-item>
          </text:list>
          <text:list text:style-name="a1008">
            <text:list-item>
              <text:list text:style-name="a1008">
                <text:list-item>
                  <text:list text:style-name="a1008">
                    <text:list-item>
                      <text:p text:style-name="a1007" text:class-names="" text:cond-style-name=""><text:span text:style-name="a1006" text:class-names="">Troisième niveau</text:span></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9" text:class-names="">Quatrième niveau</text:span></text:p>
                        </text:list-item>
                      </text:list>
                    </text:list-item>
                  </text:list>
                </text:list-item>
              </text:list>
            </text:list-item>
          </text:list>
          <text:list text:style-name="a1015">
            <text:list-item>
              <text:list text:style-name="a1015">
                <text:list-item>
                  <text:list text:style-name="a1015">
                    <text:list-item>
                      <text:list text:style-name="a1015">
                        <text:list-item>
                          <text:list text:style-name="a1015">
                            <text:list-item>
                              <text:p text:style-name="a1014" text:class-names="" text:cond-style-name=""><text:span text:style-name="a1012" text:class-names="">Cinquième niveau</text:span><text:span text:style-name="a1013" text:class-names=""/></text:p>
                            </text:list-item>
                          </text:list>
                        </text:list-item>
                      </text:list>
                    </text:list-item>
                  </text:list>
                </text:list-item>
              </text:list>
            </text:list-item>
          </text:list>
        </draw:text-box>
        <svg:title/>
        <svg:desc/>
      </draw:frame>
      <draw:frame draw:id="id134" presentation:style-name="a1020" draw:name="Date Placeholder 3" svg:x="11.3316in" svg:y="6.70433in" svg:width="1.25359in" svg:height="0.40507in" presentation:class="date-time" presentation:placeholder="false">
        <draw:text-box>
          <text:p text:style-name="a1019" text:class-names="" text:cond-style-name=""><text:span text:style-name="a1017" text:class-names=""><text:date text:fixed="false" style:data-style-name="a1018">10/4/2019</text:date></text:span></text:p>
        </draw:text-box>
        <svg:title/>
        <svg:desc/>
      </draw:frame>
      <draw:frame draw:id="id135" presentation:style-name="a1023" draw:name="Footer Placeholder 4" svg:x="2.8316in" svg:y="6.7102in" svg:width="8.33333in" svg:height="0.39931in" presentation:class="footer" presentation:placeholder="false">
        <draw:text-box>
          <text:p text:style-name="a1022" text:class-names="" text:cond-style-name=""><text:span text:style-name="a1021" text:class-names=""/></text:p>
        </draw:text-box>
        <svg:title/>
        <svg:desc/>
      </draw:frame>
      <draw:custom-shape svg:x="-0.00458in" svg:y="0.78125in" svg:width="1.73723in" svg:height="0.55479in" draw:id="id136" draw:style-name="a1026" draw:name="Freeform 11">
        <svg:title/>
        <svg:desc/>
        <text:p text:style-name="a1025" text:class-names="" text:cond-style-name=""><text:span text:style-name="a102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37" presentation:style-name="a1029" draw:name="Slide Number Placeholder 5" svg:x="0.5816in" svg:y="0.86153in" svg:width="0.85276in" svg:height="0.39931in" presentation:class="page-number" presentation:placeholder="false">
        <draw:text-box>
          <text:p text:style-name="a1028" text:class-names="" text:cond-style-name=""><text:span text:style-name="a1027" text:class-names=""><text:page-number style:num-format="1" text:fixed="false"/></text:span></text:p>
        </draw:text-box>
        <svg:title/>
        <svg:desc/>
      </draw:frame>
      <presentation:notes style:page-layout-name="pageLayout2" draw:style-name="a1059">
        <draw:frame draw:id="id32" presentation:style-name="a1032" draw:name="Espace réservé de l'en-tête 1" svg:x="0in" svg:y="0in" svg:width="3.25in" svg:height="0.50174in" presentation:class="header" presentation:placeholder="false">
          <draw:text-box>
            <text:p text:style-name="a1031" text:class-names="" text:cond-style-name=""><text:span text:style-name="a1030" text:class-names=""/></text:p>
          </draw:text-box>
          <svg:title/>
          <svg:desc/>
        </draw:frame>
        <draw:frame draw:id="id33" presentation:style-name="a1036" draw:name="Espace réservé de la date 2" svg:x="4.24826in" svg:y="0in" svg:width="3.25in" svg:height="0.50174in" presentation:class="date-time" presentation:placeholder="false">
          <draw:text-box>
            <text:p text:style-name="a1035" text:class-names="" text:cond-style-name=""><text:span text:style-name="a1033" text:class-names=""><text:date text:fixed="false" style:data-style-name="a1034">04/10/2019</text:date></text:span></text:p>
          </draw:text-box>
          <svg:title/>
          <svg:desc/>
        </draw:frame>
        <draw:page-thumbnail svg:x="0.75in" svg:y="1.25in" svg:width="6in" svg:height="3.375in" presentation:class="page" draw:id="id34" presentation:style-name="a1037" draw:name="Espace réservé de l'image des diapositives 3">
          <svg:title/>
          <svg:desc/>
        </draw:page-thumbnail>
        <draw:frame draw:id="id35" presentation:style-name="a1052" draw:name="Espace réservé des notes 4" svg:x="0.75in" svg:y="4.8125in" svg:width="6in" svg:height="3.9375in" presentation:class="notes" presentation:placeholder="false">
          <draw:text-box>
            <text:p text:style-name="a1039" text:class-names="" text:cond-style-name=""><text:span text:style-name="a1038" text:class-names="">Cliquez pour modifier les styles du texte du masque</text:span></text:p>
            <text:list text:style-name="a1042">
              <text:list-item>
                <text:list text:style-name="a1042">
                  <text:list-item>
                    <text:p text:style-name="a1041" text:class-names="" text:cond-style-name=""><text:span text:style-name="a1040" text:class-names="">Deuxième niveau</text:span></text:p>
                  </text:list-item>
                </text:list>
              </text:list-item>
            </text:list>
            <text:list text:style-name="a1045">
              <text:list-item>
                <text:list text:style-name="a1045">
                  <text:list-item>
                    <text:list text:style-name="a1045">
                      <text:list-item>
                        <text:p text:style-name="a1044" text:class-names="" text:cond-style-name=""><text:span text:style-name="a1043" text:class-names="">Troisième niveau</text:span></text:p>
                      </text:list-item>
                    </text:list>
                  </text:list-item>
                </text:list>
              </text:list-item>
            </text:list>
            <text:list text:style-name="a1048">
              <text:list-item>
                <text:list text:style-name="a1048">
                  <text:list-item>
                    <text:list text:style-name="a1048">
                      <text:list-item>
                        <text:list text:style-name="a1048">
                          <text:list-item>
                            <text:p text:style-name="a1047" text:class-names="" text:cond-style-name=""><text:span text:style-name="a1046" text:class-names="">Quatrième niveau</text:span></text:p>
                          </text:list-item>
                        </text:list>
                      </text:list-item>
                    </text:list>
                  </text:list-item>
                </text:list>
              </text:list-item>
            </text:list>
            <text:list text:style-name="a1051">
              <text:list-item>
                <text:list text:style-name="a1051">
                  <text:list-item>
                    <text:list text:style-name="a1051">
                      <text:list-item>
                        <text:list text:style-name="a1051">
                          <text:list-item>
                            <text:list text:style-name="a1051">
                              <text:list-item>
                                <text:p text:style-name="a1050" text:class-names="" text:cond-style-name=""><text:span text:style-name="a1049" text:class-names="">Cinquième niveau</text:span></text:p>
                              </text:list-item>
                            </text:list>
                          </text:list-item>
                        </text:list>
                      </text:list-item>
                    </text:list>
                  </text:list-item>
                </text:list>
              </text:list-item>
            </text:list>
          </draw:text-box>
          <svg:title/>
          <svg:desc/>
        </draw:frame>
        <draw:frame draw:id="id36" presentation:style-name="a1055" draw:name="Espace réservé du pied de page 5" svg:x="0in" svg:y="9.49826in" svg:width="3.25in" svg:height="0.50174in" presentation:class="footer" presentation:placeholder="false">
          <draw:text-box>
            <text:p text:style-name="a1054" text:class-names="" text:cond-style-name=""><text:span text:style-name="a1053" text:class-names=""/></text:p>
          </draw:text-box>
          <svg:title/>
          <svg:desc/>
        </draw:frame>
        <draw:frame draw:id="id37" presentation:style-name="a1058" draw:name="Espace réservé du numéro de diapositive 6" svg:x="4.24826in" svg:y="9.49826in" svg:width="3.25in" svg:height="0.50174in" presentation:class="page-number" presentation:placeholder="false">
          <draw:text-box>
            <text:p text:style-name="a1057" text:class-names="" text:cond-style-name=""><text:span text:style-name="a1056" text:class-names=""><text:page-number style:num-format="1" text:fixed="false"/></text:span></text:p>
          </draw:text-box>
          <svg:title/>
          <svg:desc/>
        </draw:frame>
      </presentation:notes>
    </style:master-page>
    <style:master-page style:name="Master1-Layout16-vertTitleAndTx-Titre-vertical-et-texte" style:page-layout-name="pageLayout1" draw:style-name="a1061">
      <draw:frame draw:id="id138" presentation:style-name="a1065" draw:name="Vertical Title 1" svg:x="10.16493in" svg:y="0.68614in" svg:width="2.41426in" svg:height="5.77845in" presentation:class="title" presentation:placeholder="false">
        <draw:text-box>
          <text:p text:style-name="a1064" text:class-names="" text:cond-style-name=""><text:span text:style-name="a1062" text:class-names="">Modifiez le style du titre</text:span><text:span text:style-name="a1063" text:class-names=""/></text:p>
        </draw:text-box>
        <svg:title/>
        <svg:desc/>
      </draw:frame>
      <draw:frame draw:id="id139" presentation:style-name="a1082" draw:name="Vertical Text Placeholder 2" svg:x="2.8316in" svg:y="0.68614in" svg:width="7.08333in" svg:height="5.77845in" presentation:class="outline" presentation:placeholder="false">
        <draw:text-box>
          <text:list text:style-name="a1068">
            <text:list-item>
              <text:p text:style-name="a1067" text:class-names="" text:cond-style-name=""><text:span text:style-name="a1066" text:class-names="">Cliquez pour modifier les styles du texte du masque</text:span></text:p>
            </text:list-item>
          </text:list>
          <text:list text:style-name="a1071">
            <text:list-item>
              <text:list text:style-name="a1071">
                <text:list-item>
                  <text:p text:style-name="a1070" text:class-names="" text:cond-style-name=""><text:span text:style-name="a1069" text:class-names="">Deuxième niveau</text:span></text:p>
                </text:list-item>
              </text:list>
            </text:list-item>
          </text:list>
          <text:list text:style-name="a1074">
            <text:list-item>
              <text:list text:style-name="a1074">
                <text:list-item>
                  <text:list text:style-name="a1074">
                    <text:list-item>
                      <text:p text:style-name="a1073" text:class-names="" text:cond-style-name=""><text:span text:style-name="a1072" text:class-names="">Troisième niveau</text:span></text:p>
                    </text:list-item>
                  </text:list>
                </text:list-item>
              </text:list>
            </text:list-item>
          </text:list>
          <text:list text:style-name="a1077">
            <text:list-item>
              <text:list text:style-name="a1077">
                <text:list-item>
                  <text:list text:style-name="a1077">
                    <text:list-item>
                      <text:list text:style-name="a1077">
                        <text:list-item>
                          <text:p text:style-name="a1076" text:class-names="" text:cond-style-name=""><text:span text:style-name="a1075" text:class-names="">Quatrième niveau</text:span></text:p>
                        </text:list-item>
                      </text:list>
                    </text:list-item>
                  </text:list>
                </text:list-item>
              </text:list>
            </text:list-item>
          </text:list>
          <text:list text:style-name="a1081">
            <text:list-item>
              <text:list text:style-name="a1081">
                <text:list-item>
                  <text:list text:style-name="a1081">
                    <text:list-item>
                      <text:list text:style-name="a1081">
                        <text:list-item>
                          <text:list text:style-name="a1081">
                            <text:list-item>
                              <text:p text:style-name="a1080" text:class-names="" text:cond-style-name=""><text:span text:style-name="a1078" text:class-names="">Cinquième niveau</text:span><text:span text:style-name="a1079" text:class-names=""/></text:p>
                            </text:list-item>
                          </text:list>
                        </text:list-item>
                      </text:list>
                    </text:list-item>
                  </text:list>
                </text:list-item>
              </text:list>
            </text:list-item>
          </text:list>
        </draw:text-box>
        <svg:title/>
        <svg:desc/>
      </draw:frame>
      <draw:frame draw:id="id140" presentation:style-name="a1086" draw:name="Date Placeholder 3" svg:x="11.3316in" svg:y="6.70433in" svg:width="1.25359in" svg:height="0.40507in" presentation:class="date-time" presentation:placeholder="false">
        <draw:text-box>
          <text:p text:style-name="a1085" text:class-names="" text:cond-style-name=""><text:span text:style-name="a1083" text:class-names=""><text:date text:fixed="false" style:data-style-name="a1084">10/4/2019</text:date></text:span></text:p>
        </draw:text-box>
        <svg:title/>
        <svg:desc/>
      </draw:frame>
      <draw:frame draw:id="id141" presentation:style-name="a1089" draw:name="Footer Placeholder 4" svg:x="2.8316in" svg:y="6.7102in" svg:width="8.33333in" svg:height="0.39931in" presentation:class="footer" presentation:placeholder="false">
        <draw:text-box>
          <text:p text:style-name="a1088" text:class-names="" text:cond-style-name=""><text:span text:style-name="a1087" text:class-names=""/></text:p>
        </draw:text-box>
        <svg:title/>
        <svg:desc/>
      </draw:frame>
      <draw:custom-shape svg:x="-0.00458in" svg:y="0.78125in" svg:width="1.73723in" svg:height="0.55479in" draw:id="id142" draw:style-name="a1092" draw:name="Freeform 11">
        <svg:title/>
        <svg:desc/>
        <text:p text:style-name="a1091" text:class-names="" text:cond-style-name=""><text:span text:style-name="a109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3" presentation:style-name="a1095" draw:name="Slide Number Placeholder 5" svg:x="0.5816in" svg:y="0.86153in" svg:width="0.85276in" svg:height="0.39931in" presentation:class="page-number" presentation:placeholder="false">
        <draw:text-box>
          <text:p text:style-name="a1094" text:class-names="" text:cond-style-name=""><text:span text:style-name="a1093" text:class-names=""><text:page-number style:num-format="1" text:fixed="false"/></text:span></text:p>
        </draw:text-box>
        <svg:title/>
        <svg:desc/>
      </draw:frame>
      <presentation:notes style:page-layout-name="pageLayout2" draw:style-name="a1125">
        <draw:frame draw:id="id32" presentation:style-name="a1098" draw:name="Espace réservé de l'en-tête 1" svg:x="0in" svg:y="0in" svg:width="3.25in" svg:height="0.50174in" presentation:class="header" presentation:placeholder="false">
          <draw:text-box>
            <text:p text:style-name="a1097" text:class-names="" text:cond-style-name=""><text:span text:style-name="a1096" text:class-names=""/></text:p>
          </draw:text-box>
          <svg:title/>
          <svg:desc/>
        </draw:frame>
        <draw:frame draw:id="id33" presentation:style-name="a1102" draw:name="Espace réservé de la date 2" svg:x="4.24826in" svg:y="0in" svg:width="3.25in" svg:height="0.50174in" presentation:class="date-time" presentation:placeholder="false">
          <draw:text-box>
            <text:p text:style-name="a1101" text:class-names="" text:cond-style-name=""><text:span text:style-name="a1099" text:class-names=""><text:date text:fixed="false" style:data-style-name="a1100">04/10/2019</text:date></text:span></text:p>
          </draw:text-box>
          <svg:title/>
          <svg:desc/>
        </draw:frame>
        <draw:page-thumbnail svg:x="0.75in" svg:y="1.25in" svg:width="6in" svg:height="3.375in" presentation:class="page" draw:id="id34" presentation:style-name="a1103" draw:name="Espace réservé de l'image des diapositives 3">
          <svg:title/>
          <svg:desc/>
        </draw:page-thumbnail>
        <draw:frame draw:id="id35" presentation:style-name="a1118" draw:name="Espace réservé des notes 4" svg:x="0.75in" svg:y="4.8125in" svg:width="6in" svg:height="3.9375in" presentation:class="notes" presentation:placeholder="false">
          <draw:text-box>
            <text:p text:style-name="a1105" text:class-names="" text:cond-style-name=""><text:span text:style-name="a1104" text:class-names="">Cliquez pour modifier les styles du texte du masque</text:span></text:p>
            <text:list text:style-name="a1108">
              <text:list-item>
                <text:list text:style-name="a1108">
                  <text:list-item>
                    <text:p text:style-name="a1107" text:class-names="" text:cond-style-name=""><text:span text:style-name="a1106" text:class-names="">Deuxième niveau</text:span></text:p>
                  </text:list-item>
                </text:list>
              </text:list-item>
            </text:list>
            <text:list text:style-name="a1111">
              <text:list-item>
                <text:list text:style-name="a1111">
                  <text:list-item>
                    <text:list text:style-name="a1111">
                      <text:list-item>
                        <text:p text:style-name="a1110" text:class-names="" text:cond-style-name=""><text:span text:style-name="a1109" text:class-names="">Troisième niveau</text:span></text:p>
                      </text:list-item>
                    </text:list>
                  </text:list-item>
                </text:list>
              </text:list-item>
            </text:list>
            <text:list text:style-name="a1114">
              <text:list-item>
                <text:list text:style-name="a1114">
                  <text:list-item>
                    <text:list text:style-name="a1114">
                      <text:list-item>
                        <text:list text:style-name="a1114">
                          <text:list-item>
                            <text:p text:style-name="a1113" text:class-names="" text:cond-style-name=""><text:span text:style-name="a1112" text:class-names="">Quatrième niveau</text:span></text:p>
                          </text:list-item>
                        </text:list>
                      </text:list-item>
                    </text:list>
                  </text:list-item>
                </text:list>
              </text:list-item>
            </text:list>
            <text:list text:style-name="a1117">
              <text:list-item>
                <text:list text:style-name="a1117">
                  <text:list-item>
                    <text:list text:style-name="a1117">
                      <text:list-item>
                        <text:list text:style-name="a1117">
                          <text:list-item>
                            <text:list text:style-name="a1117">
                              <text:list-item>
                                <text:p text:style-name="a1116" text:class-names="" text:cond-style-name=""><text:span text:style-name="a1115" text:class-names="">Cinquième niveau</text:span></text:p>
                              </text:list-item>
                            </text:list>
                          </text:list-item>
                        </text:list>
                      </text:list-item>
                    </text:list>
                  </text:list-item>
                </text:list>
              </text:list-item>
            </text:list>
          </draw:text-box>
          <svg:title/>
          <svg:desc/>
        </draw:frame>
        <draw:frame draw:id="id36" presentation:style-name="a1121" draw:name="Espace réservé du pied de page 5" svg:x="0in" svg:y="9.49826in" svg:width="3.25in" svg:height="0.50174in" presentation:class="footer" presentation:placeholder="false">
          <draw:text-box>
            <text:p text:style-name="a1120" text:class-names="" text:cond-style-name=""><text:span text:style-name="a1119" text:class-names=""/></text:p>
          </draw:text-box>
          <svg:title/>
          <svg:desc/>
        </draw:frame>
        <draw:frame draw:id="id37" presentation:style-name="a1124" draw:name="Espace réservé du numéro de diapositive 6" svg:x="4.24826in" svg:y="9.49826in" svg:width="3.25in" svg:height="0.50174in" presentation:class="page-number" presentation:placeholder="false">
          <draw:text-box>
            <text:p text:style-name="a1123" text:class-names="" text:cond-style-name=""><text:span text:style-name="a112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Administrateur</meta:initial-creator>
    <dc:creator>Nassim LAIDI</dc:creator>
    <meta:creation-date>2019-05-17T20:39:26Z</meta:creation-date>
    <dc:date>2019-10-03T22:11:24Z</dc:date>
    <meta:template xlink:href="Wisp" xlink:type="simple"/>
    <meta:editing-cycles>6</meta:editing-cycles>
    <meta:editing-duration>PT21929S</meta:editing-duration>
    <meta:document-statistic meta:paragraph-count="63" meta:word-count="128"/>
  </office:meta>
</office:document-meta>
</file>